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063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2571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36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21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21">
      <style:table-cell-properties fo:background-color="#00cc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transparen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order-bottom="none" fo:background-color="#00cc00" fo:border-left="none" fo:border-right="0.06pt solid #000000" fo:border-top="non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</office:automatic-styles>
  <office:body>
    <office:spreadsheet>
      <table:table table:name="english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number-columns-repeated="12" table:default-cell-style-name="Default"/>
        <table:table-column table:style-name="co4" table:number-columns-repeated="3" table:default-cell-style-name="ce18"/>
        <table:table-column table:style-name="co4" table:number-columns-repeated="25" table:default-cell-style-name="Default"/>
        <table:table-column table:style-name="co4" table:number-columns-repeated="3" table:default-cell-style-name="ce18"/>
        <table:table-column table:style-name="co4" table:number-columns-repeated="3" table:default-cell-style-name="Default"/>
        <table:table-column table:style-name="co5" table:number-columns-repeated="969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English: In-Domain (Closed Track)</text:p>
          </table:table-cell>
          <table:covered-table-cell table:number-columns-repeated="2"/>
          <table:covered-table-cell table:style-name="ce7"/>
          <table:covered-table-cell table:style-name="ce11"/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covered-table-cell table:style-name="ce11"/>
          <table:covered-table-cell table:number-columns-repeated="10" table:style-name="ce21"/>
          <table:covered-table-cell table:style-name="ce23"/>
          <table:covered-table-cell table:number-columns-repeated="16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4"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 table:style-name="ce9" table:formula="of:=([.G4]+[.X4]+[.AI4])/3" office:value-type="float" office:value="0.853343333333333" calcext:value-type="float">
            <text:p>0.8533</text:p>
          </table:table-cell>
          <table:table-cell table:style-name="ce12" office:value-type="float" office:value="0.909347" calcext:value-type="float">
            <text:p>0.9093</text:p>
          </table:table-cell>
          <table:table-cell table:style-name="ce12" office:value-type="float" office:value="0.873212" calcext:value-type="float">
            <text:p>0.8732</text:p>
          </table:table-cell>
          <table:table-cell table:style-name="ce14" office:value-type="float" office:value="0.890913" calcext:value-type="float">
            <text:p>0.8909</text:p>
          </table:table-cell>
          <table:table-cell table:style-name="ce12" office:value-type="float" office:value="0.270213" calcext:value-type="float">
            <text:p>0.2702</text:p>
          </table:table-cell>
          <table:table-cell table:style-name="ce12" office:value-type="float" office:value="0.923826" calcext:value-type="float">
            <text:p>0.9238</text:p>
          </table:table-cell>
          <table:table-cell table:style-name="ce12" office:value-type="float" office:value="0.887116" calcext:value-type="float">
            <text:p>0.8871</text:p>
          </table:table-cell>
          <table:table-cell table:style-name="ce14" office:value-type="float" office:value="0.905099" calcext:value-type="float">
            <text:p>0.9051</text:p>
          </table:table-cell>
          <table:table-cell table:style-name="ce12" office:value-type="float" office:value="0.301418" calcext:value-type="float">
            <text:p>0.3014</text:p>
          </table:table-cell>
          <table:table-cell table:style-name="ce12" office:value-type="float" office:value="0.686426" calcext:value-type="float">
            <text:p>0.6864</text:p>
          </table:table-cell>
          <table:table-cell table:style-name="ce12" office:value-type="float" office:value="0.669558" calcext:value-type="float">
            <text:p>0.6696</text:p>
          </table:table-cell>
          <table:table-cell table:style-name="ce14" office:value-type="float" office:value="0.677887" calcext:value-type="float">
            <text:p>0.6779</text:p>
          </table:table-cell>
          <table:table-cell table:style-name="ce17" office:value-type="float" office:value="0.832839" calcext:value-type="float">
            <text:p>0.8328</text:p>
          </table:table-cell>
          <table:table-cell table:style-name="ce17" office:value-type="float" office:value="0.812374" calcext:value-type="float">
            <text:p>0.8124</text:p>
          </table:table-cell>
          <table:table-cell table:style-name="ce17" office:value-type="float" office:value="0.822479" calcext:value-type="float">
            <text:p>0.8225</text:p>
          </table:table-cell>
          <table:table-cell table:style-name="ce12" office:value-type="float" office:value="0.638708" calcext:value-type="float">
            <text:p>0.6387</text:p>
          </table:table-cell>
          <table:table-cell table:style-name="ce12" office:value-type="float" office:value="0.623012" calcext:value-type="float">
            <text:p>0.6230</text:p>
          </table:table-cell>
          <table:table-cell table:style-name="ce20" office:value-type="float" office:value="0.630762" calcext:value-type="float">
            <text:p>0.6308</text:p>
          </table:table-cell>
          <table:table-cell table:style-name="ce12" office:value-type="float" office:value="0.928977" calcext:value-type="float">
            <text:p>0.9290</text:p>
          </table:table-cell>
          <table:table-cell table:style-name="ce12" office:value-type="float" office:value="0.896707" calcext:value-type="float">
            <text:p>0.8967</text:p>
          </table:table-cell>
          <table:table-cell table:style-name="ce14" office:value-type="float" office:value="0.912557" calcext:value-type="float">
            <text:p>0.9126</text:p>
          </table:table-cell>
          <table:table-cell table:style-name="ce12" office:value-type="float" office:value="0.302837" calcext:value-type="float">
            <text:p>0.3028</text:p>
          </table:table-cell>
          <table:table-cell table:style-name="ce12" office:value-type="float" office:value="0.941005" calcext:value-type="float">
            <text:p>0.9410</text:p>
          </table:table-cell>
          <table:table-cell table:style-name="ce12" office:value-type="float" office:value="0.908317" calcext:value-type="float">
            <text:p>0.9083</text:p>
          </table:table-cell>
          <table:table-cell table:style-name="ce14" office:value-type="float" office:value="0.924372" calcext:value-type="float">
            <text:p>0.9244</text:p>
          </table:table-cell>
          <table:table-cell table:style-name="ce12" office:value-type="float" office:value="0.320567" calcext:value-type="float">
            <text:p>0.3206</text:p>
          </table:table-cell>
          <table:table-cell table:style-name="ce12" office:value-type="float" office:value="0.802691" calcext:value-type="float">
            <text:p>0.8027</text:p>
          </table:table-cell>
          <table:table-cell table:style-name="ce12" office:value-type="float" office:value="0.779331" calcext:value-type="float">
            <text:p>0.7793</text:p>
          </table:table-cell>
          <table:table-cell table:style-name="ce9" office:value-type="float" office:value="0.790838" calcext:value-type="float">
            <text:p>0.7908</text:p>
          </table:table-cell>
          <table:table-cell table:style-name="ce12" office:value-type="float" office:value="0.785977" calcext:value-type="float">
            <text:p>0.7860</text:p>
          </table:table-cell>
          <table:table-cell table:style-name="ce12" office:value-type="float" office:value="0.729266" calcext:value-type="float">
            <text:p>0.7293</text:p>
          </table:table-cell>
          <table:table-cell table:style-name="ce12" office:value-type="float" office:value="0.75656" calcext:value-type="float">
            <text:p>0.7566</text:p>
          </table:table-cell>
          <table:table-cell table:style-name="ce14" office:value-type="float" office:value="0.087234" calcext:value-type="float">
            <text:p>0.0872</text:p>
          </table:table-cell>
          <table:table-cell table:style-name="ce12" office:value-type="float" office:value="0.921121" calcext:value-type="float">
            <text:p>0.9211</text:p>
          </table:table-cell>
          <table:table-cell table:style-name="ce12" office:value-type="float" office:value="0.854659" calcext:value-type="float">
            <text:p>0.8547</text:p>
          </table:table-cell>
          <table:table-cell table:style-name="ce12" office:value-type="float" office:value="0.886646" calcext:value-type="float">
            <text:p>0.8866</text:p>
          </table:table-cell>
          <table:table-cell table:style-name="ce12" office:value-type="float" office:value="0.292199" calcext:value-type="float">
            <text:p>0.2922</text:p>
          </table:table-cell>
          <table:table-cell table:style-name="ce12" office:value-type="float" office:value="0.631623" calcext:value-type="float">
            <text:p>0.6316</text:p>
          </table:table-cell>
          <table:table-cell table:style-name="ce12" office:value-type="float" office:value="0.628627" calcext:value-type="float">
            <text:p>0.6286</text:p>
          </table:table-cell>
          <table:table-cell table:style-name="ce12" office:value-type="float" office:value="0.630122" calcext:value-type="float">
            <text:p>0.6301</text:p>
          </table:table-cell>
          <table:table-cell table:style-name="ce17" office:value-type="float" office:value="0.714606" calcext:value-type="float">
            <text:p>0.7146</text:p>
          </table:table-cell>
          <table:table-cell table:style-name="ce17" office:value-type="float" office:value="0.711217" calcext:value-type="float">
            <text:p>0.7112</text:p>
          </table:table-cell>
          <table:table-cell table:style-name="ce17" office:value-type="float" office:value="0.712907" calcext:value-type="float">
            <text:p>0.7129</text:p>
          </table:table-cell>
          <table:table-cell table:style-name="ce12" office:value-type="float" office:value="0.500701" calcext:value-type="float">
            <text:p>0.5007</text:p>
          </table:table-cell>
          <table:table-cell table:style-name="ce12" office:value-type="float" office:value="0.498326" calcext:value-type="float">
            <text:p>0.4983</text:p>
          </table:table-cell>
          <table:table-cell table:style-name="ce9" office:value-type="float" office:value="0.499511" calcext:value-type="float">
            <text:p>0.4995</text:p>
          </table:table-cell>
          <table:table-cell table:number-columns-repeated="9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table:style-name="ce9" table:formula="of:=([.G5]+[.X5]+[.AI5])/3" office:value-type="float" office:value="0.851537666666667" calcext:value-type="float">
            <text:p>0.8515</text:p>
          </table:table-cell>
          <table:table-cell table:style-name="ce12" office:value-type="float" office:value="0.898445" calcext:value-type="float">
            <text:p>0.8984</text:p>
          </table:table-cell>
          <table:table-cell table:style-name="ce12" office:value-type="float" office:value="0.866401" calcext:value-type="float">
            <text:p>0.8664</text:p>
          </table:table-cell>
          <table:table-cell table:style-name="ce12" office:value-type="float" office:value="0.882132" calcext:value-type="float">
            <text:p>0.8821</text:p>
          </table:table-cell>
          <table:table-cell table:style-name="ce12" office:value-type="float" office:value="0.221986" calcext:value-type="float">
            <text:p>0.2220</text:p>
          </table:table-cell>
          <table:table-cell table:style-name="ce12" office:value-type="float" office:value="0.911317" calcext:value-type="float">
            <text:p>0.9113</text:p>
          </table:table-cell>
          <table:table-cell table:style-name="ce12" office:value-type="float" office:value="0.878814" calcext:value-type="float">
            <text:p>0.8788</text:p>
          </table:table-cell>
          <table:table-cell table:style-name="ce12" office:value-type="float" office:value="0.89477" calcext:value-type="float">
            <text:p>0.8948</text:p>
          </table:table-cell>
          <table:table-cell table:style-name="ce12" office:value-type="float" office:value="0.243262" calcext:value-type="float">
            <text:p>0.2433</text:p>
          </table:table-cell>
          <table:table-cell table:style-name="ce12" office:value-type="float" office:value="0.678174" calcext:value-type="float">
            <text:p>0.6782</text:p>
          </table:table-cell>
          <table:table-cell table:style-name="ce12" office:value-type="float" office:value="0.670136" calcext:value-type="float">
            <text:p>0.6701</text:p>
          </table:table-cell>
          <table:table-cell table:style-name="ce12" office:value-type="float" office:value="0.674131" calcext:value-type="float">
            <text:p>0.6741</text:p>
          </table:table-cell>
          <table:table-cell table:style-name="ce17" office:value-type="float" office:value="0.001463" calcext:value-type="float">
            <text:p>0.0015</text:p>
          </table:table-cell>
          <table:table-cell table:style-name="ce17" office:value-type="float" office:value="0.001446" calcext:value-type="float">
            <text:p>0.0014</text:p>
          </table:table-cell>
          <table:table-cell table:style-name="ce17" office:value-type="float" office:value="0.001454" calcext:value-type="float">
            <text:p>0.0015</text:p>
          </table:table-cell>
          <table:table-cell table:style-name="ce12" office:value-type="float" office:value="0.001463" calcext:value-type="float">
            <text:p>0.0015</text:p>
          </table:table-cell>
          <table:table-cell table:style-name="ce12" office:value-type="float" office:value="0.001446" calcext:value-type="float">
            <text:p>0.0014</text:p>
          </table:table-cell>
          <table:table-cell table:style-name="ce9" office:value-type="float" office:value="0.001454" calcext:value-type="float">
            <text:p>0.0015</text:p>
          </table:table-cell>
          <table:table-cell table:style-name="ce12" office:value-type="float" office:value="0.918746" calcext:value-type="float">
            <text:p>0.9187</text:p>
          </table:table-cell>
          <table:table-cell table:style-name="ce12" office:value-type="float" office:value="0.899158" calcext:value-type="float">
            <text:p>0.8992</text:p>
          </table:table-cell>
          <table:table-cell table:style-name="ce12" office:value-type="float" office:value="0.908846" calcext:value-type="float">
            <text:p>0.9088</text:p>
          </table:table-cell>
          <table:table-cell table:style-name="ce12" office:value-type="float" office:value="0.309929" calcext:value-type="float">
            <text:p>0.3099</text:p>
          </table:table-cell>
          <table:table-cell table:style-name="ce12" office:value-type="float" office:value="0.931234" calcext:value-type="float">
            <text:p>0.9312</text:p>
          </table:table-cell>
          <table:table-cell table:style-name="ce12" office:value-type="float" office:value="0.91138" calcext:value-type="float">
            <text:p>0.9114</text:p>
          </table:table-cell>
          <table:table-cell table:style-name="ce12" office:value-type="float" office:value="0.9212" calcext:value-type="float">
            <text:p>0.9212</text:p>
          </table:table-cell>
          <table:table-cell table:style-name="ce12" office:value-type="float" office:value="0.331915" calcext:value-type="float">
            <text:p>0.3319</text:p>
          </table:table-cell>
          <table:table-cell table:style-name="ce12" office:value-type="float" office:value="0.820406" calcext:value-type="float">
            <text:p>0.8204</text:p>
          </table:table-cell>
          <table:table-cell table:style-name="ce12" office:value-type="float" office:value="0.81439" calcext:value-type="float">
            <text:p>0.8144</text:p>
          </table:table-cell>
          <table:table-cell table:style-name="ce20" office:value-type="float" office:value="0.817387" calcext:value-type="float">
            <text:p>0.8174</text:p>
          </table:table-cell>
          <table:table-cell table:style-name="ce12" office:value-type="float" office:value="0.786238" calcext:value-type="float">
            <text:p>0.7862</text:p>
          </table:table-cell>
          <table:table-cell table:style-name="ce12" office:value-type="float" office:value="0.742295" calcext:value-type="float">
            <text:p>0.7423</text:p>
          </table:table-cell>
          <table:table-cell table:style-name="ce14" office:value-type="float" office:value="0.763635" calcext:value-type="float">
            <text:p>0.7636</text:p>
          </table:table-cell>
          <table:table-cell table:style-name="ce14" office:value-type="float" office:value="0.087234" calcext:value-type="float">
            <text:p>0.0872</text:p>
          </table:table-cell>
          <table:table-cell table:style-name="ce12" office:value-type="float" office:value="0.898306" calcext:value-type="float">
            <text:p>0.8983</text:p>
          </table:table-cell>
          <table:table-cell table:style-name="ce12" office:value-type="float" office:value="0.8481" calcext:value-type="float">
            <text:p>0.8481</text:p>
          </table:table-cell>
          <table:table-cell table:style-name="ce12" office:value-type="float" office:value="0.872481" calcext:value-type="float">
            <text:p>0.8725</text:p>
          </table:table-cell>
          <table:table-cell table:style-name="ce12" office:value-type="float" office:value="0.243972" calcext:value-type="float">
            <text:p>0.2440</text:p>
          </table:table-cell>
          <table:table-cell table:style-name="ce12" office:value-type="float" office:value="0.646501" calcext:value-type="float">
            <text:p>0.6465</text:p>
          </table:table-cell>
          <table:table-cell table:style-name="ce12" office:value-type="float" office:value="0.647042" calcext:value-type="float">
            <text:p>0.6470</text:p>
          </table:table-cell>
          <table:table-cell table:style-name="ce14" office:value-type="float" office:value="0.646772" calcext:value-type="float">
            <text:p>0.6468</text:p>
          </table:table-cell>
          <table:table-cell table:number-columns-repeated="3" table:style-name="ce17" office:value-type="float" office:value="0.000558" calcext:value-type="float">
            <text:p>0.0006</text:p>
          </table:table-cell>
          <table:table-cell table:number-columns-repeated="2" table:style-name="ce12" office:value-type="float" office:value="0.000279" calcext:value-type="float">
            <text:p>0.0003</text:p>
          </table:table-cell>
          <table:table-cell table:style-name="ce9" office:value-type="float" office:value="0.000279" calcext:value-type="float">
            <text:p>0.000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Peking</text:p>
          </table:table-cell>
          <table:table-cell office:value-type="float" office:value="1" calcext:value-type="float">
            <text:p>1</text:p>
          </table:table-cell>
          <table:table-cell table:style-name="ce9" table:formula="of:=([.G6]+[.X6]+[.AI6])/3" office:value-type="float" office:value="0.848167" calcext:value-type="float">
            <text:p>0.8482</text:p>
          </table:table-cell>
          <table:table-cell table:style-name="ce12" office:value-type="float" office:value="0.903583" calcext:value-type="float">
            <text:p>0.9036</text:p>
          </table:table-cell>
          <table:table-cell table:style-name="ce12" office:value-type="float" office:value="0.870955" calcext:value-type="float">
            <text:p>0.8710</text:p>
          </table:table-cell>
          <table:table-cell table:style-name="ce12" office:value-type="float" office:value="0.886969" calcext:value-type="float">
            <text:p>0.8870</text:p>
          </table:table-cell>
          <table:table-cell table:style-name="ce12" office:value-type="float" office:value="0.253901" calcext:value-type="float">
            <text:p>0.2539</text:p>
          </table:table-cell>
          <table:table-cell table:style-name="ce12" office:value-type="float" office:value="0.918426" calcext:value-type="float">
            <text:p>0.9184</text:p>
          </table:table-cell>
          <table:table-cell table:style-name="ce12" office:value-type="float" office:value="0.885262" calcext:value-type="float">
            <text:p>0.8853</text:p>
          </table:table-cell>
          <table:table-cell table:style-name="ce12" office:value-type="float" office:value="0.901539" calcext:value-type="float">
            <text:p>0.9015</text:p>
          </table:table-cell>
          <table:table-cell table:style-name="ce12" office:value-type="float" office:value="0.287234" calcext:value-type="float">
            <text:p>0.2872</text:p>
          </table:table-cell>
          <table:table-cell table:style-name="ce12" office:value-type="float" office:value="0.659751" calcext:value-type="float">
            <text:p>0.6598</text:p>
          </table:table-cell>
          <table:table-cell table:style-name="ce12" office:value-type="float" office:value="0.643539" calcext:value-type="float">
            <text:p>0.6435</text:p>
          </table:table-cell>
          <table:table-cell table:style-name="ce12" office:value-type="float" office:value="0.651544" calcext:value-type="float">
            <text:p>0.6515</text:p>
          </table:table-cell>
          <table:table-cell table:style-name="ce17" office:value-type="float" office:value="0.831357" calcext:value-type="float">
            <text:p>0.8314</text:p>
          </table:table-cell>
          <table:table-cell table:style-name="ce17" office:value-type="float" office:value="0.810928" calcext:value-type="float">
            <text:p>0.8109</text:p>
          </table:table-cell>
          <table:table-cell table:style-name="ce17" office:value-type="float" office:value="0.821016" calcext:value-type="float">
            <text:p>0.8210</text:p>
          </table:table-cell>
          <table:table-cell table:style-name="ce12" office:value-type="float" office:value="0.613515" calcext:value-type="float">
            <text:p>0.6135</text:p>
          </table:table-cell>
          <table:table-cell table:style-name="ce12" office:value-type="float" office:value="0.598439" calcext:value-type="float">
            <text:p>0.5984</text:p>
          </table:table-cell>
          <table:table-cell table:style-name="ce9" office:value-type="float" office:value="0.605883" calcext:value-type="float">
            <text:p>0.6059</text:p>
          </table:table-cell>
          <table:table-cell table:style-name="ce12" office:value-type="float" office:value="0.926428" calcext:value-type="float">
            <text:p>0.9264</text:p>
          </table:table-cell>
          <table:table-cell table:style-name="ce12" office:value-type="float" office:value="0.88718" calcext:value-type="float">
            <text:p>0.8872</text:p>
          </table:table-cell>
          <table:table-cell table:style-name="ce12" office:value-type="float" office:value="0.90638" calcext:value-type="float">
            <text:p>0.9064</text:p>
          </table:table-cell>
          <table:table-cell table:style-name="ce12" office:value-type="float" office:value="0.243262" calcext:value-type="float">
            <text:p>0.2433</text:p>
          </table:table-cell>
          <table:table-cell table:style-name="ce12" office:value-type="float" office:value="0.938744" calcext:value-type="float">
            <text:p>0.9387</text:p>
          </table:table-cell>
          <table:table-cell table:style-name="ce12" office:value-type="float" office:value="0.898974" calcext:value-type="float">
            <text:p>0.8990</text:p>
          </table:table-cell>
          <table:table-cell table:style-name="ce12" office:value-type="float" office:value="0.918428" calcext:value-type="float">
            <text:p>0.9184</text:p>
          </table:table-cell>
          <table:table-cell table:style-name="ce12" office:value-type="float" office:value="0.257447" calcext:value-type="float">
            <text:p>0.2574</text:p>
          </table:table-cell>
          <table:table-cell table:style-name="ce12" office:value-type="float" office:value="0.780737" calcext:value-type="float">
            <text:p>0.7807</text:p>
          </table:table-cell>
          <table:table-cell table:style-name="ce12" office:value-type="float" office:value="0.752291" calcext:value-type="float">
            <text:p>0.7523</text:p>
          </table:table-cell>
          <table:table-cell table:style-name="ce9" office:value-type="float" office:value="0.76625" calcext:value-type="float">
            <text:p>0.7663</text:p>
          </table:table-cell>
          <table:table-cell table:style-name="ce12" office:value-type="float" office:value="0.779108" calcext:value-type="float">
            <text:p>0.7791</text:p>
          </table:table-cell>
          <table:table-cell table:style-name="ce12" office:value-type="float" office:value="0.725133" calcext:value-type="float">
            <text:p>0.7251</text:p>
          </table:table-cell>
          <table:table-cell table:style-name="ce12" office:value-type="float" office:value="0.751152" calcext:value-type="float">
            <text:p>0.7512</text:p>
          </table:table-cell>
          <table:table-cell table:style-name="ce12" office:value-type="float" office:value="0.08227" calcext:value-type="float">
            <text:p>0.0823</text:p>
          </table:table-cell>
          <table:table-cell table:style-name="ce12" office:value-type="float" office:value="0.914897" calcext:value-type="float">
            <text:p>0.9149</text:p>
          </table:table-cell>
          <table:table-cell table:style-name="ce12" office:value-type="float" office:value="0.851514" calcext:value-type="float">
            <text:p>0.8515</text:p>
          </table:table-cell>
          <table:table-cell table:style-name="ce14" office:value-type="float" office:value="0.882068" calcext:value-type="float">
            <text:p>0.8821</text:p>
          </table:table-cell>
          <table:table-cell table:style-name="ce12" office:value-type="float" office:value="0.271631" calcext:value-type="float">
            <text:p>0.2716</text:p>
          </table:table-cell>
          <table:table-cell table:style-name="ce12" office:value-type="float" office:value="0.611626" calcext:value-type="float">
            <text:p>0.6116</text:p>
          </table:table-cell>
          <table:table-cell table:style-name="ce12" office:value-type="float" office:value="0.607701" calcext:value-type="float">
            <text:p>0.6077</text:p>
          </table:table-cell>
          <table:table-cell table:style-name="ce12" office:value-type="float" office:value="0.609657" calcext:value-type="float">
            <text:p>0.6097</text:p>
          </table:table-cell>
          <table:table-cell table:style-name="ce17" office:value-type="float" office:value="0.713283" calcext:value-type="float">
            <text:p>0.7133</text:p>
          </table:table-cell>
          <table:table-cell table:style-name="ce17" office:value-type="float" office:value="0.708705" calcext:value-type="float">
            <text:p>0.7087</text:p>
          </table:table-cell>
          <table:table-cell table:style-name="ce17" office:value-type="float" office:value="0.710987" calcext:value-type="float">
            <text:p>0.7110</text:p>
          </table:table-cell>
          <table:table-cell table:style-name="ce12" office:value-type="float" office:value="0.486942" calcext:value-type="float">
            <text:p>0.4869</text:p>
          </table:table-cell>
          <table:table-cell table:style-name="ce12" office:value-type="float" office:value="0.483817" calcext:value-type="float">
            <text:p>0.4838</text:p>
          </table:table-cell>
          <table:table-cell table:style-name="ce9" office:value-type="float" office:value="0.485374" calcext:value-type="float">
            <text:p>0.4854</text:p>
          </table:table-cell>
          <table:table-cell table:number-columns-repeated="9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table:style-name="ce9" table:formula="of:=([.G7]+[.X7]+[.AI7])/3" office:value-type="float" office:value="0.839978" calcext:value-type="float">
            <text:p>0.8400</text:p>
          </table:table-cell>
          <table:table-cell table:style-name="ce12" office:value-type="float" office:value="0.885679" calcext:value-type="float">
            <text:p>0.8857</text:p>
          </table:table-cell>
          <table:table-cell table:style-name="ce12" office:value-type="float" office:value="0.872365" calcext:value-type="float">
            <text:p>0.8724</text:p>
          </table:table-cell>
          <table:table-cell table:style-name="ce12" office:value-type="float" office:value="0.878972" calcext:value-type="float">
            <text:p>0.8790</text:p>
          </table:table-cell>
          <table:table-cell table:style-name="ce14" office:value-type="float" office:value="0.27305" calcext:value-type="float">
            <text:p>0.2731</text:p>
          </table:table-cell>
          <table:table-cell table:style-name="ce12" office:value-type="float" office:value="0.90135" calcext:value-type="float">
            <text:p>0.9014</text:p>
          </table:table-cell>
          <table:table-cell table:style-name="ce12" office:value-type="float" office:value="0.887801" calcext:value-type="float">
            <text:p>0.8878</text:p>
          </table:table-cell>
          <table:table-cell table:style-name="ce12" office:value-type="float" office:value="0.894524" calcext:value-type="float">
            <text:p>0.8945</text:p>
          </table:table-cell>
          <table:table-cell table:style-name="ce12" office:value-type="float" office:value="0.315603" calcext:value-type="float">
            <text:p>0.3156</text:p>
          </table:table-cell>
          <table:table-cell table:style-name="ce12" office:value-type="float" office:value="0.660234" calcext:value-type="float">
            <text:p>0.6602</text:p>
          </table:table-cell>
          <table:table-cell table:style-name="ce12" office:value-type="float" office:value="0.65279" calcext:value-type="float">
            <text:p>0.6528</text:p>
          </table:table-cell>
          <table:table-cell table:style-name="ce12" office:value-type="float" office:value="0.656491" calcext:value-type="float">
            <text:p>0.6565</text:p>
          </table:table-cell>
          <table:table-cell table:style-name="ce17" office:value-type="float" office:value="0.800585" calcext:value-type="float">
            <text:p>0.8006</text:p>
          </table:table-cell>
          <table:table-cell table:style-name="ce17" office:value-type="float" office:value="0.791558" calcext:value-type="float">
            <text:p>0.7916</text:p>
          </table:table-cell>
          <table:table-cell table:style-name="ce17" office:value-type="float" office:value="0.796046" calcext:value-type="float">
            <text:p>0.7960</text:p>
          </table:table-cell>
          <table:table-cell table:style-name="ce12" office:value-type="float" office:value="0.584503" calcext:value-type="float">
            <text:p>0.5845</text:p>
          </table:table-cell>
          <table:table-cell table:style-name="ce12" office:value-type="float" office:value="0.577913" calcext:value-type="float">
            <text:p>0.5779</text:p>
          </table:table-cell>
          <table:table-cell table:style-name="ce9" office:value-type="float" office:value="0.581189" calcext:value-type="float">
            <text:p>0.5812</text:p>
          </table:table-cell>
          <table:table-cell table:style-name="ce12" office:value-type="float" office:value="0.914972" calcext:value-type="float">
            <text:p>0.9150</text:p>
          </table:table-cell>
          <table:table-cell table:style-name="ce12" office:value-type="float" office:value="0.90023" calcext:value-type="float">
            <text:p>0.9002</text:p>
          </table:table-cell>
          <table:table-cell table:style-name="ce12" office:value-type="float" office:value="0.907541" calcext:value-type="float">
            <text:p>0.9075</text:p>
          </table:table-cell>
          <table:table-cell table:style-name="ce14" office:value-type="float" office:value="0.356028" calcext:value-type="float">
            <text:p>0.3560</text:p>
          </table:table-cell>
          <table:table-cell table:style-name="ce12" office:value-type="float" office:value="0.927737" calcext:value-type="float">
            <text:p>0.9277</text:p>
          </table:table-cell>
          <table:table-cell table:style-name="ce12" office:value-type="float" office:value="0.912789" calcext:value-type="float">
            <text:p>0.9128</text:p>
          </table:table-cell>
          <table:table-cell table:style-name="ce12" office:value-type="float" office:value="0.920203" calcext:value-type="float">
            <text:p>0.9202</text:p>
          </table:table-cell>
          <table:table-cell table:style-name="ce12" office:value-type="float" office:value="0.378014" calcext:value-type="float">
            <text:p>0.3780</text:p>
          </table:table-cell>
          <table:table-cell table:style-name="ce12" office:value-type="float" office:value="0.804539" calcext:value-type="float">
            <text:p>0.8045</text:p>
          </table:table-cell>
          <table:table-cell table:style-name="ce12" office:value-type="float" office:value="0.796059" calcext:value-type="float">
            <text:p>0.7961</text:p>
          </table:table-cell>
          <table:table-cell table:style-name="ce9" office:value-type="float" office:value="0.800276" calcext:value-type="float">
            <text:p>0.8003</text:p>
          </table:table-cell>
          <table:table-cell table:style-name="ce12" office:value-type="float" office:value="0.752541" calcext:value-type="float">
            <text:p>0.7525</text:p>
          </table:table-cell>
          <table:table-cell table:style-name="ce12" office:value-type="float" office:value="0.715248" calcext:value-type="float">
            <text:p>0.7152</text:p>
          </table:table-cell>
          <table:table-cell table:style-name="ce12" office:value-type="float" office:value="0.733421" calcext:value-type="float">
            <text:p>0.7334</text:p>
          </table:table-cell>
          <table:table-cell table:style-name="ce12" office:value-type="float" office:value="0.085106" calcext:value-type="float">
            <text:p>0.0851</text:p>
          </table:table-cell>
          <table:table-cell table:style-name="ce12" office:value-type="float" office:value="0.89005" calcext:value-type="float">
            <text:p>0.8901</text:p>
          </table:table-cell>
          <table:table-cell table:style-name="ce12" office:value-type="float" office:value="0.845943" calcext:value-type="float">
            <text:p>0.8459</text:p>
          </table:table-cell>
          <table:table-cell table:style-name="ce12" office:value-type="float" office:value="0.867436" calcext:value-type="float">
            <text:p>0.8674</text:p>
          </table:table-cell>
          <table:table-cell table:style-name="ce12" office:value-type="float" office:value="0.286525" calcext:value-type="float">
            <text:p>0.2865</text:p>
          </table:table-cell>
          <table:table-cell table:style-name="ce12" office:value-type="float" office:value="0.611637" calcext:value-type="float">
            <text:p>0.6116</text:p>
          </table:table-cell>
          <table:table-cell table:style-name="ce12" office:value-type="float" office:value="0.613002" calcext:value-type="float">
            <text:p>0.6130</text:p>
          </table:table-cell>
          <table:table-cell table:style-name="ce12" office:value-type="float" office:value="0.612319" calcext:value-type="float">
            <text:p>0.6123</text:p>
          </table:table-cell>
          <table:table-cell table:style-name="ce17" office:value-type="float" office:value="0.791759" calcext:value-type="float">
            <text:p>0.7918</text:p>
          </table:table-cell>
          <table:table-cell table:style-name="ce17" office:value-type="float" office:value="0.793527" calcext:value-type="float">
            <text:p>0.7935</text:p>
          </table:table-cell>
          <table:table-cell table:style-name="ce17" office:value-type="float" office:value="0.792642" calcext:value-type="float">
            <text:p>0.7926</text:p>
          </table:table-cell>
          <table:table-cell table:style-name="ce12" office:value-type="float" office:value="0.524777" calcext:value-type="float">
            <text:p>0.5248</text:p>
          </table:table-cell>
          <table:table-cell table:style-name="ce12" office:value-type="float" office:value="0.525949" calcext:value-type="float">
            <text:p>0.5259</text:p>
          </table:table-cell>
          <table:table-cell table:style-name="ce20" office:value-type="float" office:value="0.525362" calcext:value-type="float">
            <text:p>0.525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  <table:table-cell table:style-name="ce9" table:formula="of:=([.G8]+[.X8]+[.AI8])/3" office:value-type="float" office:value="0.836342" calcext:value-type="float">
            <text:p>0.8363</text:p>
          </table:table-cell>
          <table:table-cell table:style-name="ce12" office:value-type="float" office:value="0.873578" calcext:value-type="float">
            <text:p>0.8736</text:p>
          </table:table-cell>
          <table:table-cell table:style-name="ce12" office:value-type="float" office:value="0.876113" calcext:value-type="float">
            <text:p>0.8761</text:p>
          </table:table-cell>
          <table:table-cell table:style-name="ce12" office:value-type="float" office:value="0.874844" calcext:value-type="float">
            <text:p>0.8748</text:p>
          </table:table-cell>
          <table:table-cell table:style-name="ce12" office:value-type="float" office:value="0.243262" calcext:value-type="float">
            <text:p>0.2433</text:p>
          </table:table-cell>
          <table:table-cell table:style-name="ce12" office:value-type="float" office:value="0.888567" calcext:value-type="float">
            <text:p>0.8886</text:p>
          </table:table-cell>
          <table:table-cell table:style-name="ce12" office:value-type="float" office:value="0.891146" calcext:value-type="float">
            <text:p>0.8911</text:p>
          </table:table-cell>
          <table:table-cell table:style-name="ce12" office:value-type="float" office:value="0.889855" calcext:value-type="float">
            <text:p>0.8899</text:p>
          </table:table-cell>
          <table:table-cell table:style-name="ce12" office:value-type="float" office:value="0.275177" calcext:value-type="float">
            <text:p>0.2752</text:p>
          </table:table-cell>
          <table:table-cell table:style-name="ce12" office:value-type="float" office:value="0.640394" calcext:value-type="float">
            <text:p>0.6404</text:p>
          </table:table-cell>
          <table:table-cell table:style-name="ce12" office:value-type="float" office:value="0.638913" calcext:value-type="float">
            <text:p>0.6389</text:p>
          </table:table-cell>
          <table:table-cell table:style-name="ce12" office:value-type="float" office:value="0.639653" calcext:value-type="float">
            <text:p>0.6397</text:p>
          </table:table-cell>
          <table:table-cell table:style-name="ce17" office:value-type="float" office:value="0.79745" calcext:value-type="float">
            <text:p>0.7975</text:p>
          </table:table-cell>
          <table:table-cell table:style-name="ce17" office:value-type="float" office:value="0.795606" calcext:value-type="float">
            <text:p>0.7956</text:p>
          </table:table-cell>
          <table:table-cell table:style-name="ce17" office:value-type="float" office:value="0.796527" calcext:value-type="float">
            <text:p>0.7965</text:p>
          </table:table-cell>
          <table:table-cell table:style-name="ce12" office:value-type="float" office:value="0.565633" calcext:value-type="float">
            <text:p>0.5656</text:p>
          </table:table-cell>
          <table:table-cell table:style-name="ce12" office:value-type="float" office:value="0.564325" calcext:value-type="float">
            <text:p>0.5643</text:p>
          </table:table-cell>
          <table:table-cell table:style-name="ce9" office:value-type="float" office:value="0.564978" calcext:value-type="float">
            <text:p>0.5650</text:p>
          </table:table-cell>
          <table:table-cell table:style-name="ce12" office:value-type="float" office:value="0.933857" calcext:value-type="float">
            <text:p>0.9339</text:p>
          </table:table-cell>
          <table:table-cell table:style-name="ce12" office:value-type="float" office:value="0.866289" calcext:value-type="float">
            <text:p>0.8663</text:p>
          </table:table-cell>
          <table:table-cell table:style-name="ce12" office:value-type="float" office:value="0.898805" calcext:value-type="float">
            <text:p>0.8988</text:p>
          </table:table-cell>
          <table:table-cell table:style-name="ce12" office:value-type="float" office:value="0.238298" calcext:value-type="float">
            <text:p>0.2383</text:p>
          </table:table-cell>
          <table:table-cell table:style-name="ce12" office:value-type="float" office:value="0.946009" calcext:value-type="float">
            <text:p>0.9460</text:p>
          </table:table-cell>
          <table:table-cell table:style-name="ce12" office:value-type="float" office:value="0.877562" calcext:value-type="float">
            <text:p>0.8776</text:p>
          </table:table-cell>
          <table:table-cell table:style-name="ce12" office:value-type="float" office:value="0.910501" calcext:value-type="float">
            <text:p>0.9105</text:p>
          </table:table-cell>
          <table:table-cell table:style-name="ce12" office:value-type="float" office:value="0.248227" calcext:value-type="float">
            <text:p>0.2482</text:p>
          </table:table-cell>
          <table:table-cell table:style-name="ce12" office:value-type="float" office:value="0.763433" calcext:value-type="float">
            <text:p>0.7634</text:p>
          </table:table-cell>
          <table:table-cell table:style-name="ce12" office:value-type="float" office:value="0.735793" calcext:value-type="float">
            <text:p>0.7358</text:p>
          </table:table-cell>
          <table:table-cell table:style-name="ce9" office:value-type="float" office:value="0.749358" calcext:value-type="float">
            <text:p>0.7494</text:p>
          </table:table-cell>
          <table:table-cell table:style-name="ce12" office:value-type="float" office:value="0.759099" calcext:value-type="float">
            <text:p>0.7591</text:p>
          </table:table-cell>
          <table:table-cell table:style-name="ce12" office:value-type="float" office:value="0.713092" calcext:value-type="float">
            <text:p>0.7131</text:p>
          </table:table-cell>
          <table:table-cell table:style-name="ce12" office:value-type="float" office:value="0.735377" calcext:value-type="float">
            <text:p>0.7354</text:p>
          </table:table-cell>
          <table:table-cell table:style-name="ce12" office:value-type="float" office:value="0.083688" calcext:value-type="float">
            <text:p>0.0837</text:p>
          </table:table-cell>
          <table:table-cell table:style-name="ce12" office:value-type="float" office:value="0.892008" calcext:value-type="float">
            <text:p>0.8920</text:p>
          </table:table-cell>
          <table:table-cell table:style-name="ce12" office:value-type="float" office:value="0.837946" calcext:value-type="float">
            <text:p>0.8379</text:p>
          </table:table-cell>
          <table:table-cell table:style-name="ce12" office:value-type="float" office:value="0.864132" calcext:value-type="float">
            <text:p>0.8641</text:p>
          </table:table-cell>
          <table:table-cell table:style-name="ce12" office:value-type="float" office:value="0.265957" calcext:value-type="float">
            <text:p>0.2660</text:p>
          </table:table-cell>
          <table:table-cell table:style-name="ce12" office:value-type="float" office:value="0.611096" calcext:value-type="float">
            <text:p>0.6111</text:p>
          </table:table-cell>
          <table:table-cell table:style-name="ce12" office:value-type="float" office:value="0.611607" calcext:value-type="float">
            <text:p>0.6116</text:p>
          </table:table-cell>
          <table:table-cell table:style-name="ce12" office:value-type="float" office:value="0.611351" calcext:value-type="float">
            <text:p>0.6114</text:p>
          </table:table-cell>
          <table:table-cell table:style-name="ce17" office:value-type="float" office:value="0.792863" calcext:value-type="float">
            <text:p>0.7929</text:p>
          </table:table-cell>
          <table:table-cell table:style-name="ce17" office:value-type="float" office:value="0.793527" calcext:value-type="float">
            <text:p>0.7935</text:p>
          </table:table-cell>
          <table:table-cell table:style-name="ce17" office:value-type="float" office:value="0.793195" calcext:value-type="float">
            <text:p>0.7932</text:p>
          </table:table-cell>
          <table:table-cell table:style-name="ce12" office:value-type="float" office:value="0.524672" calcext:value-type="float">
            <text:p>0.5247</text:p>
          </table:table-cell>
          <table:table-cell table:style-name="ce12" office:value-type="float" office:value="0.525112" calcext:value-type="float">
            <text:p>0.5251</text:p>
          </table:table-cell>
          <table:table-cell table:style-name="ce9" office:value-type="float" office:value="0.524892" calcext:value-type="float">
            <text:p>0.5249</text:p>
          </table:table-cell>
          <table:table-cell table:number-columns-repeated="9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insk</text:p>
          </table:table-cell>
          <table:table-cell office:value-type="float" office:value="1" calcext:value-type="float">
            <text:p>1</text:p>
          </table:table-cell>
          <table:table-cell table:style-name="ce9" table:formula="of:=([.G9]+[.X9]+[.AI9])/3" office:value-type="float" office:value="0.807377666666667" calcext:value-type="float">
            <text:p>0.8074</text:p>
          </table:table-cell>
          <table:table-cell table:style-name="ce12" office:value-type="float" office:value="0.862837" calcext:value-type="float">
            <text:p>0.8628</text:p>
          </table:table-cell>
          <table:table-cell table:style-name="ce12" office:value-type="float" office:value="0.8209" calcext:value-type="float">
            <text:p>0.8209</text:p>
          </table:table-cell>
          <table:table-cell table:style-name="ce12" office:value-type="float" office:value="0.841347" calcext:value-type="float">
            <text:p>0.8413</text:p>
          </table:table-cell>
          <table:table-cell table:style-name="ce12" office:value-type="float" office:value="0.143262" calcext:value-type="float">
            <text:p>0.1433</text:p>
          </table:table-cell>
          <table:table-cell table:style-name="ce12" office:value-type="float" office:value="0.879188" calcext:value-type="float">
            <text:p>0.8792</text:p>
          </table:table-cell>
          <table:table-cell table:style-name="ce12" office:value-type="float" office:value="0.836457" calcext:value-type="float">
            <text:p>0.8365</text:p>
          </table:table-cell>
          <table:table-cell table:style-name="ce12" office:value-type="float" office:value="0.85729" calcext:value-type="float">
            <text:p>0.8573</text:p>
          </table:table-cell>
          <table:table-cell table:style-name="ce12" office:value-type="float" office:value="0.157447" calcext:value-type="float">
            <text:p>0.1574</text:p>
          </table:table-cell>
          <table:table-cell table:style-name="ce12" office:value-type="float" office:value="0.574184" calcext:value-type="float">
            <text:p>0.5742</text:p>
          </table:table-cell>
          <table:table-cell table:style-name="ce12" office:value-type="float" office:value="0.55941" calcext:value-type="float">
            <text:p>0.5594</text:p>
          </table:table-cell>
          <table:table-cell table:style-name="ce12" office:value-type="float" office:value="0.566701" calcext:value-type="float">
            <text:p>0.5667</text:p>
          </table:table-cell>
          <table:table-cell table:style-name="ce17" office:value-type="float" office:value="0.850742" calcext:value-type="float">
            <text:p>0.8507</text:p>
          </table:table-cell>
          <table:table-cell table:style-name="ce17" office:value-type="float" office:value="0.828852" calcext:value-type="float">
            <text:p>0.8289</text:p>
          </table:table-cell>
          <table:table-cell table:style-name="ce17" office:value-type="float" office:value="0.839654" calcext:value-type="float">
            <text:p>0.8397</text:p>
          </table:table-cell>
          <table:table-cell table:style-name="ce12" office:value-type="float" office:value="0.549555" calcext:value-type="float">
            <text:p>0.5496</text:p>
          </table:table-cell>
          <table:table-cell table:style-name="ce12" office:value-type="float" office:value="0.535415" calcext:value-type="float">
            <text:p>0.5354</text:p>
          </table:table-cell>
          <table:table-cell table:style-name="ce9" office:value-type="float" office:value="0.542393" calcext:value-type="float">
            <text:p>0.5424</text:p>
          </table:table-cell>
          <table:table-cell table:style-name="ce12" office:value-type="float" office:value="0.872809" calcext:value-type="float">
            <text:p>0.8728</text:p>
          </table:table-cell>
          <table:table-cell table:style-name="ce12" office:value-type="float" office:value="0.832838" calcext:value-type="float">
            <text:p>0.8328</text:p>
          </table:table-cell>
          <table:table-cell table:style-name="ce12" office:value-type="float" office:value="0.852355" calcext:value-type="float">
            <text:p>0.8524</text:p>
          </table:table-cell>
          <table:table-cell table:style-name="ce12" office:value-type="float" office:value="0.147518" calcext:value-type="float">
            <text:p>0.1475</text:p>
          </table:table-cell>
          <table:table-cell table:style-name="ce12" office:value-type="float" office:value="0.902825" calcext:value-type="float">
            <text:p>0.9028</text:p>
          </table:table-cell>
          <table:table-cell table:style-name="ce12" office:value-type="float" office:value="0.86148" calcext:value-type="float">
            <text:p>0.8615</text:p>
          </table:table-cell>
          <table:table-cell table:style-name="ce12" office:value-type="float" office:value="0.881668" calcext:value-type="float">
            <text:p>0.8817</text:p>
          </table:table-cell>
          <table:table-cell table:style-name="ce12" office:value-type="float" office:value="0.2" calcext:value-type="float">
            <text:p>0.2000</text:p>
          </table:table-cell>
          <table:table-cell table:style-name="ce12" office:value-type="float" office:value="0.653783" calcext:value-type="float">
            <text:p>0.6538</text:p>
          </table:table-cell>
          <table:table-cell table:style-name="ce12" office:value-type="float" office:value="0.639551" calcext:value-type="float">
            <text:p>0.6396</text:p>
          </table:table-cell>
          <table:table-cell table:style-name="ce9" office:value-type="float" office:value="0.646589" calcext:value-type="float">
            <text:p>0.6466</text:p>
          </table:table-cell>
          <table:table-cell table:style-name="ce12" office:value-type="float" office:value="0.746464" calcext:value-type="float">
            <text:p>0.7465</text:p>
          </table:table-cell>
          <table:table-cell table:style-name="ce12" office:value-type="float" office:value="0.71125" calcext:value-type="float">
            <text:p>0.7113</text:p>
          </table:table-cell>
          <table:table-cell table:style-name="ce12" office:value-type="float" office:value="0.728431" calcext:value-type="float">
            <text:p>0.7284</text:p>
          </table:table-cell>
          <table:table-cell table:style-name="ce12" office:value-type="float" office:value="0.08156" calcext:value-type="float">
            <text:p>0.0816</text:p>
          </table:table-cell>
          <table:table-cell table:style-name="ce12" office:value-type="float" office:value="0.871416" calcext:value-type="float">
            <text:p>0.8714</text:p>
          </table:table-cell>
          <table:table-cell table:style-name="ce12" office:value-type="float" office:value="0.830308" calcext:value-type="float">
            <text:p>0.8303</text:p>
          </table:table-cell>
          <table:table-cell table:style-name="ce12" office:value-type="float" office:value="0.850366" calcext:value-type="float">
            <text:p>0.8504</text:p>
          </table:table-cell>
          <table:table-cell table:style-name="ce12" office:value-type="float" office:value="0.221986" calcext:value-type="float">
            <text:p>0.2220</text:p>
          </table:table-cell>
          <table:table-cell table:style-name="ce12" office:value-type="float" office:value="0.573229" calcext:value-type="float">
            <text:p>0.5732</text:p>
          </table:table-cell>
          <table:table-cell table:style-name="ce12" office:value-type="float" office:value="0.57115" calcext:value-type="float">
            <text:p>0.5712</text:p>
          </table:table-cell>
          <table:table-cell table:style-name="ce12" office:value-type="float" office:value="0.572187" calcext:value-type="float">
            <text:p>0.5722</text:p>
          </table:table-cell>
          <table:table-cell table:style-name="ce17" office:value-type="float" office:value="0.843741" calcext:value-type="float">
            <text:p>0.8437</text:p>
          </table:table-cell>
          <table:table-cell table:style-name="ce17" office:value-type="float" office:value="0.840681" calcext:value-type="float">
            <text:p>0.8407</text:p>
          </table:table-cell>
          <table:table-cell table:style-name="ce14" office:value-type="float" office:value="0.842208" calcext:value-type="float">
            <text:p>0.8422</text:p>
          </table:table-cell>
          <table:table-cell table:style-name="ce12" office:value-type="float" office:value="0.517222" calcext:value-type="float">
            <text:p>0.5172</text:p>
          </table:table-cell>
          <table:table-cell table:style-name="ce12" office:value-type="float" office:value="0.515346" calcext:value-type="float">
            <text:p>0.5153</text:p>
          </table:table-cell>
          <table:table-cell table:style-name="ce9" office:value-type="float" office:value="0.516282" calcext:value-type="float">
            <text:p>0.516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insk</text:p>
          </table:table-cell>
          <table:table-cell office:value-type="float" office:value="2" calcext:value-type="float">
            <text:p>2</text:p>
          </table:table-cell>
          <table:table-cell table:style-name="ce9" table:formula="of:=([.G10]+[.X10]+[.AI10])/3" office:value-type="float" office:value="0.807140333333333" calcext:value-type="float">
            <text:p>0.8071</text:p>
          </table:table-cell>
          <table:table-cell table:style-name="ce12" office:value-type="float" office:value="0.863046" calcext:value-type="float">
            <text:p>0.8630</text:p>
          </table:table-cell>
          <table:table-cell table:style-name="ce12" office:value-type="float" office:value="0.819812" calcext:value-type="float">
            <text:p>0.8198</text:p>
          </table:table-cell>
          <table:table-cell table:style-name="ce12" office:value-type="float" office:value="0.840874" calcext:value-type="float">
            <text:p>0.8409</text:p>
          </table:table-cell>
          <table:table-cell table:style-name="ce12" office:value-type="float" office:value="0.147518" calcext:value-type="float">
            <text:p>0.1475</text:p>
          </table:table-cell>
          <table:table-cell table:style-name="ce12" office:value-type="float" office:value="0.878574" calcext:value-type="float">
            <text:p>0.8786</text:p>
          </table:table-cell>
          <table:table-cell table:style-name="ce12" office:value-type="float" office:value="0.834563" calcext:value-type="float">
            <text:p>0.8346</text:p>
          </table:table-cell>
          <table:table-cell table:style-name="ce12" office:value-type="float" office:value="0.856003" calcext:value-type="float">
            <text:p>0.8560</text:p>
          </table:table-cell>
          <table:table-cell table:style-name="ce12" office:value-type="float" office:value="0.163121" calcext:value-type="float">
            <text:p>0.1631</text:p>
          </table:table-cell>
          <table:table-cell table:style-name="ce12" office:value-type="float" office:value="0.56833" calcext:value-type="float">
            <text:p>0.5683</text:p>
          </table:table-cell>
          <table:table-cell table:style-name="ce12" office:value-type="float" office:value="0.55305" calcext:value-type="float">
            <text:p>0.5531</text:p>
          </table:table-cell>
          <table:table-cell table:style-name="ce12" office:value-type="float" office:value="0.560586" calcext:value-type="float">
            <text:p>0.5606</text:p>
          </table:table-cell>
          <table:table-cell table:style-name="ce17" office:value-type="float" office:value="0.851753" calcext:value-type="float">
            <text:p>0.8518</text:p>
          </table:table-cell>
          <table:table-cell table:style-name="ce17" office:value-type="float" office:value="0.828852" calcext:value-type="float">
            <text:p>0.8289</text:p>
          </table:table-cell>
          <table:table-cell table:style-name="ce14" office:value-type="float" office:value="0.840147" calcext:value-type="float">
            <text:p>0.8401</text:p>
          </table:table-cell>
          <table:table-cell table:style-name="ce12" office:value-type="float" office:value="0.54694" calcext:value-type="float">
            <text:p>0.5469</text:p>
          </table:table-cell>
          <table:table-cell table:style-name="ce12" office:value-type="float" office:value="0.532235" calcext:value-type="float">
            <text:p>0.5322</text:p>
          </table:table-cell>
          <table:table-cell table:style-name="ce9" office:value-type="float" office:value="0.539487" calcext:value-type="float">
            <text:p>0.5395</text:p>
          </table:table-cell>
          <table:table-cell table:style-name="ce12" office:value-type="float" office:value="0.873078" calcext:value-type="float">
            <text:p>0.8731</text:p>
          </table:table-cell>
          <table:table-cell table:style-name="ce12" office:value-type="float" office:value="0.833175" calcext:value-type="float">
            <text:p>0.8332</text:p>
          </table:table-cell>
          <table:table-cell table:style-name="ce12" office:value-type="float" office:value="0.85266" calcext:value-type="float">
            <text:p>0.8527</text:p>
          </table:table-cell>
          <table:table-cell table:style-name="ce12" office:value-type="float" office:value="0.147518" calcext:value-type="float">
            <text:p>0.1475</text:p>
          </table:table-cell>
          <table:table-cell table:style-name="ce12" office:value-type="float" office:value="0.902225" calcext:value-type="float">
            <text:p>0.9022</text:p>
          </table:table-cell>
          <table:table-cell table:style-name="ce12" office:value-type="float" office:value="0.860989" calcext:value-type="float">
            <text:p>0.8610</text:p>
          </table:table-cell>
          <table:table-cell table:style-name="ce12" office:value-type="float" office:value="0.881125" calcext:value-type="float">
            <text:p>0.8811</text:p>
          </table:table-cell>
          <table:table-cell table:style-name="ce12" office:value-type="float" office:value="0.2" calcext:value-type="float">
            <text:p>0.2000</text:p>
          </table:table-cell>
          <table:table-cell table:style-name="ce12" office:value-type="float" office:value="0.654921" calcext:value-type="float">
            <text:p>0.6549</text:p>
          </table:table-cell>
          <table:table-cell table:style-name="ce12" office:value-type="float" office:value="0.638863" calcext:value-type="float">
            <text:p>0.6389</text:p>
          </table:table-cell>
          <table:table-cell table:style-name="ce9" office:value-type="float" office:value="0.646793" calcext:value-type="float">
            <text:p>0.6468</text:p>
          </table:table-cell>
          <table:table-cell table:style-name="ce12" office:value-type="float" office:value="0.74542" calcext:value-type="float">
            <text:p>0.7454</text:p>
          </table:table-cell>
          <table:table-cell table:style-name="ce12" office:value-type="float" office:value="0.71116" calcext:value-type="float">
            <text:p>0.7112</text:p>
          </table:table-cell>
          <table:table-cell table:style-name="ce12" office:value-type="float" office:value="0.727887" calcext:value-type="float">
            <text:p>0.7279</text:p>
          </table:table-cell>
          <table:table-cell table:style-name="ce12" office:value-type="float" office:value="0.076596" calcext:value-type="float">
            <text:p>0.0766</text:p>
          </table:table-cell>
          <table:table-cell table:style-name="ce12" office:value-type="float" office:value="0.869696" calcext:value-type="float">
            <text:p>0.8697</text:p>
          </table:table-cell>
          <table:table-cell table:style-name="ce12" office:value-type="float" office:value="0.829724" calcext:value-type="float">
            <text:p>0.8297</text:p>
          </table:table-cell>
          <table:table-cell table:style-name="ce12" office:value-type="float" office:value="0.84924" calcext:value-type="float">
            <text:p>0.8492</text:p>
          </table:table-cell>
          <table:table-cell table:style-name="ce12" office:value-type="float" office:value="0.219149" calcext:value-type="float">
            <text:p>0.2191</text:p>
          </table:table-cell>
          <table:table-cell table:style-name="ce12" office:value-type="float" office:value="0.567152" calcext:value-type="float">
            <text:p>0.5672</text:p>
          </table:table-cell>
          <table:table-cell table:style-name="ce12" office:value-type="float" office:value="0.565569" calcext:value-type="float">
            <text:p>0.5656</text:p>
          </table:table-cell>
          <table:table-cell table:style-name="ce12" office:value-type="float" office:value="0.566359" calcext:value-type="float">
            <text:p>0.5664</text:p>
          </table:table-cell>
          <table:table-cell table:style-name="ce17" office:value-type="float" office:value="0.842473" calcext:value-type="float">
            <text:p>0.8425</text:p>
          </table:table-cell>
          <table:table-cell table:style-name="ce17" office:value-type="float" office:value="0.840123" calcext:value-type="float">
            <text:p>0.8401</text:p>
          </table:table-cell>
          <table:table-cell table:style-name="ce17" office:value-type="float" office:value="0.841296" calcext:value-type="float">
            <text:p>0.8413</text:p>
          </table:table-cell>
          <table:table-cell table:style-name="ce12" office:value-type="float" office:value="0.512031" calcext:value-type="float">
            <text:p>0.5120</text:p>
          </table:table-cell>
          <table:table-cell table:style-name="ce12" office:value-type="float" office:value="0.510603" calcext:value-type="float">
            <text:p>0.5106</text:p>
          </table:table-cell>
          <table:table-cell table:style-name="ce9" office:value-type="float" office:value="0.511316" calcext:value-type="float">
            <text:p>0.5113</text:p>
          </table:table-cell>
          <table:table-cell table:number-columns-repeated="969"/>
        </table:table-row>
        <table:table-row table:style-name="ro2">
          <table:table-cell table:number-columns-repeated="3"/>
          <table:table-cell table:style-name="ce10"/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10"/>
          <table:table-cell table:style-name="ce12" table:number-columns-repeated="22"/>
          <table:table-cell table:style-name="ce17" table:number-columns-repeated="3"/>
          <table:table-cell table:style-name="ce12" table:number-columns-repeated="3"/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49" table:number-rows-spanned="1">
            <text:p>English: In-Domain (Open Track)</text:p>
          </table:table-cell>
          <table:covered-table-cell table:number-columns-repeated="2"/>
          <table:covered-table-cell table:style-name="ce7"/>
          <table:covered-table-cell table:style-name="ce11"/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covered-table-cell table:style-name="ce11"/>
          <table:covered-table-cell table:number-columns-repeated="10" table:style-name="ce21"/>
          <table:covered-table-cell table:style-name="ce23"/>
          <table:covered-table-cell table:number-columns-repeated="16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table:style-name="ce9" table:formula="of:=([.G15]+[.X15]+[.AI15])/3" office:value-type="float" office:value="0.862296666666667" calcext:value-type="float">
            <text:p>0.8623</text:p>
          </table:table-cell>
          <table:table-cell table:style-name="ce12" office:value-type="float" office:value="0.905192" calcext:value-type="float">
            <text:p>0.9052</text:p>
          </table:table-cell>
          <table:table-cell table:style-name="ce12" office:value-type="float" office:value="0.883851" calcext:value-type="float">
            <text:p>0.8839</text:p>
          </table:table-cell>
          <table:table-cell table:style-name="ce12" office:value-type="float" office:value="0.894394" calcext:value-type="float">
            <text:p>0.8944</text:p>
          </table:table-cell>
          <table:table-cell table:style-name="ce12" office:value-type="float" office:value="0.28227" calcext:value-type="float">
            <text:p>0.2823</text:p>
          </table:table-cell>
          <table:table-cell table:style-name="ce12" office:value-type="float" office:value="0.916171" calcext:value-type="float">
            <text:p>0.9162</text:p>
          </table:table-cell>
          <table:table-cell table:style-name="ce12" office:value-type="float" office:value="0.894571" calcext:value-type="float">
            <text:p>0.8946</text:p>
          </table:table-cell>
          <table:table-cell table:style-name="ce12" office:value-type="float" office:value="0.905243" calcext:value-type="float">
            <text:p>0.9052</text:p>
          </table:table-cell>
          <table:table-cell table:style-name="ce12" office:value-type="float" office:value="0.306383" calcext:value-type="float">
            <text:p>0.3064</text:p>
          </table:table-cell>
          <table:table-cell table:style-name="ce12" office:value-type="float" office:value="0.723998" calcext:value-type="float">
            <text:p>0.7240</text:p>
          </table:table-cell>
          <table:table-cell table:style-name="ce12" office:value-type="float" office:value="0.720439" calcext:value-type="float">
            <text:p>0.7204</text:p>
          </table:table-cell>
          <table:table-cell table:style-name="ce12" office:value-type="float" office:value="0.722214" calcext:value-type="float">
            <text:p>0.7222</text:p>
          </table:table-cell>
          <table:table-cell table:style-name="ce17" office:value-type="float" office:value="0.002615" calcext:value-type="float">
            <text:p>0.0026</text:p>
          </table:table-cell>
          <table:table-cell table:style-name="ce17" office:value-type="float" office:value="0.002602" calcext:value-type="float">
            <text:p>0.0026</text:p>
          </table:table-cell>
          <table:table-cell table:style-name="ce17" office:value-type="float" office:value="0.002608" calcext:value-type="float">
            <text:p>0.0026</text:p>
          </table:table-cell>
          <table:table-cell table:style-name="ce12" office:value-type="float" office:value="0.002034" calcext:value-type="float">
            <text:p>0.0020</text:p>
          </table:table-cell>
          <table:table-cell table:style-name="ce12" office:value-type="float" office:value="0.002024" calcext:value-type="float">
            <text:p>0.0020</text:p>
          </table:table-cell>
          <table:table-cell table:style-name="ce9" office:value-type="float" office:value="0.002029" calcext:value-type="float">
            <text:p>0.0020</text:p>
          </table:table-cell>
          <table:table-cell table:style-name="ce12" office:value-type="float" office:value="0.924541" calcext:value-type="float">
            <text:p>0.9245</text:p>
          </table:table-cell>
          <table:table-cell table:style-name="ce12" office:value-type="float" office:value="0.909021" calcext:value-type="float">
            <text:p>0.9090</text:p>
          </table:table-cell>
          <table:table-cell table:style-name="ce12" office:value-type="float" office:value="0.916716" calcext:value-type="float">
            <text:p>0.9167</text:p>
          </table:table-cell>
          <table:table-cell table:style-name="ce12" office:value-type="float" office:value="0.375887" calcext:value-type="float">
            <text:p>0.3759</text:p>
          </table:table-cell>
          <table:table-cell table:style-name="ce12" office:value-type="float" office:value="0.93501" calcext:value-type="float">
            <text:p>0.9350</text:p>
          </table:table-cell>
          <table:table-cell table:style-name="ce12" office:value-type="float" office:value="0.919314" calcext:value-type="float">
            <text:p>0.9193</text:p>
          </table:table-cell>
          <table:table-cell table:style-name="ce17" office:value-type="float" office:value="0.927095" calcext:value-type="float">
            <text:p>0.9271</text:p>
          </table:table-cell>
          <table:table-cell table:style-name="ce12" office:value-type="float" office:value="0.390071" calcext:value-type="float">
            <text:p>0.3901</text:p>
          </table:table-cell>
          <table:table-cell table:style-name="ce12" office:value-type="float" office:value="0.844045" calcext:value-type="float">
            <text:p>0.8440</text:p>
          </table:table-cell>
          <table:table-cell table:style-name="ce12" office:value-type="float" office:value="0.839597" calcext:value-type="float">
            <text:p>0.8396</text:p>
          </table:table-cell>
          <table:table-cell table:style-name="ce9" office:value-type="float" office:value="0.841815" calcext:value-type="float">
            <text:p>0.8418</text:p>
          </table:table-cell>
          <table:table-cell table:style-name="ce12" office:value-type="float" office:value="0.798782" calcext:value-type="float">
            <text:p>0.7988</text:p>
          </table:table-cell>
          <table:table-cell table:style-name="ce12" office:value-type="float" office:value="0.754066" calcext:value-type="float">
            <text:p>0.7541</text:p>
          </table:table-cell>
          <table:table-cell table:style-name="ce14" office:value-type="float" office:value="0.77578" calcext:value-type="float">
            <text:p>0.7758</text:p>
          </table:table-cell>
          <table:table-cell table:style-name="ce14" office:value-type="float" office:value="0.102837" calcext:value-type="float">
            <text:p>0.1028</text:p>
          </table:table-cell>
          <table:table-cell table:style-name="ce12" office:value-type="float" office:value="0.912669" calcext:value-type="float">
            <text:p>0.9127</text:p>
          </table:table-cell>
          <table:table-cell table:style-name="ce12" office:value-type="float" office:value="0.861578" calcext:value-type="float">
            <text:p>0.8616</text:p>
          </table:table-cell>
          <table:table-cell table:style-name="ce14" office:value-type="float" office:value="0.886388" calcext:value-type="float">
            <text:p>0.8864</text:p>
          </table:table-cell>
          <table:table-cell table:style-name="ce12" office:value-type="float" office:value="0.285106" calcext:value-type="float">
            <text:p>0.2851</text:p>
          </table:table-cell>
          <table:table-cell table:style-name="ce12" office:value-type="float" office:value="0.70845" calcext:value-type="float">
            <text:p>0.7085</text:p>
          </table:table-cell>
          <table:table-cell table:style-name="ce12" office:value-type="float" office:value="0.706473" calcext:value-type="float">
            <text:p>0.7065</text:p>
          </table:table-cell>
          <table:table-cell table:style-name="ce14" office:value-type="float" office:value="0.70746" calcext:value-type="float">
            <text:p>0.7075</text:p>
          </table:table-cell>
          <table:table-cell table:style-name="ce17" office:value-type="float" office:value="0.000839" calcext:value-type="float">
            <text:p>0.0008</text:p>
          </table:table-cell>
          <table:table-cell table:style-name="ce17" office:value-type="float" office:value="0.000837" calcext:value-type="float">
            <text:p>0.0008</text:p>
          </table:table-cell>
          <table:table-cell table:style-name="ce17" office:value-type="float" office:value="0.000838" calcext:value-type="float">
            <text:p>0.0008</text:p>
          </table:table-cell>
          <table:table-cell table:style-name="ce12" office:value-type="float" office:value="0.00056" calcext:value-type="float">
            <text:p>0.0006</text:p>
          </table:table-cell>
          <table:table-cell table:style-name="ce12" office:value-type="float" office:value="0.000558" calcext:value-type="float">
            <text:p>0.0006</text:p>
          </table:table-cell>
          <table:table-cell table:style-name="ce9" office:value-type="float" office:value="0.000559" calcext:value-type="float">
            <text:p>0.0006</text:p>
          </table:table-cell>
          <table:table-cell table:number-columns-repeated="9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ku</text:p>
          </table:table-cell>
          <table:table-cell office:value-type="float" office:value="1" calcext:value-type="float">
            <text:p>1</text:p>
          </table:table-cell>
          <table:table-cell table:style-name="ce9" table:formula="of:=([.G16]+[.X16]+[.AI16])/3" office:value-type="float" office:value="0.834740333333333" calcext:value-type="float">
            <text:p>0.8347</text:p>
          </table:table-cell>
          <table:table-cell table:style-name="ce12" office:value-type="float" office:value="0.877996" calcext:value-type="float">
            <text:p>0.8780</text:p>
          </table:table-cell>
          <table:table-cell table:style-name="ce12" office:value-type="float" office:value="0.846008" calcext:value-type="float">
            <text:p>0.8460</text:p>
          </table:table-cell>
          <table:table-cell table:style-name="ce12" office:value-type="float" office:value="0.861705" calcext:value-type="float">
            <text:p>0.8617</text:p>
          </table:table-cell>
          <table:table-cell table:style-name="ce12" office:value-type="float" office:value="0.185106" calcext:value-type="float">
            <text:p>0.1851</text:p>
          </table:table-cell>
          <table:table-cell table:style-name="ce12" office:value-type="float" office:value="0.897319" calcext:value-type="float">
            <text:p>0.8973</text:p>
          </table:table-cell>
          <table:table-cell table:style-name="ce12" office:value-type="float" office:value="0.864627" calcext:value-type="float">
            <text:p>0.8646</text:p>
          </table:table-cell>
          <table:table-cell table:style-name="ce12" office:value-type="float" office:value="0.88067" calcext:value-type="float">
            <text:p>0.8807</text:p>
          </table:table-cell>
          <table:table-cell table:style-name="ce12" office:value-type="float" office:value="0.209929" calcext:value-type="float">
            <text:p>0.2099</text:p>
          </table:table-cell>
          <table:table-cell table:style-name="ce12" office:value-type="float" office:value="0.664826" calcext:value-type="float">
            <text:p>0.6648</text:p>
          </table:table-cell>
          <table:table-cell table:style-name="ce12" office:value-type="float" office:value="0.661174" calcext:value-type="float">
            <text:p>0.6612</text:p>
          </table:table-cell>
          <table:table-cell table:style-name="ce12" office:value-type="float" office:value="0.662995" calcext:value-type="float">
            <text:p>0.6630</text:p>
          </table:table-cell>
          <table:table-cell table:style-name="ce17" office:value-type="float" office:value="0.738663" calcext:value-type="float">
            <text:p>0.7387</text:p>
          </table:table-cell>
          <table:table-cell table:style-name="ce17" office:value-type="float" office:value="0.734605" calcext:value-type="float">
            <text:p>0.7346</text:p>
          </table:table-cell>
          <table:table-cell table:style-name="ce17" office:value-type="float" office:value="0.736628" calcext:value-type="float">
            <text:p>0.7366</text:p>
          </table:table-cell>
          <table:table-cell table:style-name="ce12" office:value-type="float" office:value="0.548256" calcext:value-type="float">
            <text:p>0.5483</text:p>
          </table:table-cell>
          <table:table-cell table:style-name="ce12" office:value-type="float" office:value="0.545244" calcext:value-type="float">
            <text:p>0.5452</text:p>
          </table:table-cell>
          <table:table-cell table:style-name="ce9" office:value-type="float" office:value="0.546746" calcext:value-type="float">
            <text:p>0.5467</text:p>
          </table:table-cell>
          <table:table-cell table:style-name="ce12" office:value-type="float" office:value="0.91376" calcext:value-type="float">
            <text:p>0.9138</text:p>
          </table:table-cell>
          <table:table-cell table:style-name="ce12" office:value-type="float" office:value="0.898729" calcext:value-type="float">
            <text:p>0.8987</text:p>
          </table:table-cell>
          <table:table-cell table:style-name="ce12" office:value-type="float" office:value="0.906182" calcext:value-type="float">
            <text:p>0.9062</text:p>
          </table:table-cell>
          <table:table-cell table:style-name="ce12" office:value-type="float" office:value="0.317021" calcext:value-type="float">
            <text:p>0.3170</text:p>
          </table:table-cell>
          <table:table-cell table:style-name="ce12" office:value-type="float" office:value="0.926778" calcext:value-type="float">
            <text:p>0.9268</text:p>
          </table:table-cell>
          <table:table-cell table:style-name="ce12" office:value-type="float" office:value="0.911533" calcext:value-type="float">
            <text:p>0.9115</text:p>
          </table:table-cell>
          <table:table-cell table:style-name="ce12" office:value-type="float" office:value="0.919093" calcext:value-type="float">
            <text:p>0.9191</text:p>
          </table:table-cell>
          <table:table-cell table:style-name="ce12" office:value-type="float" office:value="0.331915" calcext:value-type="float">
            <text:p>0.3319</text:p>
          </table:table-cell>
          <table:table-cell table:style-name="ce12" office:value-type="float" office:value="0.808579" calcext:value-type="float">
            <text:p>0.8086</text:p>
          </table:table-cell>
          <table:table-cell table:style-name="ce12" office:value-type="float" office:value="0.803391" calcext:value-type="float">
            <text:p>0.8034</text:p>
          </table:table-cell>
          <table:table-cell table:style-name="ce9" office:value-type="float" office:value="0.805977" calcext:value-type="float">
            <text:p>0.8060</text:p>
          </table:table-cell>
          <table:table-cell table:style-name="ce12" office:value-type="float" office:value="0.760989" calcext:value-type="float">
            <text:p>0.7610</text:p>
          </table:table-cell>
          <table:table-cell table:style-name="ce12" office:value-type="float" office:value="0.713227" calcext:value-type="float">
            <text:p>0.7132</text:p>
          </table:table-cell>
          <table:table-cell table:style-name="ce12" office:value-type="float" office:value="0.736334" calcext:value-type="float">
            <text:p>0.7363</text:p>
          </table:table-cell>
          <table:table-cell table:style-name="ce12" office:value-type="float" office:value="0.076596" calcext:value-type="float">
            <text:p>0.0766</text:p>
          </table:table-cell>
          <table:table-cell table:style-name="ce12" office:value-type="float" office:value="0.89339" calcext:value-type="float">
            <text:p>0.8934</text:p>
          </table:table-cell>
          <table:table-cell table:style-name="ce12" office:value-type="float" office:value="0.837317" calcext:value-type="float">
            <text:p>0.8373</text:p>
          </table:table-cell>
          <table:table-cell table:style-name="ce12" office:value-type="float" office:value="0.864445" calcext:value-type="float">
            <text:p>0.8644</text:p>
          </table:table-cell>
          <table:table-cell table:style-name="ce12" office:value-type="float" office:value="0.226241" calcext:value-type="float">
            <text:p>0.2262</text:p>
          </table:table-cell>
          <table:table-cell table:style-name="ce12" office:value-type="float" office:value="0.644954" calcext:value-type="float">
            <text:p>0.6450</text:p>
          </table:table-cell>
          <table:table-cell table:style-name="ce12" office:value-type="float" office:value="0.643694" calcext:value-type="float">
            <text:p>0.6437</text:p>
          </table:table-cell>
          <table:table-cell table:style-name="ce12" office:value-type="float" office:value="0.644323" calcext:value-type="float">
            <text:p>0.6443</text:p>
          </table:table-cell>
          <table:table-cell table:style-name="ce17" office:value-type="float" office:value="0.763769" calcext:value-type="float">
            <text:p>0.7638</text:p>
          </table:table-cell>
          <table:table-cell table:style-name="ce17" office:value-type="float" office:value="0.762277" calcext:value-type="float">
            <text:p>0.7623</text:p>
          </table:table-cell>
          <table:table-cell table:style-name="ce14" office:value-type="float" office:value="0.763022" calcext:value-type="float">
            <text:p>0.7630</text:p>
          </table:table-cell>
          <table:table-cell table:style-name="ce12" office:value-type="float" office:value="0.532569" calcext:value-type="float">
            <text:p>0.5326</text:p>
          </table:table-cell>
          <table:table-cell table:style-name="ce12" office:value-type="float" office:value="0.531529" calcext:value-type="float">
            <text:p>0.5315</text:p>
          </table:table-cell>
          <table:table-cell table:style-name="ce20" office:value-type="float" office:value="0.532049" calcext:value-type="float">
            <text:p>0.532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office:value-type="float" office:value="2" calcext:value-type="float">
            <text:p>2</text:p>
          </table:table-cell>
          <table:table-cell table:style-name="ce9" table:formula="of:=([.G17]+[.X17]+[.AI17])/3" office:value-type="float" office:value="0.831909" calcext:value-type="float">
            <text:p>0.8319</text:p>
          </table:table-cell>
          <table:table-cell table:style-name="ce12" office:value-type="float" office:value="0.875328" calcext:value-type="float">
            <text:p>0.8753</text:p>
          </table:table-cell>
          <table:table-cell table:style-name="ce12" office:value-type="float" office:value="0.847741" calcext:value-type="float">
            <text:p>0.8477</text:p>
          </table:table-cell>
          <table:table-cell table:style-name="ce12" office:value-type="float" office:value="0.861314" calcext:value-type="float">
            <text:p>0.8613</text:p>
          </table:table-cell>
          <table:table-cell table:style-name="ce12" office:value-type="float" office:value="0.176596" calcext:value-type="float">
            <text:p>0.1766</text:p>
          </table:table-cell>
          <table:table-cell table:style-name="ce12" office:value-type="float" office:value="0.894386" calcext:value-type="float">
            <text:p>0.8944</text:p>
          </table:table-cell>
          <table:table-cell table:style-name="ce12" office:value-type="float" office:value="0.866199" calcext:value-type="float">
            <text:p>0.8662</text:p>
          </table:table-cell>
          <table:table-cell table:style-name="ce12" office:value-type="float" office:value="0.880067" calcext:value-type="float">
            <text:p>0.8801</text:p>
          </table:table-cell>
          <table:table-cell table:style-name="ce12" office:value-type="float" office:value="0.199291" calcext:value-type="float">
            <text:p>0.1993</text:p>
          </table:table-cell>
          <table:table-cell table:style-name="ce12" office:value-type="float" office:value="0.653935" calcext:value-type="float">
            <text:p>0.6539</text:p>
          </table:table-cell>
          <table:table-cell table:style-name="ce12" office:value-type="float" office:value="0.653368" calcext:value-type="float">
            <text:p>0.6534</text:p>
          </table:table-cell>
          <table:table-cell table:style-name="ce12" office:value-type="float" office:value="0.653651" calcext:value-type="float">
            <text:p>0.6537</text:p>
          </table:table-cell>
          <table:table-cell table:style-name="ce17" office:value-type="float" office:value="0.734375" calcext:value-type="float">
            <text:p>0.7344</text:p>
          </table:table-cell>
          <table:table-cell table:style-name="ce17" office:value-type="float" office:value="0.733738" calcext:value-type="float">
            <text:p>0.7337</text:p>
          </table:table-cell>
          <table:table-cell table:style-name="ce17" office:value-type="float" office:value="0.734056" calcext:value-type="float">
            <text:p>0.7341</text:p>
          </table:table-cell>
          <table:table-cell table:style-name="ce12" office:value-type="float" office:value="0.534433" calcext:value-type="float">
            <text:p>0.5344</text:p>
          </table:table-cell>
          <table:table-cell table:style-name="ce12" office:value-type="float" office:value="0.533969" calcext:value-type="float">
            <text:p>0.5340</text:p>
          </table:table-cell>
          <table:table-cell table:style-name="ce9" office:value-type="float" office:value="0.534201" calcext:value-type="float">
            <text:p>0.5342</text:p>
          </table:table-cell>
          <table:table-cell table:style-name="ce12" office:value-type="float" office:value="0.909867" calcext:value-type="float">
            <text:p>0.9099</text:p>
          </table:table-cell>
          <table:table-cell table:style-name="ce12" office:value-type="float" office:value="0.897381" calcext:value-type="float">
            <text:p>0.8974</text:p>
          </table:table-cell>
          <table:table-cell table:style-name="ce12" office:value-type="float" office:value="0.903581" calcext:value-type="float">
            <text:p>0.9036</text:p>
          </table:table-cell>
          <table:table-cell table:style-name="ce12" office:value-type="float" office:value="0.302837" calcext:value-type="float">
            <text:p>0.3028</text:p>
          </table:table-cell>
          <table:table-cell table:style-name="ce12" office:value-type="float" office:value="0.922446" calcext:value-type="float">
            <text:p>0.9224</text:p>
          </table:table-cell>
          <table:table-cell table:style-name="ce12" office:value-type="float" office:value="0.909787" calcext:value-type="float">
            <text:p>0.9098</text:p>
          </table:table-cell>
          <table:table-cell table:style-name="ce12" office:value-type="float" office:value="0.916073" calcext:value-type="float">
            <text:p>0.9161</text:p>
          </table:table-cell>
          <table:table-cell table:style-name="ce12" office:value-type="float" office:value="0.316312" calcext:value-type="float">
            <text:p>0.3163</text:p>
          </table:table-cell>
          <table:table-cell table:style-name="ce12" office:value-type="float" office:value="0.807135" calcext:value-type="float">
            <text:p>0.8071</text:p>
          </table:table-cell>
          <table:table-cell table:style-name="ce12" office:value-type="float" office:value="0.803621" calcext:value-type="float">
            <text:p>0.8036</text:p>
          </table:table-cell>
          <table:table-cell table:style-name="ce9" office:value-type="float" office:value="0.805374" calcext:value-type="float">
            <text:p>0.8054</text:p>
          </table:table-cell>
          <table:table-cell table:style-name="ce12" office:value-type="float" office:value="0.750722" calcext:value-type="float">
            <text:p>0.7507</text:p>
          </table:table-cell>
          <table:table-cell table:style-name="ce12" office:value-type="float" office:value="0.711969" calcext:value-type="float">
            <text:p>0.7120</text:p>
          </table:table-cell>
          <table:table-cell table:style-name="ce12" office:value-type="float" office:value="0.730832" calcext:value-type="float">
            <text:p>0.7308</text:p>
          </table:table-cell>
          <table:table-cell table:style-name="ce12" office:value-type="float" office:value="0.073759" calcext:value-type="float">
            <text:p>0.0738</text:p>
          </table:table-cell>
          <table:table-cell table:style-name="ce12" office:value-type="float" office:value="0.885736" calcext:value-type="float">
            <text:p>0.8857</text:p>
          </table:table-cell>
          <table:table-cell table:style-name="ce12" office:value-type="float" office:value="0.840013" calcext:value-type="float">
            <text:p>0.8400</text:p>
          </table:table-cell>
          <table:table-cell table:style-name="ce12" office:value-type="float" office:value="0.862269" calcext:value-type="float">
            <text:p>0.8623</text:p>
          </table:table-cell>
          <table:table-cell table:style-name="ce12" office:value-type="float" office:value="0.219858" calcext:value-type="float">
            <text:p>0.2199</text:p>
          </table:table-cell>
          <table:table-cell table:style-name="ce12" office:value-type="float" office:value="0.634562" calcext:value-type="float">
            <text:p>0.6346</text:p>
          </table:table-cell>
          <table:table-cell table:style-name="ce12" office:value-type="float" office:value="0.634208" calcext:value-type="float">
            <text:p>0.6342</text:p>
          </table:table-cell>
          <table:table-cell table:style-name="ce12" office:value-type="float" office:value="0.634385" calcext:value-type="float">
            <text:p>0.6344</text:p>
          </table:table-cell>
          <table:table-cell table:style-name="ce17" office:value-type="float" office:value="0.75684" calcext:value-type="float">
            <text:p>0.7568</text:p>
          </table:table-cell>
          <table:table-cell table:style-name="ce17" office:value-type="float" office:value="0.756417" calcext:value-type="float">
            <text:p>0.7564</text:p>
          </table:table-cell>
          <table:table-cell table:style-name="ce17" office:value-type="float" office:value="0.756629" calcext:value-type="float">
            <text:p>0.7566</text:p>
          </table:table-cell>
          <table:table-cell table:style-name="ce12" office:value-type="float" office:value="0.520659" calcext:value-type="float">
            <text:p>0.5207</text:p>
          </table:table-cell>
          <table:table-cell table:style-name="ce12" office:value-type="float" office:value="0.520368" calcext:value-type="float">
            <text:p>0.5204</text:p>
          </table:table-cell>
          <table:table-cell table:style-name="ce9" office:value-type="float" office:value="0.520514" calcext:value-type="float">
            <text:p>0.5205</text:p>
          </table:table-cell>
          <table:table-cell table:number-columns-repeated="9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table:style-name="ce9" table:formula="of:=([.G18]+[.X18]+[.AI18])/3" office:value-type="float" office:value="0.616096" calcext:value-type="float">
            <text:p>0.6161</text:p>
          </table:table-cell>
          <table:table-cell table:style-name="ce12" office:value-type="float" office:value="0.928505" calcext:value-type="float">
            <text:p>0.9285</text:p>
          </table:table-cell>
          <table:table-cell table:style-name="ce12" office:value-type="float" office:value="0.927457" calcext:value-type="float">
            <text:p>0.9275</text:p>
          </table:table-cell>
          <table:table-cell table:style-name="ce14" office:value-type="float" office:value="0.927981" calcext:value-type="float">
            <text:p>0.9280</text:p>
          </table:table-cell>
          <table:table-cell table:style-name="ce14" office:value-type="float" office:value="0.503546" calcext:value-type="float">
            <text:p>0.5035</text:p>
          </table:table-cell>
          <table:table-cell table:style-name="ce12" office:value-type="float" office:value="0.935808" calcext:value-type="float">
            <text:p>0.9358</text:p>
          </table:table-cell>
          <table:table-cell table:style-name="ce12" office:value-type="float" office:value="0.934752" calcext:value-type="float">
            <text:p>0.9348</text:p>
          </table:table-cell>
          <table:table-cell table:style-name="ce14" office:value-type="float" office:value="0.93528" calcext:value-type="float">
            <text:p>0.9353</text:p>
          </table:table-cell>
          <table:table-cell table:style-name="ce12" office:value-type="float" office:value="0.531206" calcext:value-type="float">
            <text:p>0.5312</text:p>
          </table:table-cell>
          <table:table-cell table:style-name="ce12" office:value-type="float" office:value="0.841151" calcext:value-type="float">
            <text:p>0.8412</text:p>
          </table:table-cell>
          <table:table-cell table:style-name="ce12" office:value-type="float" office:value="0.845042" calcext:value-type="float">
            <text:p>0.8450</text:p>
          </table:table-cell>
          <table:table-cell table:style-name="ce14" office:value-type="float" office:value="0.843092" calcext:value-type="float">
            <text:p>0.8431</text:p>
          </table:table-cell>
          <table:table-cell table:style-name="ce17" office:value-type="float" office:value="0.93036" calcext:value-type="float">
            <text:p>0.9304</text:p>
          </table:table-cell>
          <table:table-cell table:style-name="ce17" office:value-type="float" office:value="0.934663" calcext:value-type="float">
            <text:p>0.9347</text:p>
          </table:table-cell>
          <table:table-cell table:style-name="ce14" office:value-type="float" office:value="0.932506" calcext:value-type="float">
            <text:p>0.9325</text:p>
          </table:table-cell>
          <table:table-cell table:style-name="ce12" office:value-type="float" office:value="0.835971" calcext:value-type="float">
            <text:p>0.8360</text:p>
          </table:table-cell>
          <table:table-cell table:style-name="ce12" office:value-type="float" office:value="0.839838" calcext:value-type="float">
            <text:p>0.8398</text:p>
          </table:table-cell>
          <table:table-cell table:style-name="ce20" office:value-type="float" office:value="0.8379" calcext:value-type="float">
            <text:p>0.8379</text:p>
          </table:table-cell>
          <table:table-cell table:style-name="ce12" office:value-type="float" office:value="0.920688" calcext:value-type="float">
            <text:p>0.9207</text:p>
          </table:table-cell>
          <table:table-cell table:style-name="ce12" office:value-type="float" office:value="0.919926" calcext:value-type="float">
            <text:p>0.9199</text:p>
          </table:table-cell>
          <table:table-cell table:style-name="ce14" office:value-type="float" office:value="0.920307" calcext:value-type="float">
            <text:p>0.9203</text:p>
          </table:table-cell>
          <table:table-cell table:style-name="ce14" office:value-type="float" office:value="0.424113" calcext:value-type="float">
            <text:p>0.4241</text:p>
          </table:table-cell>
          <table:table-cell table:style-name="ce12" office:value-type="float" office:value="0.931725" calcext:value-type="float">
            <text:p>0.9317</text:p>
          </table:table-cell>
          <table:table-cell table:style-name="ce12" office:value-type="float" office:value="0.930954" calcext:value-type="float">
            <text:p>0.9310</text:p>
          </table:table-cell>
          <table:table-cell table:style-name="ce14" office:value-type="float" office:value="0.931339" calcext:value-type="float">
            <text:p>0.9313</text:p>
          </table:table-cell>
          <table:table-cell table:style-name="ce12" office:value-type="float" office:value="0.430496" calcext:value-type="float">
            <text:p>0.4305</text:p>
          </table:table-cell>
          <table:table-cell table:style-name="ce12" office:value-type="float" office:value="0.871314" calcext:value-type="float">
            <text:p>0.8713</text:p>
          </table:table-cell>
          <table:table-cell table:style-name="ce12" office:value-type="float" office:value="0.873511" calcext:value-type="float">
            <text:p>0.8735</text:p>
          </table:table-cell>
          <table:table-cell table:style-name="ce20" office:value-type="float" office:value="0.872411" calcext:value-type="float">
            <text:p>0.8724</text:p>
          </table:table-cell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9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In-House</text:p>
          </table:table-cell>
          <table:table-cell office:value-type="float" office:value="2" calcext:value-type="float">
            <text:p>2</text:p>
          </table:table-cell>
          <table:table-cell table:style-name="ce9" table:formula="of:=([.G19]+[.X19]+[.AI19])/3" office:value-type="float" office:value="0.287766" calcext:value-type="float">
            <text:p>0.2878</text:p>
          </table:table-cell>
          <table:table-cell table:style-name="ce12" office:value-type="float" office:value="0.864187" calcext:value-type="float">
            <text:p>0.8642</text:p>
          </table:table-cell>
          <table:table-cell table:style-name="ce12" office:value-type="float" office:value="0.862411" calcext:value-type="float">
            <text:p>0.8624</text:p>
          </table:table-cell>
          <table:table-cell table:style-name="ce12" office:value-type="float" office:value="0.863298" calcext:value-type="float">
            <text:p>0.8633</text:p>
          </table:table-cell>
          <table:table-cell table:style-name="ce12" office:value-type="float" office:value="0.32695" calcext:value-type="float">
            <text:p>0.3270</text:p>
          </table:table-cell>
          <table:table-cell table:style-name="ce12" office:value-type="float" office:value="0.882885" calcext:value-type="float">
            <text:p>0.8829</text:p>
          </table:table-cell>
          <table:table-cell table:style-name="ce12" office:value-type="float" office:value="0.88107" calcext:value-type="float">
            <text:p>0.8811</text:p>
          </table:table-cell>
          <table:table-cell table:style-name="ce12" office:value-type="float" office:value="0.881977" calcext:value-type="float">
            <text:p>0.8820</text:p>
          </table:table-cell>
          <table:table-cell table:style-name="ce12" office:value-type="float" office:value="0.358156" calcext:value-type="float">
            <text:p>0.3582</text:p>
          </table:table-cell>
          <table:table-cell table:style-name="ce12" office:value-type="float" office:value="0.745817" calcext:value-type="float">
            <text:p>0.7458</text:p>
          </table:table-cell>
          <table:table-cell table:style-name="ce12" office:value-type="float" office:value="0.747326" calcext:value-type="float">
            <text:p>0.7473</text:p>
          </table:table-cell>
          <table:table-cell table:style-name="ce12" office:value-type="float" office:value="0.74657" calcext:value-type="float">
            <text:p>0.7466</text:p>
          </table:table-cell>
          <table:table-cell table:style-name="ce17" office:value-type="float" office:value="0.877092" calcext:value-type="float">
            <text:p>0.8771</text:p>
          </table:table-cell>
          <table:table-cell table:style-name="ce17" office:value-type="float" office:value="0.878867" calcext:value-type="float">
            <text:p>0.8789</text:p>
          </table:table-cell>
          <table:table-cell table:style-name="ce17" office:value-type="float" office:value="0.877978" calcext:value-type="float">
            <text:p>0.8780</text:p>
          </table:table-cell>
          <table:table-cell table:style-name="ce12" office:value-type="float" office:value="0.73745" calcext:value-type="float">
            <text:p>0.7375</text:p>
          </table:table-cell>
          <table:table-cell table:style-name="ce12" office:value-type="float" office:value="0.738942" calcext:value-type="float">
            <text:p>0.7389</text:p>
          </table:table-cell>
          <table:table-cell table:style-name="ce9" office:value-type="float" office:value="0.738195" calcext:value-type="float">
            <text:p>0.7382</text:p>
          </table:table-cell>
          <table:table-cell table:style-name="ce12" table:number-columns-repeated="4"/>
          <table:table-cell table:style-name="ce17" table:number-columns-repeated="7"/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9"/>
          <table:table-cell table:number-columns-repeated="969"/>
        </table:table-row>
        <table:table-row table:style-name="ro2">
          <table:table-cell table:number-columns-repeated="3"/>
          <table:table-cell table:style-name="ce10"/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10"/>
          <table:table-cell table:style-name="ce12" table:number-columns-repeated="4"/>
          <table:table-cell table:style-name="ce17" table:number-columns-repeated="7"/>
          <table:table-cell table:style-name="ce12" table:number-columns-repeated="11"/>
          <table:table-cell table:style-name="ce17" table:number-columns-repeated="3"/>
          <table:table-cell table:style-name="ce12" table:number-columns-repeated="3"/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49" table:number-rows-spanned="1">
            <text:p>English: In-Domain (Gold Track)</text:p>
          </table:table-cell>
          <table:covered-table-cell table:number-columns-repeated="2"/>
          <table:covered-table-cell table:style-name="ce7"/>
          <table:covered-table-cell table:style-name="ce11"/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covered-table-cell table:style-name="ce11"/>
          <table:covered-table-cell table:number-columns-repeated="10" table:style-name="ce21"/>
          <table:covered-table-cell table:style-name="ce23"/>
          <table:covered-table-cell table:number-columns-repeated="16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9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rku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([.G24]+[.X24]+[.AI24])/3" office:value-type="float" office:value="0.868096666666667" calcext:value-type="float">
            <text:p>0.8681</text:p>
          </table:table-cell>
          <table:table-cell table:style-name="ce12" office:value-type="float" office:value="0.89519" calcext:value-type="float">
            <text:p>0.8952</text:p>
          </table:table-cell>
          <table:table-cell table:style-name="ce12" office:value-type="float" office:value="0.870874" calcext:value-type="float">
            <text:p>0.8709</text:p>
          </table:table-cell>
          <table:table-cell table:style-name="ce12" office:value-type="float" office:value="0.882865" calcext:value-type="float">
            <text:p>0.8829</text:p>
          </table:table-cell>
          <table:table-cell table:style-name="ce14" office:value-type="float" office:value="0.214184" calcext:value-type="float">
            <text:p>0.2142</text:p>
          </table:table-cell>
          <table:table-cell table:style-name="ce12" office:value-type="float" office:value="0.914122" calcext:value-type="float">
            <text:p>0.9141</text:p>
          </table:table-cell>
          <table:table-cell table:style-name="ce12" office:value-type="float" office:value="0.889292" calcext:value-type="float">
            <text:p>0.8893</text:p>
          </table:table-cell>
          <table:table-cell table:style-name="ce12" office:value-type="float" office:value="0.901536" calcext:value-type="float">
            <text:p>0.9015</text:p>
          </table:table-cell>
          <table:table-cell table:style-name="ce12" office:value-type="float" office:value="0.246099" calcext:value-type="float">
            <text:p>0.2461</text:p>
          </table:table-cell>
          <table:table-cell table:style-name="ce12" office:value-type="float" office:value="0.707528" calcext:value-type="float">
            <text:p>0.7075</text:p>
          </table:table-cell>
          <table:table-cell table:style-name="ce12" office:value-type="float" office:value="0.709164" calcext:value-type="float">
            <text:p>0.7092</text:p>
          </table:table-cell>
          <table:table-cell table:style-name="ce14" office:value-type="float" office:value="0.708345" calcext:value-type="float">
            <text:p>0.7083</text:p>
          </table:table-cell>
          <table:table-cell table:style-name="ce17" office:value-type="float" office:value="0.753678" calcext:value-type="float">
            <text:p>0.7537</text:p>
          </table:table-cell>
          <table:table-cell table:style-name="ce17" office:value-type="float" office:value="0.755421" calcext:value-type="float">
            <text:p>0.7554</text:p>
          </table:table-cell>
          <table:table-cell table:style-name="ce14" office:value-type="float" office:value="0.754548" calcext:value-type="float">
            <text:p>0.7545</text:p>
          </table:table-cell>
          <table:table-cell table:style-name="ce12" office:value-type="float" office:value="0.583213" calcext:value-type="float">
            <text:p>0.5832</text:p>
          </table:table-cell>
          <table:table-cell table:style-name="ce12" office:value-type="float" office:value="0.584562" calcext:value-type="float">
            <text:p>0.5846</text:p>
          </table:table-cell>
          <table:table-cell table:style-name="ce20" office:value-type="float" office:value="0.583887" calcext:value-type="float">
            <text:p>0.5839</text:p>
          </table:table-cell>
          <table:table-cell table:style-name="ce12" office:value-type="float" office:value="0.959439" calcext:value-type="float">
            <text:p>0.9594</text:p>
          </table:table-cell>
          <table:table-cell table:style-name="ce12" office:value-type="float" office:value="0.952121" calcext:value-type="float">
            <text:p>0.9521</text:p>
          </table:table-cell>
          <table:table-cell table:style-name="ce12" office:value-type="float" office:value="0.955766" calcext:value-type="float">
            <text:p>0.9558</text:p>
          </table:table-cell>
          <table:table-cell table:style-name="ce12" office:value-type="float" office:value="0.502128" calcext:value-type="float">
            <text:p>0.5021</text:p>
          </table:table-cell>
          <table:table-cell table:style-name="ce12" office:value-type="float" office:value="0.96941" calcext:value-type="float">
            <text:p>0.9694</text:p>
          </table:table-cell>
          <table:table-cell table:style-name="ce12" office:value-type="float" office:value="0.962016" calcext:value-type="float">
            <text:p>0.9620</text:p>
          </table:table-cell>
          <table:table-cell table:style-name="ce12" office:value-type="float" office:value="0.965699" calcext:value-type="float">
            <text:p>0.9657</text:p>
          </table:table-cell>
          <table:table-cell table:style-name="ce12" office:value-type="float" office:value="0.52766" calcext:value-type="float">
            <text:p>0.5277</text:p>
          </table:table-cell>
          <table:table-cell table:style-name="ce12" office:value-type="float" office:value="0.880827" calcext:value-type="float">
            <text:p>0.8808</text:p>
          </table:table-cell>
          <table:table-cell table:style-name="ce12" office:value-type="float" office:value="0.87901" calcext:value-type="float">
            <text:p>0.8790</text:p>
          </table:table-cell>
          <table:table-cell table:style-name="ce20" office:value-type="float" office:value="0.879917" calcext:value-type="float">
            <text:p>0.8799</text:p>
          </table:table-cell>
          <table:table-cell table:style-name="ce12" office:value-type="float" office:value="0.782352" calcext:value-type="float">
            <text:p>0.7824</text:p>
          </table:table-cell>
          <table:table-cell table:style-name="ce12" office:value-type="float" office:value="0.749663" calcext:value-type="float">
            <text:p>0.7497</text:p>
          </table:table-cell>
          <table:table-cell table:style-name="ce14" office:value-type="float" office:value="0.765659" calcext:value-type="float">
            <text:p>0.7657</text:p>
          </table:table-cell>
          <table:table-cell table:style-name="ce14" office:value-type="float" office:value="0.085106" calcext:value-type="float">
            <text:p>0.0851</text:p>
          </table:table-cell>
          <table:table-cell table:style-name="ce12" office:value-type="float" office:value="0.925497" calcext:value-type="float">
            <text:p>0.9255</text:p>
          </table:table-cell>
          <table:table-cell table:style-name="ce12" office:value-type="float" office:value="0.886827" calcext:value-type="float">
            <text:p>0.8868</text:p>
          </table:table-cell>
          <table:table-cell table:style-name="ce14" office:value-type="float" office:value="0.90575" calcext:value-type="float">
            <text:p>0.9058</text:p>
          </table:table-cell>
          <table:table-cell table:style-name="ce12" office:value-type="float" office:value="0.302128" calcext:value-type="float">
            <text:p>0.3021</text:p>
          </table:table-cell>
          <table:table-cell table:style-name="ce12" office:value-type="float" office:value="0.692778" calcext:value-type="float">
            <text:p>0.6928</text:p>
          </table:table-cell>
          <table:table-cell table:style-name="ce12" office:value-type="float" office:value="0.695871" calcext:value-type="float">
            <text:p>0.6959</text:p>
          </table:table-cell>
          <table:table-cell table:style-name="ce14" office:value-type="float" office:value="0.694321" calcext:value-type="float">
            <text:p>0.6943</text:p>
          </table:table-cell>
          <table:table-cell table:style-name="ce17" office:value-type="float" office:value="0.769722" calcext:value-type="float">
            <text:p>0.7697</text:p>
          </table:table-cell>
          <table:table-cell table:style-name="ce17" office:value-type="float" office:value="0.773158" calcext:value-type="float">
            <text:p>0.7732</text:p>
          </table:table-cell>
          <table:table-cell table:style-name="ce14" office:value-type="float" office:value="0.771437" calcext:value-type="float">
            <text:p>0.7714</text:p>
          </table:table-cell>
          <table:table-cell table:style-name="ce12" office:value-type="float" office:value="0.567222" calcext:value-type="float">
            <text:p>0.5672</text:p>
          </table:table-cell>
          <table:table-cell table:style-name="ce12" office:value-type="float" office:value="0.569754" calcext:value-type="float">
            <text:p>0.5698</text:p>
          </table:table-cell>
          <table:table-cell table:style-name="ce20" office:value-type="float" office:value="0.568486" calcext:value-type="float">
            <text:p>0.568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([.G25]+[.X25]+[.AI25])/3" office:value-type="float" office:value="0.866868" calcext:value-type="float">
            <text:p>0.8669</text:p>
          </table:table-cell>
          <table:table-cell table:style-name="ce12" office:value-type="float" office:value="0.894982" calcext:value-type="float">
            <text:p>0.8950</text:p>
          </table:table-cell>
          <table:table-cell table:style-name="ce12" office:value-type="float" office:value="0.876154" calcext:value-type="float">
            <text:p>0.8762</text:p>
          </table:table-cell>
          <table:table-cell table:style-name="ce14" office:value-type="float" office:value="0.885468" calcext:value-type="float">
            <text:p>0.8855</text:p>
          </table:table-cell>
          <table:table-cell table:style-name="ce12" office:value-type="float" office:value="0.210638" calcext:value-type="float">
            <text:p>0.2106</text:p>
          </table:table-cell>
          <table:table-cell table:style-name="ce12" office:value-type="float" office:value="0.912807" calcext:value-type="float">
            <text:p>0.9128</text:p>
          </table:table-cell>
          <table:table-cell table:style-name="ce12" office:value-type="float" office:value="0.893604" calcext:value-type="float">
            <text:p>0.8936</text:p>
          </table:table-cell>
          <table:table-cell table:style-name="ce14" office:value-type="float" office:value="0.903104" calcext:value-type="float">
            <text:p>0.9031</text:p>
          </table:table-cell>
          <table:table-cell table:style-name="ce12" office:value-type="float" office:value="0.241135" calcext:value-type="float">
            <text:p>0.2411</text:p>
          </table:table-cell>
          <table:table-cell table:style-name="ce12" office:value-type="float" office:value="0.701618" calcext:value-type="float">
            <text:p>0.7016</text:p>
          </table:table-cell>
          <table:table-cell table:style-name="ce12" office:value-type="float" office:value="0.702226" calcext:value-type="float">
            <text:p>0.7022</text:p>
          </table:table-cell>
          <table:table-cell table:style-name="ce12" office:value-type="float" office:value="0.701922" calcext:value-type="float">
            <text:p>0.7019</text:p>
          </table:table-cell>
          <table:table-cell table:style-name="ce17" office:value-type="float" office:value="0.749856" calcext:value-type="float">
            <text:p>0.7499</text:p>
          </table:table-cell>
          <table:table-cell table:style-name="ce17" office:value-type="float" office:value="0.750506" calcext:value-type="float">
            <text:p>0.7505</text:p>
          </table:table-cell>
          <table:table-cell table:style-name="ce17" office:value-type="float" office:value="0.750181" calcext:value-type="float">
            <text:p>0.7502</text:p>
          </table:table-cell>
          <table:table-cell table:style-name="ce12" office:value-type="float" office:value="0.577701" calcext:value-type="float">
            <text:p>0.5777</text:p>
          </table:table-cell>
          <table:table-cell table:style-name="ce12" office:value-type="float" office:value="0.578202" calcext:value-type="float">
            <text:p>0.5782</text:p>
          </table:table-cell>
          <table:table-cell table:style-name="ce9" office:value-type="float" office:value="0.577951" calcext:value-type="float">
            <text:p>0.5780</text:p>
          </table:table-cell>
          <table:table-cell table:style-name="ce12" office:value-type="float" office:value="0.959201" calcext:value-type="float">
            <text:p>0.9592</text:p>
          </table:table-cell>
          <table:table-cell table:style-name="ce12" office:value-type="float" office:value="0.952795" calcext:value-type="float">
            <text:p>0.9528</text:p>
          </table:table-cell>
          <table:table-cell table:style-name="ce14" office:value-type="float" office:value="0.955987" calcext:value-type="float">
            <text:p>0.9560</text:p>
          </table:table-cell>
          <table:table-cell table:style-name="ce14" office:value-type="float" office:value="0.505674" calcext:value-type="float">
            <text:p>0.5057</text:p>
          </table:table-cell>
          <table:table-cell table:style-name="ce12" office:value-type="float" office:value="0.969007" calcext:value-type="float">
            <text:p>0.9690</text:p>
          </table:table-cell>
          <table:table-cell table:style-name="ce12" office:value-type="float" office:value="0.962536" calcext:value-type="float">
            <text:p>0.9625</text:p>
          </table:table-cell>
          <table:table-cell table:style-name="ce14" office:value-type="float" office:value="0.965761" calcext:value-type="float">
            <text:p>0.9658</text:p>
          </table:table-cell>
          <table:table-cell table:style-name="ce12" office:value-type="float" office:value="0.529078" calcext:value-type="float">
            <text:p>0.5291</text:p>
          </table:table-cell>
          <table:table-cell table:style-name="ce12" office:value-type="float" office:value="0.88081" calcext:value-type="float">
            <text:p>0.8808</text:p>
          </table:table-cell>
          <table:table-cell table:style-name="ce12" office:value-type="float" office:value="0.877177" calcext:value-type="float">
            <text:p>0.8772</text:p>
          </table:table-cell>
          <table:table-cell table:style-name="ce9" office:value-type="float" office:value="0.87899" calcext:value-type="float">
            <text:p>0.8790</text:p>
          </table:table-cell>
          <table:table-cell table:style-name="ce12" office:value-type="float" office:value="0.772696" calcext:value-type="float">
            <text:p>0.7727</text:p>
          </table:table-cell>
          <table:table-cell table:style-name="ce12" office:value-type="float" office:value="0.746069" calcext:value-type="float">
            <text:p>0.7461</text:p>
          </table:table-cell>
          <table:table-cell table:style-name="ce12" office:value-type="float" office:value="0.759149" calcext:value-type="float">
            <text:p>0.7591</text:p>
          </table:table-cell>
          <table:table-cell table:style-name="ce12" office:value-type="float" office:value="0.084397" calcext:value-type="float">
            <text:p>0.0844</text:p>
          </table:table-cell>
          <table:table-cell table:style-name="ce12" office:value-type="float" office:value="0.919455" calcext:value-type="float">
            <text:p>0.9195</text:p>
          </table:table-cell>
          <table:table-cell table:style-name="ce12" office:value-type="float" office:value="0.887771" calcext:value-type="float">
            <text:p>0.8878</text:p>
          </table:table-cell>
          <table:table-cell table:style-name="ce12" office:value-type="float" office:value="0.903335" calcext:value-type="float">
            <text:p>0.9033</text:p>
          </table:table-cell>
          <table:table-cell table:style-name="ce12" office:value-type="float" office:value="0.299291" calcext:value-type="float">
            <text:p>0.2993</text:p>
          </table:table-cell>
          <table:table-cell table:style-name="ce12" office:value-type="float" office:value="0.686995" calcext:value-type="float">
            <text:p>0.6870</text:p>
          </table:table-cell>
          <table:table-cell table:style-name="ce12" office:value-type="float" office:value="0.688337" calcext:value-type="float">
            <text:p>0.6883</text:p>
          </table:table-cell>
          <table:table-cell table:style-name="ce12" office:value-type="float" office:value="0.687666" calcext:value-type="float">
            <text:p>0.6877</text:p>
          </table:table-cell>
          <table:table-cell table:style-name="ce17" office:value-type="float" office:value="0.766082" calcext:value-type="float">
            <text:p>0.7661</text:p>
          </table:table-cell>
          <table:table-cell table:style-name="ce17" office:value-type="float" office:value="0.767578" calcext:value-type="float">
            <text:p>0.7676</text:p>
          </table:table-cell>
          <table:table-cell table:style-name="ce17" office:value-type="float" office:value="0.766829" calcext:value-type="float">
            <text:p>0.7668</text:p>
          </table:table-cell>
          <table:table-cell table:style-name="ce12" office:value-type="float" office:value="0.559454" calcext:value-type="float">
            <text:p>0.5595</text:p>
          </table:table-cell>
          <table:table-cell table:style-name="ce12" office:value-type="float" office:value="0.560547" calcext:value-type="float">
            <text:p>0.5605</text:p>
          </table:table-cell>
          <table:table-cell table:style-name="ce9" office:value-type="float" office:value="0.56" calcext:value-type="float">
            <text:p>0.5600</text:p>
          </table:table-cell>
          <table:table-cell table:number-columns-repeated="969"/>
        </table:table-row>
        <table:table-row table:style-name="ro2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9" table:number-rows-spanned="1">
            <text:p>English: Out-of-Domain (Closed Track)</text:p>
          </table:table-cell>
          <table:covered-table-cell table:number-columns-repeated="48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table:style-name="ce9" table:formula="of:=([.G30]+[.X30]+[.AI30])/3" office:value-type="float" office:value="0.811485" calcext:value-type="float">
            <text:p>0.8115</text:p>
          </table:table-cell>
          <table:table-cell table:style-name="ce12" office:value-type="float" office:value="0.848074" calcext:value-type="float">
            <text:p>0.8481</text:p>
          </table:table-cell>
          <table:table-cell table:style-name="ce12" office:value-type="float" office:value="0.788996" calcext:value-type="float">
            <text:p>0.7890</text:p>
          </table:table-cell>
          <table:table-cell table:style-name="ce12" office:value-type="float" office:value="0.817469" calcext:value-type="float">
            <text:p>0.8175</text:p>
          </table:table-cell>
          <table:table-cell table:style-name="ce12" office:value-type="float" office:value="0.226609" calcext:value-type="float">
            <text:p>0.2266</text:p>
          </table:table-cell>
          <table:table-cell table:style-name="ce12" office:value-type="float" office:value="0.867802" calcext:value-type="float">
            <text:p>0.8678</text:p>
          </table:table-cell>
          <table:table-cell table:style-name="ce12" office:value-type="float" office:value="0.80735" calcext:value-type="float">
            <text:p>0.8074</text:p>
          </table:table-cell>
          <table:table-cell table:style-name="ce12" office:value-type="float" office:value="0.836485" calcext:value-type="float">
            <text:p>0.8365</text:p>
          </table:table-cell>
          <table:table-cell table:style-name="ce12" office:value-type="float" office:value="0.250946" calcext:value-type="float">
            <text:p>0.2509</text:p>
          </table:table-cell>
          <table:table-cell table:style-name="ce12" office:value-type="float" office:value="0.59194" calcext:value-type="float">
            <text:p>0.5919</text:p>
          </table:table-cell>
          <table:table-cell table:style-name="ce12" office:value-type="float" office:value="0.564" calcext:value-type="float">
            <text:p>0.5640</text:p>
          </table:table-cell>
          <table:table-cell table:style-name="ce14" office:value-type="float" office:value="0.577632" calcext:value-type="float">
            <text:p>0.5776</text:p>
          </table:table-cell>
          <table:table-cell table:style-name="ce17" office:value-type="float" office:value="0.003918" calcext:value-type="float">
            <text:p>0.0039</text:p>
          </table:table-cell>
          <table:table-cell table:style-name="ce17" office:value-type="float" office:value="0.003733" calcext:value-type="float">
            <text:p>0.0037</text:p>
          </table:table-cell>
          <table:table-cell table:style-name="ce17" office:value-type="float" office:value="0.003824" calcext:value-type="float">
            <text:p>0.0038</text:p>
          </table:table-cell>
          <table:table-cell table:style-name="ce12" office:value-type="float" office:value="0.002799" calcext:value-type="float">
            <text:p>0.0028</text:p>
          </table:table-cell>
          <table:table-cell table:style-name="ce12" office:value-type="float" office:value="0.002667" calcext:value-type="float">
            <text:p>0.0027</text:p>
          </table:table-cell>
          <table:table-cell table:style-name="ce9" office:value-type="float" office:value="0.002731" calcext:value-type="float">
            <text:p>0.0027</text:p>
          </table:table-cell>
          <table:table-cell table:style-name="ce12" office:value-type="float" office:value="0.8852" calcext:value-type="float">
            <text:p>0.8852</text:p>
          </table:table-cell>
          <table:table-cell table:style-name="ce12" office:value-type="float" office:value="0.853045" calcext:value-type="float">
            <text:p>0.8530</text:p>
          </table:table-cell>
          <table:table-cell table:style-name="ce12" office:value-type="float" office:value="0.868825" calcext:value-type="float">
            <text:p>0.8688</text:p>
          </table:table-cell>
          <table:table-cell table:style-name="ce12" office:value-type="float" office:value="0.315306" calcext:value-type="float">
            <text:p>0.3153</text:p>
          </table:table-cell>
          <table:table-cell table:style-name="ce12" office:value-type="float" office:value="0.901702" calcext:value-type="float">
            <text:p>0.9017</text:p>
          </table:table-cell>
          <table:table-cell table:style-name="ce12" office:value-type="float" office:value="0.868947" calcext:value-type="float">
            <text:p>0.8689</text:p>
          </table:table-cell>
          <table:table-cell table:style-name="ce12" office:value-type="float" office:value="0.885022" calcext:value-type="float">
            <text:p>0.8850</text:p>
          </table:table-cell>
          <table:table-cell table:style-name="ce12" office:value-type="float" office:value="0.332071" calcext:value-type="float">
            <text:p>0.3321</text:p>
          </table:table-cell>
          <table:table-cell table:style-name="ce12" office:value-type="float" office:value="0.787011" calcext:value-type="float">
            <text:p>0.7870</text:p>
          </table:table-cell>
          <table:table-cell table:style-name="ce12" office:value-type="float" office:value="0.782332" calcext:value-type="float">
            <text:p>0.7823</text:p>
          </table:table-cell>
          <table:table-cell table:style-name="ce20" office:value-type="float" office:value="0.784665" calcext:value-type="float">
            <text:p>0.7847</text:p>
          </table:table-cell>
          <table:table-cell table:style-name="ce12" office:value-type="float" office:value="0.786819" calcext:value-type="float">
            <text:p>0.7868</text:p>
          </table:table-cell>
          <table:table-cell table:style-name="ce12" office:value-type="float" office:value="0.713124" calcext:value-type="float">
            <text:p>0.7131</text:p>
          </table:table-cell>
          <table:table-cell table:style-name="ce14" office:value-type="float" office:value="0.748161" calcext:value-type="float">
            <text:p>0.7482</text:p>
          </table:table-cell>
          <table:table-cell table:style-name="ce14" office:value-type="float" office:value="0.179557" calcext:value-type="float">
            <text:p>0.1796</text:p>
          </table:table-cell>
          <table:table-cell table:style-name="ce12" office:value-type="float" office:value="0.883199" calcext:value-type="float">
            <text:p>0.8832</text:p>
          </table:table-cell>
          <table:table-cell table:style-name="ce12" office:value-type="float" office:value="0.800477" calcext:value-type="float">
            <text:p>0.8005</text:p>
          </table:table-cell>
          <table:table-cell table:style-name="ce12" office:value-type="float" office:value="0.839806" calcext:value-type="float">
            <text:p>0.8398</text:p>
          </table:table-cell>
          <table:table-cell table:style-name="ce12" office:value-type="float" office:value="0.288264" calcext:value-type="float">
            <text:p>0.2883</text:p>
          </table:table-cell>
          <table:table-cell table:style-name="ce12" office:value-type="float" office:value="0.572414" calcext:value-type="float">
            <text:p>0.5724</text:p>
          </table:table-cell>
          <table:table-cell table:style-name="ce12" office:value-type="float" office:value="0.57183" calcext:value-type="float">
            <text:p>0.5718</text:p>
          </table:table-cell>
          <table:table-cell table:style-name="ce14" office:value-type="float" office:value="0.572122" calcext:value-type="float">
            <text:p>0.5721</text:p>
          </table:table-cell>
          <table:table-cell table:style-name="ce17" office:value-type="float" office:value="0.040102" calcext:value-type="float">
            <text:p>0.0401</text:p>
          </table:table-cell>
          <table:table-cell table:style-name="ce17" office:value-type="float" office:value="0.040061" calcext:value-type="float">
            <text:p>0.0401</text:p>
          </table:table-cell>
          <table:table-cell table:style-name="ce17" office:value-type="float" office:value="0.040082" calcext:value-type="float">
            <text:p>0.0401</text:p>
          </table:table-cell>
          <table:table-cell table:style-name="ce12" office:value-type="float" office:value="0.020945" calcext:value-type="float">
            <text:p>0.0209</text:p>
          </table:table-cell>
          <table:table-cell table:style-name="ce12" office:value-type="float" office:value="0.020924" calcext:value-type="float">
            <text:p>0.0209</text:p>
          </table:table-cell>
          <table:table-cell table:style-name="ce9" office:value-type="float" office:value="0.020934" calcext:value-type="float">
            <text:p>0.0209</text:p>
          </table:table-cell>
          <table:table-cell table:number-columns-repeated="9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 table:style-name="ce9" table:formula="of:=([.G31]+[.X31]+[.AI31])/3" office:value-type="float" office:value="0.807832333333333" calcext:value-type="float">
            <text:p>0.8078</text:p>
          </table:table-cell>
          <table:table-cell table:style-name="ce12" office:value-type="float" office:value="0.842892" calcext:value-type="float">
            <text:p>0.8429</text:p>
          </table:table-cell>
          <table:table-cell table:style-name="ce12" office:value-type="float" office:value="0.795265" calcext:value-type="float">
            <text:p>0.7953</text:p>
          </table:table-cell>
          <table:table-cell table:style-name="ce14" office:value-type="float" office:value="0.818386" calcext:value-type="float">
            <text:p>0.8184</text:p>
          </table:table-cell>
          <table:table-cell table:style-name="ce12" office:value-type="float" office:value="0.249865" calcext:value-type="float">
            <text:p>0.2499</text:p>
          </table:table-cell>
          <table:table-cell table:style-name="ce12" office:value-type="float" office:value="0.866279" calcext:value-type="float">
            <text:p>0.8663</text:p>
          </table:table-cell>
          <table:table-cell table:style-name="ce12" office:value-type="float" office:value="0.817331" calcext:value-type="float">
            <text:p>0.8173</text:p>
          </table:table-cell>
          <table:table-cell table:style-name="ce14" office:value-type="float" office:value="0.841093" calcext:value-type="float">
            <text:p>0.8411</text:p>
          </table:table-cell>
          <table:table-cell table:style-name="ce12" office:value-type="float" office:value="0.280692" calcext:value-type="float">
            <text:p>0.2807</text:p>
          </table:table-cell>
          <table:table-cell table:style-name="ce12" office:value-type="float" office:value="0.569083" calcext:value-type="float">
            <text:p>0.5691</text:p>
          </table:table-cell>
          <table:table-cell table:style-name="ce12" office:value-type="float" office:value="0.536" calcext:value-type="float">
            <text:p>0.5360</text:p>
          </table:table-cell>
          <table:table-cell table:style-name="ce12" office:value-type="float" office:value="0.552046" calcext:value-type="float">
            <text:p>0.5520</text:p>
          </table:table-cell>
          <table:table-cell table:style-name="ce17" office:value-type="float" office:value="0.710929" calcext:value-type="float">
            <text:p>0.7109</text:p>
          </table:table-cell>
          <table:table-cell table:style-name="ce17" office:value-type="float" office:value="0.6696" calcext:value-type="float">
            <text:p>0.6696</text:p>
          </table:table-cell>
          <table:table-cell table:style-name="ce17" office:value-type="float" office:value="0.689646" calcext:value-type="float">
            <text:p>0.6896</text:p>
          </table:table-cell>
          <table:table-cell table:style-name="ce12" office:value-type="float" office:value="0.489524" calcext:value-type="float">
            <text:p>0.4895</text:p>
          </table:table-cell>
          <table:table-cell table:style-name="ce12" office:value-type="float" office:value="0.461067" calcext:value-type="float">
            <text:p>0.4611</text:p>
          </table:table-cell>
          <table:table-cell table:style-name="ce20" office:value-type="float" office:value="0.47487" calcext:value-type="float">
            <text:p>0.4749</text:p>
          </table:table-cell>
          <table:table-cell table:style-name="ce12" office:value-type="float" office:value="0.894676" calcext:value-type="float">
            <text:p>0.8947</text:p>
          </table:table-cell>
          <table:table-cell table:style-name="ce12" office:value-type="float" office:value="0.851018" calcext:value-type="float">
            <text:p>0.8510</text:p>
          </table:table-cell>
          <table:table-cell table:style-name="ce14" office:value-type="float" office:value="0.872301" calcext:value-type="float">
            <text:p>0.8723</text:p>
          </table:table-cell>
          <table:table-cell table:style-name="ce12" office:value-type="float" office:value="0.301244" calcext:value-type="float">
            <text:p>0.3012</text:p>
          </table:table-cell>
          <table:table-cell table:style-name="ce12" office:value-type="float" office:value="0.911985" calcext:value-type="float">
            <text:p>0.9120</text:p>
          </table:table-cell>
          <table:table-cell table:style-name="ce12" office:value-type="float" office:value="0.867482" calcext:value-type="float">
            <text:p>0.8675</text:p>
          </table:table-cell>
          <table:table-cell table:style-name="ce14" office:value-type="float" office:value="0.889177" calcext:value-type="float">
            <text:p>0.8892</text:p>
          </table:table-cell>
          <table:table-cell table:style-name="ce12" office:value-type="float" office:value="0.310979" calcext:value-type="float">
            <text:p>0.3110</text:p>
          </table:table-cell>
          <table:table-cell table:style-name="ce12" office:value-type="float" office:value="0.76391" calcext:value-type="float">
            <text:p>0.7639</text:p>
          </table:table-cell>
          <table:table-cell table:style-name="ce12" office:value-type="float" office:value="0.73179" calcext:value-type="float">
            <text:p>0.7318</text:p>
          </table:table-cell>
          <table:table-cell table:style-name="ce9" office:value-type="float" office:value="0.747505" calcext:value-type="float">
            <text:p>0.7475</text:p>
          </table:table-cell>
          <table:table-cell table:style-name="ce12" office:value-type="float" office:value="0.773594" calcext:value-type="float">
            <text:p>0.7736</text:p>
          </table:table-cell>
          <table:table-cell table:style-name="ce12" office:value-type="float" office:value="0.696111" calcext:value-type="float">
            <text:p>0.6961</text:p>
          </table:table-cell>
          <table:table-cell table:style-name="ce12" office:value-type="float" office:value="0.73281" calcext:value-type="float">
            <text:p>0.7328</text:p>
          </table:table-cell>
          <table:table-cell table:style-name="ce12" office:value-type="float" office:value="0.179016" calcext:value-type="float">
            <text:p>0.1790</text:p>
          </table:table-cell>
          <table:table-cell table:style-name="ce12" office:value-type="float" office:value="0.904586" calcext:value-type="float">
            <text:p>0.9046</text:p>
          </table:table-cell>
          <table:table-cell table:style-name="ce12" office:value-type="float" office:value="0.813984" calcext:value-type="float">
            <text:p>0.8140</text:p>
          </table:table-cell>
          <table:table-cell table:style-name="ce14" office:value-type="float" office:value="0.856897" calcext:value-type="float">
            <text:p>0.8569</text:p>
          </table:table-cell>
          <table:table-cell table:style-name="ce12" office:value-type="float" office:value="0.369389" calcext:value-type="float">
            <text:p>0.3694</text:p>
          </table:table-cell>
          <table:table-cell table:style-name="ce12" office:value-type="float" office:value="0.536691" calcext:value-type="float">
            <text:p>0.5367</text:p>
          </table:table-cell>
          <table:table-cell table:style-name="ce12" office:value-type="float" office:value="0.535596" calcext:value-type="float">
            <text:p>0.5356</text:p>
          </table:table-cell>
          <table:table-cell table:style-name="ce12" office:value-type="float" office:value="0.536143" calcext:value-type="float">
            <text:p>0.5361</text:p>
          </table:table-cell>
          <table:table-cell table:style-name="ce17" office:value-type="float" office:value="0.553567" calcext:value-type="float">
            <text:p>0.5536</text:p>
          </table:table-cell>
          <table:table-cell table:style-name="ce17" office:value-type="float" office:value="0.552437" calcext:value-type="float">
            <text:p>0.5524</text:p>
          </table:table-cell>
          <table:table-cell table:style-name="ce17" office:value-type="float" office:value="0.553001" calcext:value-type="float">
            <text:p>0.5530</text:p>
          </table:table-cell>
          <table:table-cell table:style-name="ce12" office:value-type="float" office:value="0.343135" calcext:value-type="float">
            <text:p>0.3431</text:p>
          </table:table-cell>
          <table:table-cell table:style-name="ce12" office:value-type="float" office:value="0.342434" calcext:value-type="float">
            <text:p>0.3424</text:p>
          </table:table-cell>
          <table:table-cell table:style-name="ce9" office:value-type="float" office:value="0.342784" calcext:value-type="float">
            <text:p>0.342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Peking</text:p>
          </table:table-cell>
          <table:table-cell office:value-type="float" office:value="1" calcext:value-type="float">
            <text:p>1</text:p>
          </table:table-cell>
          <table:table-cell table:style-name="ce9" table:formula="of:=([.G32]+[.X32]+[.AI32])/3" office:value-type="float" office:value="0.803966333333333" calcext:value-type="float">
            <text:p>0.8040</text:p>
          </table:table-cell>
          <table:table-cell table:style-name="ce12" office:value-type="float" office:value="0.832035" calcext:value-type="float">
            <text:p>0.8320</text:p>
          </table:table-cell>
          <table:table-cell table:style-name="ce12" office:value-type="float" office:value="0.801905" calcext:value-type="float">
            <text:p>0.8019</text:p>
          </table:table-cell>
          <table:table-cell table:style-name="ce12" office:value-type="float" office:value="0.816693" calcext:value-type="float">
            <text:p>0.8167</text:p>
          </table:table-cell>
          <table:table-cell table:style-name="ce12" office:value-type="float" office:value="0.237966" calcext:value-type="float">
            <text:p>0.2380</text:p>
          </table:table-cell>
          <table:table-cell table:style-name="ce12" office:value-type="float" office:value="0.854759" calcext:value-type="float">
            <text:p>0.8548</text:p>
          </table:table-cell>
          <table:table-cell table:style-name="ce12" office:value-type="float" office:value="0.823806" calcext:value-type="float">
            <text:p>0.8238</text:p>
          </table:table-cell>
          <table:table-cell table:style-name="ce12" office:value-type="float" office:value="0.838997" calcext:value-type="float">
            <text:p>0.8390</text:p>
          </table:table-cell>
          <table:table-cell table:style-name="ce12" office:value-type="float" office:value="0.267712" calcext:value-type="float">
            <text:p>0.2677</text:p>
          </table:table-cell>
          <table:table-cell table:style-name="ce12" office:value-type="float" office:value="0.555649" calcext:value-type="float">
            <text:p>0.5556</text:p>
          </table:table-cell>
          <table:table-cell table:style-name="ce12" office:value-type="float" office:value="0.525867" calcext:value-type="float">
            <text:p>0.5259</text:p>
          </table:table-cell>
          <table:table-cell table:style-name="ce12" office:value-type="float" office:value="0.540348" calcext:value-type="float">
            <text:p>0.5403</text:p>
          </table:table-cell>
          <table:table-cell table:style-name="ce17" office:value-type="float" office:value="0.708087" calcext:value-type="float">
            <text:p>0.7081</text:p>
          </table:table-cell>
          <table:table-cell table:style-name="ce17" office:value-type="float" office:value="0.670133" calcext:value-type="float">
            <text:p>0.6701</text:p>
          </table:table-cell>
          <table:table-cell table:style-name="ce17" office:value-type="float" office:value="0.688587" calcext:value-type="float">
            <text:p>0.6886</text:p>
          </table:table-cell>
          <table:table-cell table:style-name="ce12" office:value-type="float" office:value="0.474782" calcext:value-type="float">
            <text:p>0.4748</text:p>
          </table:table-cell>
          <table:table-cell table:style-name="ce12" office:value-type="float" office:value="0.449333" calcext:value-type="float">
            <text:p>0.4493</text:p>
          </table:table-cell>
          <table:table-cell table:style-name="ce9" office:value-type="float" office:value="0.461707" calcext:value-type="float">
            <text:p>0.4617</text:p>
          </table:table-cell>
          <table:table-cell table:style-name="ce12" office:value-type="float" office:value="0.889868" calcext:value-type="float">
            <text:p>0.8899</text:p>
          </table:table-cell>
          <table:table-cell table:style-name="ce12" office:value-type="float" office:value="0.843503" calcext:value-type="float">
            <text:p>0.8435</text:p>
          </table:table-cell>
          <table:table-cell table:style-name="ce12" office:value-type="float" office:value="0.866066" calcext:value-type="float">
            <text:p>0.8661</text:p>
          </table:table-cell>
          <table:table-cell table:style-name="ce12" office:value-type="float" office:value="0.259059" calcext:value-type="float">
            <text:p>0.2591</text:p>
          </table:table-cell>
          <table:table-cell table:style-name="ce12" office:value-type="float" office:value="0.907632" calcext:value-type="float">
            <text:p>0.9076</text:p>
          </table:table-cell>
          <table:table-cell table:style-name="ce12" office:value-type="float" office:value="0.860341" calcext:value-type="float">
            <text:p>0.8603</text:p>
          </table:table-cell>
          <table:table-cell table:style-name="ce12" office:value-type="float" office:value="0.883354" calcext:value-type="float">
            <text:p>0.8834</text:p>
          </table:table-cell>
          <table:table-cell table:style-name="ce12" office:value-type="float" office:value="0.267171" calcext:value-type="float">
            <text:p>0.2672</text:p>
          </table:table-cell>
          <table:table-cell table:style-name="ce12" office:value-type="float" office:value="0.744643" calcext:value-type="float">
            <text:p>0.7446</text:p>
          </table:table-cell>
          <table:table-cell table:style-name="ce12" office:value-type="float" office:value="0.708431" calcext:value-type="float">
            <text:p>0.7084</text:p>
          </table:table-cell>
          <table:table-cell table:style-name="ce9" office:value-type="float" office:value="0.726086" calcext:value-type="float">
            <text:p>0.7261</text:p>
          </table:table-cell>
          <table:table-cell table:style-name="ce12" office:value-type="float" office:value="0.766421" calcext:value-type="float">
            <text:p>0.7664</text:p>
          </table:table-cell>
          <table:table-cell table:style-name="ce12" office:value-type="float" office:value="0.695317" calcext:value-type="float">
            <text:p>0.6953</text:p>
          </table:table-cell>
          <table:table-cell table:style-name="ce12" office:value-type="float" office:value="0.72914" calcext:value-type="float">
            <text:p>0.7291</text:p>
          </table:table-cell>
          <table:table-cell table:style-name="ce12" office:value-type="float" office:value="0.171444" calcext:value-type="float">
            <text:p>0.1714</text:p>
          </table:table-cell>
          <table:table-cell table:style-name="ce12" office:value-type="float" office:value="0.898047" calcext:value-type="float">
            <text:p>0.8980</text:p>
          </table:table-cell>
          <table:table-cell table:style-name="ce12" office:value-type="float" office:value="0.814732" calcext:value-type="float">
            <text:p>0.8147</text:p>
          </table:table-cell>
          <table:table-cell table:style-name="ce12" office:value-type="float" office:value="0.854363" calcext:value-type="float">
            <text:p>0.8544</text:p>
          </table:table-cell>
          <table:table-cell table:style-name="ce12" office:value-type="float" office:value="0.358031" calcext:value-type="float">
            <text:p>0.3580</text:p>
          </table:table-cell>
          <table:table-cell table:style-name="ce12" office:value-type="float" office:value="0.525128" calcext:value-type="float">
            <text:p>0.5251</text:p>
          </table:table-cell>
          <table:table-cell table:style-name="ce12" office:value-type="float" office:value="0.522582" calcext:value-type="float">
            <text:p>0.5226</text:p>
          </table:table-cell>
          <table:table-cell table:style-name="ce12" office:value-type="float" office:value="0.523852" calcext:value-type="float">
            <text:p>0.5239</text:p>
          </table:table-cell>
          <table:table-cell table:style-name="ce17" office:value-type="float" office:value="0.556667" calcext:value-type="float">
            <text:p>0.5567</text:p>
          </table:table-cell>
          <table:table-cell table:style-name="ce17" office:value-type="float" office:value="0.553968" calcext:value-type="float">
            <text:p>0.5540</text:p>
          </table:table-cell>
          <table:table-cell table:style-name="ce17" office:value-type="float" office:value="0.555314" calcext:value-type="float">
            <text:p>0.5553</text:p>
          </table:table-cell>
          <table:table-cell table:style-name="ce12" office:value-type="float" office:value="0.338974" calcext:value-type="float">
            <text:p>0.3390</text:p>
          </table:table-cell>
          <table:table-cell table:style-name="ce12" office:value-type="float" office:value="0.337331" calcext:value-type="float">
            <text:p>0.3373</text:p>
          </table:table-cell>
          <table:table-cell table:style-name="ce9" office:value-type="float" office:value="0.338151" calcext:value-type="float">
            <text:p>0.3382</text:p>
          </table:table-cell>
          <table:table-cell table:number-columns-repeated="9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table:style-name="ce9" table:formula="of:=([.G33]+[.X33]+[.AI33])/3" office:value-type="float" office:value="0.792302" calcext:value-type="float">
            <text:p>0.7923</text:p>
          </table:table-cell>
          <table:table-cell table:style-name="ce12" office:value-type="float" office:value="0.816887" calcext:value-type="float">
            <text:p>0.8169</text:p>
          </table:table-cell>
          <table:table-cell table:style-name="ce12" office:value-type="float" office:value="0.797245" calcext:value-type="float">
            <text:p>0.7972</text:p>
          </table:table-cell>
          <table:table-cell table:style-name="ce12" office:value-type="float" office:value="0.806947" calcext:value-type="float">
            <text:p>0.8069</text:p>
          </table:table-cell>
          <table:table-cell table:style-name="ce14" office:value-type="float" office:value="0.250406" calcext:value-type="float">
            <text:p>0.2504</text:p>
          </table:table-cell>
          <table:table-cell table:style-name="ce12" office:value-type="float" office:value="0.841905" calcext:value-type="float">
            <text:p>0.8419</text:p>
          </table:table-cell>
          <table:table-cell table:style-name="ce12" office:value-type="float" office:value="0.821661" calcext:value-type="float">
            <text:p>0.8217</text:p>
          </table:table-cell>
          <table:table-cell table:style-name="ce12" office:value-type="float" office:value="0.83166" calcext:value-type="float">
            <text:p>0.8317</text:p>
          </table:table-cell>
          <table:table-cell table:style-name="ce12" office:value-type="float" office:value="0.283937" calcext:value-type="float">
            <text:p>0.2839</text:p>
          </table:table-cell>
          <table:table-cell table:style-name="ce12" office:value-type="float" office:value="0.5443" calcext:value-type="float">
            <text:p>0.5443</text:p>
          </table:table-cell>
          <table:table-cell table:style-name="ce12" office:value-type="float" office:value="0.525867" calcext:value-type="float">
            <text:p>0.5259</text:p>
          </table:table-cell>
          <table:table-cell table:style-name="ce12" office:value-type="float" office:value="0.534925" calcext:value-type="float">
            <text:p>0.5349</text:p>
          </table:table-cell>
          <table:table-cell table:style-name="ce17" office:value-type="float" office:value="0.677891" calcext:value-type="float">
            <text:p>0.6779</text:p>
          </table:table-cell>
          <table:table-cell table:style-name="ce17" office:value-type="float" office:value="0.654933" calcext:value-type="float">
            <text:p>0.6549</text:p>
          </table:table-cell>
          <table:table-cell table:style-name="ce17" office:value-type="float" office:value="0.666215" calcext:value-type="float">
            <text:p>0.6662</text:p>
          </table:table-cell>
          <table:table-cell table:style-name="ce12" office:value-type="float" office:value="0.426166" calcext:value-type="float">
            <text:p>0.4262</text:p>
          </table:table-cell>
          <table:table-cell table:style-name="ce12" office:value-type="float" office:value="0.411733" calcext:value-type="float">
            <text:p>0.4117</text:p>
          </table:table-cell>
          <table:table-cell table:style-name="ce9" office:value-type="float" office:value="0.418825" calcext:value-type="float">
            <text:p>0.4188</text:p>
          </table:table-cell>
          <table:table-cell table:style-name="ce12" office:value-type="float" office:value="0.875569" calcext:value-type="float">
            <text:p>0.8756</text:p>
          </table:table-cell>
          <table:table-cell table:style-name="ce12" office:value-type="float" office:value="0.857223" calcext:value-type="float">
            <text:p>0.8572</text:p>
          </table:table-cell>
          <table:table-cell table:style-name="ce12" office:value-type="float" office:value="0.866299" calcext:value-type="float">
            <text:p>0.8663</text:p>
          </table:table-cell>
          <table:table-cell table:style-name="ce14" office:value-type="float" office:value="0.356409" calcext:value-type="float">
            <text:p>0.3564</text:p>
          </table:table-cell>
          <table:table-cell table:style-name="ce12" office:value-type="float" office:value="0.894137" calcext:value-type="float">
            <text:p>0.8941</text:p>
          </table:table-cell>
          <table:table-cell table:style-name="ce12" office:value-type="float" office:value="0.875401" calcext:value-type="float">
            <text:p>0.8754</text:p>
          </table:table-cell>
          <table:table-cell table:style-name="ce12" office:value-type="float" office:value="0.88467" calcext:value-type="float">
            <text:p>0.8847</text:p>
          </table:table-cell>
          <table:table-cell table:style-name="ce12" office:value-type="float" office:value="0.369389" calcext:value-type="float">
            <text:p>0.3694</text:p>
          </table:table-cell>
          <table:table-cell table:style-name="ce12" office:value-type="float" office:value="0.767477" calcext:value-type="float">
            <text:p>0.7675</text:p>
          </table:table-cell>
          <table:table-cell table:style-name="ce12" office:value-type="float" office:value="0.757698" calcext:value-type="float">
            <text:p>0.7577</text:p>
          </table:table-cell>
          <table:table-cell table:style-name="ce9" office:value-type="float" office:value="0.762556" calcext:value-type="float">
            <text:p>0.7626</text:p>
          </table:table-cell>
          <table:table-cell table:style-name="ce12" office:value-type="float" office:value="0.732346" calcext:value-type="float">
            <text:p>0.7323</text:p>
          </table:table-cell>
          <table:table-cell table:style-name="ce12" office:value-type="float" office:value="0.677136" calcext:value-type="float">
            <text:p>0.6771</text:p>
          </table:table-cell>
          <table:table-cell table:style-name="ce12" office:value-type="float" office:value="0.70366" calcext:value-type="float">
            <text:p>0.7037</text:p>
          </table:table-cell>
          <table:table-cell table:style-name="ce12" office:value-type="float" office:value="0.157382" calcext:value-type="float">
            <text:p>0.1574</text:p>
          </table:table-cell>
          <table:table-cell table:style-name="ce12" office:value-type="float" office:value="0.866148" calcext:value-type="float">
            <text:p>0.8661</text:p>
          </table:table-cell>
          <table:table-cell table:style-name="ce12" office:value-type="float" office:value="0.800851" calcext:value-type="float">
            <text:p>0.8009</text:p>
          </table:table-cell>
          <table:table-cell table:style-name="ce12" office:value-type="float" office:value="0.83222" calcext:value-type="float">
            <text:p>0.8322</text:p>
          </table:table-cell>
          <table:table-cell table:style-name="ce12" office:value-type="float" office:value="0.336398" calcext:value-type="float">
            <text:p>0.3364</text:p>
          </table:table-cell>
          <table:table-cell table:style-name="ce12" office:value-type="float" office:value="0.534801" calcext:value-type="float">
            <text:p>0.5348</text:p>
          </table:table-cell>
          <table:table-cell table:style-name="ce12" office:value-type="float" office:value="0.539168" calcext:value-type="float">
            <text:p>0.5392</text:p>
          </table:table-cell>
          <table:table-cell table:style-name="ce12" office:value-type="float" office:value="0.536976" calcext:value-type="float">
            <text:p>0.5370</text:p>
          </table:table-cell>
          <table:table-cell table:style-name="ce17" office:value-type="float" office:value="0.692736" calcext:value-type="float">
            <text:p>0.6927</text:p>
          </table:table-cell>
          <table:table-cell table:style-name="ce17" office:value-type="float" office:value="0.698392" calcext:value-type="float">
            <text:p>0.6984</text:p>
          </table:table-cell>
          <table:table-cell table:style-name="ce17" office:value-type="float" office:value="0.695553" calcext:value-type="float">
            <text:p>0.6956</text:p>
          </table:table-cell>
          <table:table-cell table:style-name="ce12" office:value-type="float" office:value="0.405973" calcext:value-type="float">
            <text:p>0.4060</text:p>
          </table:table-cell>
          <table:table-cell table:style-name="ce12" office:value-type="float" office:value="0.409288" calcext:value-type="float">
            <text:p>0.4093</text:p>
          </table:table-cell>
          <table:table-cell table:style-name="ce24" office:value-type="float" office:value="0.407624" calcext:value-type="float">
            <text:p>0.407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  <table:table-cell table:style-name="ce9" table:formula="of:=([.G34]+[.X34]+[.AI34])/3" office:value-type="float" office:value="0.788899666666667" calcext:value-type="float">
            <text:p>0.7889</text:p>
          </table:table-cell>
          <table:table-cell table:style-name="ce12" office:value-type="float" office:value="0.80478" calcext:value-type="float">
            <text:p>0.8048</text:p>
          </table:table-cell>
          <table:table-cell table:style-name="ce12" office:value-type="float" office:value="0.801328" calcext:value-type="float">
            <text:p>0.8013</text:p>
          </table:table-cell>
          <table:table-cell table:style-name="ce12" office:value-type="float" office:value="0.80305" calcext:value-type="float">
            <text:p>0.8031</text:p>
          </table:table-cell>
          <table:table-cell table:style-name="ce12" office:value-type="float" office:value="0.232558" calcext:value-type="float">
            <text:p>0.2326</text:p>
          </table:table-cell>
          <table:table-cell table:style-name="ce12" office:value-type="float" office:value="0.828308" calcext:value-type="float">
            <text:p>0.8283</text:p>
          </table:table-cell>
          <table:table-cell table:style-name="ce12" office:value-type="float" office:value="0.824755" calcext:value-type="float">
            <text:p>0.8248</text:p>
          </table:table-cell>
          <table:table-cell table:style-name="ce12" office:value-type="float" office:value="0.826527" calcext:value-type="float">
            <text:p>0.8265</text:p>
          </table:table-cell>
          <table:table-cell table:style-name="ce12" office:value-type="float" office:value="0.259059" calcext:value-type="float">
            <text:p>0.2591</text:p>
          </table:table-cell>
          <table:table-cell table:style-name="ce12" office:value-type="float" office:value="0.52381" calcext:value-type="float">
            <text:p>0.5238</text:p>
          </table:table-cell>
          <table:table-cell table:style-name="ce12" office:value-type="float" office:value="0.5104" calcext:value-type="float">
            <text:p>0.5104</text:p>
          </table:table-cell>
          <table:table-cell table:style-name="ce12" office:value-type="float" office:value="0.517018" calcext:value-type="float">
            <text:p>0.5170</text:p>
          </table:table-cell>
          <table:table-cell table:style-name="ce17" office:value-type="float" office:value="0.674603" calcext:value-type="float">
            <text:p>0.6746</text:p>
          </table:table-cell>
          <table:table-cell table:style-name="ce17" office:value-type="float" office:value="0.657333" calcext:value-type="float">
            <text:p>0.6573</text:p>
          </table:table-cell>
          <table:table-cell table:style-name="ce17" office:value-type="float" office:value="0.665856" calcext:value-type="float">
            <text:p>0.6659</text:p>
          </table:table-cell>
          <table:table-cell table:style-name="ce12" office:value-type="float" office:value="0.409688" calcext:value-type="float">
            <text:p>0.4097</text:p>
          </table:table-cell>
          <table:table-cell table:style-name="ce12" office:value-type="float" office:value="0.3992" calcext:value-type="float">
            <text:p>0.3992</text:p>
          </table:table-cell>
          <table:table-cell table:style-name="ce9" office:value-type="float" office:value="0.404376" calcext:value-type="float">
            <text:p>0.4044</text:p>
          </table:table-cell>
          <table:table-cell table:style-name="ce12" office:value-type="float" office:value="0.901216" calcext:value-type="float">
            <text:p>0.9012</text:p>
          </table:table-cell>
          <table:table-cell table:style-name="ce12" office:value-type="float" office:value="0.815846" calcext:value-type="float">
            <text:p>0.8158</text:p>
          </table:table-cell>
          <table:table-cell table:style-name="ce12" office:value-type="float" office:value="0.856409" calcext:value-type="float">
            <text:p>0.8564</text:p>
          </table:table-cell>
          <table:table-cell table:style-name="ce12" office:value-type="float" office:value="0.248242" calcext:value-type="float">
            <text:p>0.2482</text:p>
          </table:table-cell>
          <table:table-cell table:style-name="ce12" office:value-type="float" office:value="0.918403" calcext:value-type="float">
            <text:p>0.9184</text:p>
          </table:table-cell>
          <table:table-cell table:style-name="ce12" office:value-type="float" office:value="0.831405" calcext:value-type="float">
            <text:p>0.8314</text:p>
          </table:table-cell>
          <table:table-cell table:style-name="ce12" office:value-type="float" office:value="0.872742" calcext:value-type="float">
            <text:p>0.8727</text:p>
          </table:table-cell>
          <table:table-cell table:style-name="ce12" office:value-type="float" office:value="0.254191" calcext:value-type="float">
            <text:p>0.2542</text:p>
          </table:table-cell>
          <table:table-cell table:style-name="ce12" office:value-type="float" office:value="0.737194" calcext:value-type="float">
            <text:p>0.7372</text:p>
          </table:table-cell>
          <table:table-cell table:style-name="ce12" office:value-type="float" office:value="0.702909" calcext:value-type="float">
            <text:p>0.7029</text:p>
          </table:table-cell>
          <table:table-cell table:style-name="ce9" office:value-type="float" office:value="0.719643" calcext:value-type="float">
            <text:p>0.7196</text:p>
          </table:table-cell>
          <table:table-cell table:style-name="ce12" office:value-type="float" office:value="0.739979" calcext:value-type="float">
            <text:p>0.7400</text:p>
          </table:table-cell>
          <table:table-cell table:style-name="ce12" office:value-type="float" office:value="0.677276" calcext:value-type="float">
            <text:p>0.6773</text:p>
          </table:table-cell>
          <table:table-cell table:style-name="ce12" office:value-type="float" office:value="0.70724" calcext:value-type="float">
            <text:p>0.7072</text:p>
          </table:table-cell>
          <table:table-cell table:style-name="ce12" office:value-type="float" office:value="0.159005" calcext:value-type="float">
            <text:p>0.1590</text:p>
          </table:table-cell>
          <table:table-cell table:style-name="ce12" office:value-type="float" office:value="0.868815" calcext:value-type="float">
            <text:p>0.8688</text:p>
          </table:table-cell>
          <table:table-cell table:style-name="ce12" office:value-type="float" office:value="0.795195" calcext:value-type="float">
            <text:p>0.7952</text:p>
          </table:table-cell>
          <table:table-cell table:style-name="ce12" office:value-type="float" office:value="0.830377" calcext:value-type="float">
            <text:p>0.8304</text:p>
          </table:table-cell>
          <table:table-cell table:style-name="ce12" office:value-type="float" office:value="0.322336" calcext:value-type="float">
            <text:p>0.3223</text:p>
          </table:table-cell>
          <table:table-cell table:style-name="ce12" office:value-type="float" office:value="0.537915" calcext:value-type="float">
            <text:p>0.5379</text:p>
          </table:table-cell>
          <table:table-cell table:style-name="ce12" office:value-type="float" office:value="0.541209" calcext:value-type="float">
            <text:p>0.5412</text:p>
          </table:table-cell>
          <table:table-cell table:style-name="ce12" office:value-type="float" office:value="0.539557" calcext:value-type="float">
            <text:p>0.5396</text:p>
          </table:table-cell>
          <table:table-cell table:style-name="ce17" office:value-type="float" office:value="0.694395" calcext:value-type="float">
            <text:p>0.6944</text:p>
          </table:table-cell>
          <table:table-cell table:style-name="ce17" office:value-type="float" office:value="0.698648" calcext:value-type="float">
            <text:p>0.6986</text:p>
          </table:table-cell>
          <table:table-cell table:style-name="ce17" office:value-type="float" office:value="0.696515" calcext:value-type="float">
            <text:p>0.6965</text:p>
          </table:table-cell>
          <table:table-cell table:style-name="ce12" office:value-type="float" office:value="0.406036" calcext:value-type="float">
            <text:p>0.4060</text:p>
          </table:table-cell>
          <table:table-cell table:style-name="ce12" office:value-type="float" office:value="0.408523" calcext:value-type="float">
            <text:p>0.4085</text:p>
          </table:table-cell>
          <table:table-cell table:style-name="ce9" office:value-type="float" office:value="0.407276" calcext:value-type="float">
            <text:p>0.4073</text:p>
          </table:table-cell>
          <table:table-cell table:number-columns-repeated="9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insk</text:p>
          </table:table-cell>
          <table:table-cell office:value-type="float" office:value="2" calcext:value-type="float">
            <text:p>2</text:p>
          </table:table-cell>
          <table:table-cell table:style-name="ce9" table:formula="of:=([.G35]+[.X35]+[.AI35])/3" office:value-type="float" office:value="0.757851333333333" calcext:value-type="float">
            <text:p>0.7579</text:p>
          </table:table-cell>
          <table:table-cell table:style-name="ce12" office:value-type="float" office:value="0.802427" calcext:value-type="float">
            <text:p>0.8024</text:p>
          </table:table-cell>
          <table:table-cell table:style-name="ce12" office:value-type="float" office:value="0.744576" calcext:value-type="float">
            <text:p>0.7446</text:p>
          </table:table-cell>
          <table:table-cell table:style-name="ce12" office:value-type="float" office:value="0.77242" calcext:value-type="float">
            <text:p>0.7724</text:p>
          </table:table-cell>
          <table:table-cell table:style-name="ce12" office:value-type="float" office:value="0.165495" calcext:value-type="float">
            <text:p>0.1655</text:p>
          </table:table-cell>
          <table:table-cell table:style-name="ce12" office:value-type="float" office:value="0.825718" calcext:value-type="float">
            <text:p>0.8257</text:p>
          </table:table-cell>
          <table:table-cell table:style-name="ce12" office:value-type="float" office:value="0.766188" calcext:value-type="float">
            <text:p>0.7662</text:p>
          </table:table-cell>
          <table:table-cell table:style-name="ce12" office:value-type="float" office:value="0.79484" calcext:value-type="float">
            <text:p>0.7948</text:p>
          </table:table-cell>
          <table:table-cell table:style-name="ce12" office:value-type="float" office:value="0.182261" calcext:value-type="float">
            <text:p>0.1823</text:p>
          </table:table-cell>
          <table:table-cell table:style-name="ce12" office:value-type="float" office:value="0.482077" calcext:value-type="float">
            <text:p>0.4821</text:p>
          </table:table-cell>
          <table:table-cell table:style-name="ce12" office:value-type="float" office:value="0.455467" calcext:value-type="float">
            <text:p>0.4555</text:p>
          </table:table-cell>
          <table:table-cell table:style-name="ce12" office:value-type="float" office:value="0.468394" calcext:value-type="float">
            <text:p>0.4684</text:p>
          </table:table-cell>
          <table:table-cell table:style-name="ce17" office:value-type="float" office:value="0.74372" calcext:value-type="float">
            <text:p>0.7437</text:p>
          </table:table-cell>
          <table:table-cell table:style-name="ce17" office:value-type="float" office:value="0.702667" calcext:value-type="float">
            <text:p>0.7027</text:p>
          </table:table-cell>
          <table:table-cell table:style-name="ce14" office:value-type="float" office:value="0.722611" calcext:value-type="float">
            <text:p>0.7226</text:p>
          </table:table-cell>
          <table:table-cell table:style-name="ce12" office:value-type="float" office:value="0.434095" calcext:value-type="float">
            <text:p>0.4341</text:p>
          </table:table-cell>
          <table:table-cell table:style-name="ce12" office:value-type="float" office:value="0.410133" calcext:value-type="float">
            <text:p>0.4101</text:p>
          </table:table-cell>
          <table:table-cell table:style-name="ce9" office:value-type="float" office:value="0.421774" calcext:value-type="float">
            <text:p>0.4218</text:p>
          </table:table-cell>
          <table:table-cell table:style-name="ce12" office:value-type="float" office:value="0.83072" calcext:value-type="float">
            <text:p>0.8307</text:p>
          </table:table-cell>
          <table:table-cell table:style-name="ce12" office:value-type="float" office:value="0.779614" calcext:value-type="float">
            <text:p>0.7796</text:p>
          </table:table-cell>
          <table:table-cell table:style-name="ce12" office:value-type="float" office:value="0.804356" calcext:value-type="float">
            <text:p>0.8044</text:p>
          </table:table-cell>
          <table:table-cell table:style-name="ce12" office:value-type="float" office:value="0.164413" calcext:value-type="float">
            <text:p>0.1644</text:p>
          </table:table-cell>
          <table:table-cell table:style-name="ce12" office:value-type="float" office:value="0.867267" calcext:value-type="float">
            <text:p>0.8673</text:p>
          </table:table-cell>
          <table:table-cell table:style-name="ce12" office:value-type="float" office:value="0.813913" calcext:value-type="float">
            <text:p>0.8139</text:p>
          </table:table-cell>
          <table:table-cell table:style-name="ce12" office:value-type="float" office:value="0.839743" calcext:value-type="float">
            <text:p>0.8397</text:p>
          </table:table-cell>
          <table:table-cell table:style-name="ce12" office:value-type="float" office:value="0.21417" calcext:value-type="float">
            <text:p>0.2142</text:p>
          </table:table-cell>
          <table:table-cell table:style-name="ce12" office:value-type="float" office:value="0.630182" calcext:value-type="float">
            <text:p>0.6302</text:p>
          </table:table-cell>
          <table:table-cell table:style-name="ce12" office:value-type="float" office:value="0.610108" calcext:value-type="float">
            <text:p>0.6101</text:p>
          </table:table-cell>
          <table:table-cell table:style-name="ce9" office:value-type="float" office:value="0.619983" calcext:value-type="float">
            <text:p>0.6200</text:p>
          </table:table-cell>
          <table:table-cell table:style-name="ce12" office:value-type="float" office:value="0.722649" calcext:value-type="float">
            <text:p>0.7226</text:p>
          </table:table-cell>
          <table:table-cell table:style-name="ce12" office:value-type="float" office:value="0.672696" calcext:value-type="float">
            <text:p>0.6727</text:p>
          </table:table-cell>
          <table:table-cell table:style-name="ce12" office:value-type="float" office:value="0.696778" calcext:value-type="float">
            <text:p>0.6968</text:p>
          </table:table-cell>
          <table:table-cell table:style-name="ce12" office:value-type="float" office:value="0.161709" calcext:value-type="float">
            <text:p>0.1617</text:p>
          </table:table-cell>
          <table:table-cell table:style-name="ce12" office:value-type="float" office:value="0.848923" calcext:value-type="float">
            <text:p>0.8489</text:p>
          </table:table-cell>
          <table:table-cell table:style-name="ce12" office:value-type="float" office:value="0.790241" calcext:value-type="float">
            <text:p>0.7902</text:p>
          </table:table-cell>
          <table:table-cell table:style-name="ce12" office:value-type="float" office:value="0.818532" calcext:value-type="float">
            <text:p>0.8185</text:p>
          </table:table-cell>
          <table:table-cell table:style-name="ce12" office:value-type="float" office:value="0.293131" calcext:value-type="float">
            <text:p>0.2931</text:p>
          </table:table-cell>
          <table:table-cell table:style-name="ce12" office:value-type="float" office:value="0.490738" calcext:value-type="float">
            <text:p>0.4907</text:p>
          </table:table-cell>
          <table:table-cell table:style-name="ce12" office:value-type="float" office:value="0.493493" calcext:value-type="float">
            <text:p>0.4935</text:p>
          </table:table-cell>
          <table:table-cell table:style-name="ce12" office:value-type="float" office:value="0.492112" calcext:value-type="float">
            <text:p>0.4921</text:p>
          </table:table-cell>
          <table:table-cell table:style-name="ce17" office:value-type="float" office:value="0.769348" calcext:value-type="float">
            <text:p>0.7693</text:p>
          </table:table-cell>
          <table:table-cell table:style-name="ce17" office:value-type="float" office:value="0.773667" calcext:value-type="float">
            <text:p>0.7737</text:p>
          </table:table-cell>
          <table:table-cell table:style-name="ce14" office:value-type="float" office:value="0.771501" calcext:value-type="float">
            <text:p>0.7715</text:p>
          </table:table-cell>
          <table:table-cell table:style-name="ce12" office:value-type="float" office:value="0.411317" calcext:value-type="float">
            <text:p>0.4113</text:p>
          </table:table-cell>
          <table:table-cell table:style-name="ce12" office:value-type="float" office:value="0.413626" calcext:value-type="float">
            <text:p>0.4136</text:p>
          </table:table-cell>
          <table:table-cell table:style-name="ce20" office:value-type="float" office:value="0.412468" calcext:value-type="float">
            <text:p>0.412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insk</text:p>
          </table:table-cell>
          <table:table-cell office:value-type="float" office:value="1" calcext:value-type="float">
            <text:p>1</text:p>
          </table:table-cell>
          <table:table-cell table:style-name="ce9" table:formula="of:=([.G36]+[.X36]+[.AI36])/3" office:value-type="float" office:value="0.757575666666667" calcext:value-type="float">
            <text:p>0.7576</text:p>
          </table:table-cell>
          <table:table-cell table:style-name="ce12" office:value-type="float" office:value="0.802159" calcext:value-type="float">
            <text:p>0.8022</text:p>
          </table:table-cell>
          <table:table-cell table:style-name="ce12" office:value-type="float" office:value="0.741648" calcext:value-type="float">
            <text:p>0.7416</text:p>
          </table:table-cell>
          <table:table-cell table:style-name="ce12" office:value-type="float" office:value="0.770718" calcext:value-type="float">
            <text:p>0.7707</text:p>
          </table:table-cell>
          <table:table-cell table:style-name="ce12" office:value-type="float" office:value="0.160087" calcext:value-type="float">
            <text:p>0.1601</text:p>
          </table:table-cell>
          <table:table-cell table:style-name="ce12" office:value-type="float" office:value="0.8254" calcext:value-type="float">
            <text:p>0.8254</text:p>
          </table:table-cell>
          <table:table-cell table:style-name="ce12" office:value-type="float" office:value="0.763136" calcext:value-type="float">
            <text:p>0.7631</text:p>
          </table:table-cell>
          <table:table-cell table:style-name="ce12" office:value-type="float" office:value="0.793048" calcext:value-type="float">
            <text:p>0.7930</text:p>
          </table:table-cell>
          <table:table-cell table:style-name="ce12" office:value-type="float" office:value="0.176852" calcext:value-type="float">
            <text:p>0.1769</text:p>
          </table:table-cell>
          <table:table-cell table:style-name="ce12" office:value-type="float" office:value="0.487347" calcext:value-type="float">
            <text:p>0.4873</text:p>
          </table:table-cell>
          <table:table-cell table:style-name="ce12" office:value-type="float" office:value="0.457067" calcext:value-type="float">
            <text:p>0.4571</text:p>
          </table:table-cell>
          <table:table-cell table:style-name="ce12" office:value-type="float" office:value="0.471721" calcext:value-type="float">
            <text:p>0.4717</text:p>
          </table:table-cell>
          <table:table-cell table:style-name="ce17" office:value-type="float" office:value="0.742678" calcext:value-type="float">
            <text:p>0.7427</text:p>
          </table:table-cell>
          <table:table-cell table:style-name="ce17" office:value-type="float" office:value="0.696533" calcext:value-type="float">
            <text:p>0.6965</text:p>
          </table:table-cell>
          <table:table-cell table:style-name="ce17" office:value-type="float" office:value="0.718866" calcext:value-type="float">
            <text:p>0.7189</text:p>
          </table:table-cell>
          <table:table-cell table:style-name="ce12" office:value-type="float" office:value="0.434746" calcext:value-type="float">
            <text:p>0.4347</text:p>
          </table:table-cell>
          <table:table-cell table:style-name="ce12" office:value-type="float" office:value="0.407733" calcext:value-type="float">
            <text:p>0.4077</text:p>
          </table:table-cell>
          <table:table-cell table:style-name="ce9" office:value-type="float" office:value="0.420806" calcext:value-type="float">
            <text:p>0.4208</text:p>
          </table:table-cell>
          <table:table-cell table:style-name="ce12" office:value-type="float" office:value="0.829688" calcext:value-type="float">
            <text:p>0.8297</text:p>
          </table:table-cell>
          <table:table-cell table:style-name="ce12" office:value-type="float" office:value="0.780612" calcext:value-type="float">
            <text:p>0.7806</text:p>
          </table:table-cell>
          <table:table-cell table:style-name="ce12" office:value-type="float" office:value="0.804402" calcext:value-type="float">
            <text:p>0.8044</text:p>
          </table:table-cell>
          <table:table-cell table:style-name="ce12" office:value-type="float" office:value="0.169822" calcext:value-type="float">
            <text:p>0.1698</text:p>
          </table:table-cell>
          <table:table-cell table:style-name="ce12" office:value-type="float" office:value="0.865778" calcext:value-type="float">
            <text:p>0.8658</text:p>
          </table:table-cell>
          <table:table-cell table:style-name="ce12" office:value-type="float" office:value="0.814568" calcext:value-type="float">
            <text:p>0.8146</text:p>
          </table:table-cell>
          <table:table-cell table:style-name="ce12" office:value-type="float" office:value="0.839393" calcext:value-type="float">
            <text:p>0.8394</text:p>
          </table:table-cell>
          <table:table-cell table:style-name="ce12" office:value-type="float" office:value="0.210384" calcext:value-type="float">
            <text:p>0.2104</text:p>
          </table:table-cell>
          <table:table-cell table:style-name="ce12" office:value-type="float" office:value="0.630817" calcext:value-type="float">
            <text:p>0.6308</text:p>
          </table:table-cell>
          <table:table-cell table:style-name="ce12" office:value-type="float" office:value="0.610321" calcext:value-type="float">
            <text:p>0.6103</text:p>
          </table:table-cell>
          <table:table-cell table:style-name="ce9" office:value-type="float" office:value="0.620399" calcext:value-type="float">
            <text:p>0.6204</text:p>
          </table:table-cell>
          <table:table-cell table:style-name="ce12" office:value-type="float" office:value="0.722439" calcext:value-type="float">
            <text:p>0.7224</text:p>
          </table:table-cell>
          <table:table-cell table:style-name="ce12" office:value-type="float" office:value="0.674425" calcext:value-type="float">
            <text:p>0.6744</text:p>
          </table:table-cell>
          <table:table-cell table:style-name="ce12" office:value-type="float" office:value="0.697607" calcext:value-type="float">
            <text:p>0.6976</text:p>
          </table:table-cell>
          <table:table-cell table:style-name="ce12" office:value-type="float" office:value="0.161709" calcext:value-type="float">
            <text:p>0.1617</text:p>
          </table:table-cell>
          <table:table-cell table:style-name="ce12" office:value-type="float" office:value="0.848253" calcext:value-type="float">
            <text:p>0.8483</text:p>
          </table:table-cell>
          <table:table-cell table:style-name="ce12" office:value-type="float" office:value="0.791877" calcext:value-type="float">
            <text:p>0.7919</text:p>
          </table:table-cell>
          <table:table-cell table:style-name="ce12" office:value-type="float" office:value="0.819096" calcext:value-type="float">
            <text:p>0.8191</text:p>
          </table:table-cell>
          <table:table-cell table:style-name="ce12" office:value-type="float" office:value="0.301785" calcext:value-type="float">
            <text:p>0.3018</text:p>
          </table:table-cell>
          <table:table-cell table:style-name="ce12" office:value-type="float" office:value="0.482846" calcext:value-type="float">
            <text:p>0.4828</text:p>
          </table:table-cell>
          <table:table-cell table:style-name="ce12" office:value-type="float" office:value="0.484818" calcext:value-type="float">
            <text:p>0.4848</text:p>
          </table:table-cell>
          <table:table-cell table:style-name="ce12" office:value-type="float" office:value="0.48383" calcext:value-type="float">
            <text:p>0.4838</text:p>
          </table:table-cell>
          <table:table-cell table:style-name="ce17" office:value-type="float" office:value="0.764168" calcext:value-type="float">
            <text:p>0.7642</text:p>
          </table:table-cell>
          <table:table-cell table:style-name="ce17" office:value-type="float" office:value="0.767288" calcext:value-type="float">
            <text:p>0.7673</text:p>
          </table:table-cell>
          <table:table-cell table:style-name="ce17" office:value-type="float" office:value="0.765724" calcext:value-type="float">
            <text:p>0.7657</text:p>
          </table:table-cell>
          <table:table-cell table:style-name="ce12" office:value-type="float" office:value="0.408386" calcext:value-type="float">
            <text:p>0.4084</text:p>
          </table:table-cell>
          <table:table-cell table:style-name="ce12" office:value-type="float" office:value="0.410054" calcext:value-type="float">
            <text:p>0.4101</text:p>
          </table:table-cell>
          <table:table-cell table:style-name="ce9" office:value-type="float" office:value="0.409218" calcext:value-type="float">
            <text:p>0.4092</text:p>
          </table:table-cell>
          <table:table-cell table:number-columns-repeated="969"/>
        </table:table-row>
        <table:table-row table:style-name="ro2">
          <table:table-cell table:number-columns-repeated="3"/>
          <table:table-cell table:style-name="ce10"/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10"/>
          <table:table-cell table:style-name="ce12" table:number-columns-repeated="22"/>
          <table:table-cell table:style-name="ce17" table:number-columns-repeated="3"/>
          <table:table-cell table:style-name="ce12" table:number-columns-repeated="3"/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49" table:number-rows-spanned="1">
            <text:p>English: Out-of-Domain (Open Track)</text:p>
          </table:table-cell>
          <table:covered-table-cell table:number-columns-repeated="48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table:style-name="ce9" table:formula="of:=([.G41]+[.X41]+[.AI41])/3" office:value-type="float" office:value="0.825263" calcext:value-type="float">
            <text:p>0.8253</text:p>
          </table:table-cell>
          <table:table-cell table:style-name="ce12" office:value-type="float" office:value="0.857927" calcext:value-type="float">
            <text:p>0.8579</text:p>
          </table:table-cell>
          <table:table-cell table:style-name="ce12" office:value-type="float" office:value="0.818403" calcext:value-type="float">
            <text:p>0.8184</text:p>
          </table:table-cell>
          <table:table-cell table:style-name="ce12" office:value-type="float" office:value="0.837699" calcext:value-type="float">
            <text:p>0.8377</text:p>
          </table:table-cell>
          <table:table-cell table:style-name="ce12" office:value-type="float" office:value="0.256896" calcext:value-type="float">
            <text:p>0.2569</text:p>
          </table:table-cell>
          <table:table-cell table:style-name="ce12" office:value-type="float" office:value="0.875567" calcext:value-type="float">
            <text:p>0.8756</text:p>
          </table:table-cell>
          <table:table-cell table:style-name="ce12" office:value-type="float" office:value="0.835231" calcext:value-type="float">
            <text:p>0.8352</text:p>
          </table:table-cell>
          <table:table-cell table:style-name="ce12" office:value-type="float" office:value="0.854923" calcext:value-type="float">
            <text:p>0.8549</text:p>
          </table:table-cell>
          <table:table-cell table:style-name="ce12" office:value-type="float" office:value="0.278529" calcext:value-type="float">
            <text:p>0.2785</text:p>
          </table:table-cell>
          <table:table-cell table:style-name="ce12" office:value-type="float" office:value="0.646209" calcext:value-type="float">
            <text:p>0.6462</text:p>
          </table:table-cell>
          <table:table-cell table:style-name="ce12" office:value-type="float" office:value="0.620533" calcext:value-type="float">
            <text:p>0.6205</text:p>
          </table:table-cell>
          <table:table-cell table:style-name="ce12" office:value-type="float" office:value="0.633111" calcext:value-type="float">
            <text:p>0.6331</text:p>
          </table:table-cell>
          <table:table-cell table:style-name="ce17" office:value-type="float" office:value="0.004721" calcext:value-type="float">
            <text:p>0.0047</text:p>
          </table:table-cell>
          <table:table-cell table:style-name="ce17" office:value-type="float" office:value="0.004533" calcext:value-type="float">
            <text:p>0.0045</text:p>
          </table:table-cell>
          <table:table-cell table:style-name="ce17" office:value-type="float" office:value="0.004625" calcext:value-type="float">
            <text:p>0.0046</text:p>
          </table:table-cell>
          <table:table-cell table:style-name="ce12" office:value-type="float" office:value="0.00361" calcext:value-type="float">
            <text:p>0.0036</text:p>
          </table:table-cell>
          <table:table-cell table:style-name="ce12" office:value-type="float" office:value="0.003467" calcext:value-type="float">
            <text:p>0.0035</text:p>
          </table:table-cell>
          <table:table-cell table:style-name="ce9" office:value-type="float" office:value="0.003537" calcext:value-type="float">
            <text:p>0.0035</text:p>
          </table:table-cell>
          <table:table-cell table:style-name="ce12" office:value-type="float" office:value="0.888782" calcext:value-type="float">
            <text:p>0.8888</text:p>
          </table:table-cell>
          <table:table-cell table:style-name="ce12" office:value-type="float" office:value="0.864145" calcext:value-type="float">
            <text:p>0.8641</text:p>
          </table:table-cell>
          <table:table-cell table:style-name="ce12" office:value-type="float" office:value="0.87629" calcext:value-type="float">
            <text:p>0.8763</text:p>
          </table:table-cell>
          <table:table-cell table:style-name="ce12" office:value-type="float" office:value="0.353705" calcext:value-type="float">
            <text:p>0.3537</text:p>
          </table:table-cell>
          <table:table-cell table:style-name="ce12" office:value-type="float" office:value="0.904208" calcext:value-type="float">
            <text:p>0.9042</text:p>
          </table:table-cell>
          <table:table-cell table:style-name="ce12" office:value-type="float" office:value="0.879143" calcext:value-type="float">
            <text:p>0.8791</text:p>
          </table:table-cell>
          <table:table-cell table:style-name="ce12" office:value-type="float" office:value="0.891499" calcext:value-type="float">
            <text:p>0.8915</text:p>
          </table:table-cell>
          <table:table-cell table:style-name="ce12" office:value-type="float" office:value="0.367226" calcext:value-type="float">
            <text:p>0.3672</text:p>
          </table:table-cell>
          <table:table-cell table:style-name="ce12" office:value-type="float" office:value="0.803024" calcext:value-type="float">
            <text:p>0.8030</text:p>
          </table:table-cell>
          <table:table-cell table:style-name="ce12" office:value-type="float" office:value="0.800807" calcext:value-type="float">
            <text:p>0.8008</text:p>
          </table:table-cell>
          <table:table-cell table:style-name="ce9" office:value-type="float" office:value="0.801914" calcext:value-type="float">
            <text:p>0.8019</text:p>
          </table:table-cell>
          <table:table-cell table:style-name="ce12" office:value-type="float" office:value="0.801228" calcext:value-type="float">
            <text:p>0.8012</text:p>
          </table:table-cell>
          <table:table-cell table:style-name="ce12" office:value-type="float" office:value="0.72607" calcext:value-type="float">
            <text:p>0.7261</text:p>
          </table:table-cell>
          <table:table-cell table:style-name="ce14" office:value-type="float" office:value="0.7618" calcext:value-type="float">
            <text:p>0.7618</text:p>
          </table:table-cell>
          <table:table-cell table:style-name="ce14" office:value-type="float" office:value="0.191455" calcext:value-type="float">
            <text:p>0.1915</text:p>
          </table:table-cell>
          <table:table-cell table:style-name="ce12" office:value-type="float" office:value="0.899066" calcext:value-type="float">
            <text:p>0.8991</text:p>
          </table:table-cell>
          <table:table-cell table:style-name="ce12" office:value-type="float" office:value="0.814732" calcext:value-type="float">
            <text:p>0.8147</text:p>
          </table:table-cell>
          <table:table-cell table:style-name="ce14" office:value-type="float" office:value="0.854824" calcext:value-type="float">
            <text:p>0.8548</text:p>
          </table:table-cell>
          <table:table-cell table:style-name="ce12" office:value-type="float" office:value="0.320173" calcext:value-type="float">
            <text:p>0.3202</text:p>
          </table:table-cell>
          <table:table-cell table:style-name="ce12" office:value-type="float" office:value="0.607828" calcext:value-type="float">
            <text:p>0.6078</text:p>
          </table:table-cell>
          <table:table-cell table:style-name="ce12" office:value-type="float" office:value="0.606277" calcext:value-type="float">
            <text:p>0.6063</text:p>
          </table:table-cell>
          <table:table-cell table:style-name="ce14" office:value-type="float" office:value="0.607052" calcext:value-type="float">
            <text:p>0.6071</text:p>
          </table:table-cell>
          <table:table-cell table:style-name="ce17" office:value-type="float" office:value="0.04042" calcext:value-type="float">
            <text:p>0.0404</text:p>
          </table:table-cell>
          <table:table-cell table:style-name="ce17" office:value-type="float" office:value="0.040316" calcext:value-type="float">
            <text:p>0.0403</text:p>
          </table:table-cell>
          <table:table-cell table:style-name="ce17" office:value-type="float" office:value="0.040368" calcext:value-type="float">
            <text:p>0.0404</text:p>
          </table:table-cell>
          <table:table-cell table:style-name="ce12" office:value-type="float" office:value="0.022512" calcext:value-type="float">
            <text:p>0.0225</text:p>
          </table:table-cell>
          <table:table-cell table:style-name="ce12" office:value-type="float" office:value="0.022455" calcext:value-type="float">
            <text:p>0.0225</text:p>
          </table:table-cell>
          <table:table-cell table:style-name="ce9" office:value-type="float" office:value="0.022483" calcext:value-type="float">
            <text:p>0.0225</text:p>
          </table:table-cell>
          <table:table-cell table:number-columns-repeated="9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ku</text:p>
          </table:table-cell>
          <table:table-cell office:value-type="float" office:value="1" calcext:value-type="float">
            <text:p>1</text:p>
          </table:table-cell>
          <table:table-cell table:style-name="ce9" table:formula="of:=([.G42]+[.X42]+[.AI42])/3" office:value-type="float" office:value="0.788512666666667" calcext:value-type="float">
            <text:p>0.7885</text:p>
          </table:table-cell>
          <table:table-cell table:style-name="ce12" office:value-type="float" office:value="0.815369" calcext:value-type="float">
            <text:p>0.8154</text:p>
          </table:table-cell>
          <table:table-cell table:style-name="ce12" office:value-type="float" office:value="0.766271" calcext:value-type="float">
            <text:p>0.7663</text:p>
          </table:table-cell>
          <table:table-cell table:style-name="ce12" office:value-type="float" office:value="0.790058" calcext:value-type="float">
            <text:p>0.7901</text:p>
          </table:table-cell>
          <table:table-cell table:style-name="ce12" office:value-type="float" office:value="0.182261" calcext:value-type="float">
            <text:p>0.1823</text:p>
          </table:table-cell>
          <table:table-cell table:style-name="ce12" office:value-type="float" office:value="0.843018" calcext:value-type="float">
            <text:p>0.8430</text:p>
          </table:table-cell>
          <table:table-cell table:style-name="ce12" office:value-type="float" office:value="0.792254" calcext:value-type="float">
            <text:p>0.7923</text:p>
          </table:table-cell>
          <table:table-cell table:style-name="ce12" office:value-type="float" office:value="0.816848" calcext:value-type="float">
            <text:p>0.8168</text:p>
          </table:table-cell>
          <table:table-cell table:style-name="ce12" office:value-type="float" office:value="0.205516" calcext:value-type="float">
            <text:p>0.2055</text:p>
          </table:table-cell>
          <table:table-cell table:style-name="ce12" office:value-type="float" office:value="0.575305" calcext:value-type="float">
            <text:p>0.5753</text:p>
          </table:table-cell>
          <table:table-cell table:style-name="ce12" office:value-type="float" office:value="0.554133" calcext:value-type="float">
            <text:p>0.5541</text:p>
          </table:table-cell>
          <table:table-cell table:style-name="ce12" office:value-type="float" office:value="0.564521" calcext:value-type="float">
            <text:p>0.5645</text:p>
          </table:table-cell>
          <table:table-cell table:style-name="ce17" office:value-type="float" office:value="0.607143" calcext:value-type="float">
            <text:p>0.6071</text:p>
          </table:table-cell>
          <table:table-cell table:style-name="ce17" office:value-type="float" office:value="0.5848" calcext:value-type="float">
            <text:p>0.5848</text:p>
          </table:table-cell>
          <table:table-cell table:style-name="ce17" office:value-type="float" office:value="0.595762" calcext:value-type="float">
            <text:p>0.5958</text:p>
          </table:table-cell>
          <table:table-cell table:style-name="ce12" office:value-type="float" office:value="0.398948" calcext:value-type="float">
            <text:p>0.3989</text:p>
          </table:table-cell>
          <table:table-cell table:style-name="ce12" office:value-type="float" office:value="0.384267" calcext:value-type="float">
            <text:p>0.3843</text:p>
          </table:table-cell>
          <table:table-cell table:style-name="ce9" office:value-type="float" office:value="0.39147" calcext:value-type="float">
            <text:p>0.3915</text:p>
          </table:table-cell>
          <table:table-cell table:style-name="ce12" office:value-type="float" office:value="0.869485" calcext:value-type="float">
            <text:p>0.8695</text:p>
          </table:table-cell>
          <table:table-cell table:style-name="ce12" office:value-type="float" office:value="0.849802" calcext:value-type="float">
            <text:p>0.8498</text:p>
          </table:table-cell>
          <table:table-cell table:style-name="ce12" office:value-type="float" office:value="0.859531" calcext:value-type="float">
            <text:p>0.8595</text:p>
          </table:table-cell>
          <table:table-cell table:style-name="ce12" office:value-type="float" office:value="0.313683" calcext:value-type="float">
            <text:p>0.3137</text:p>
          </table:table-cell>
          <table:table-cell table:style-name="ce12" office:value-type="float" office:value="0.888467" calcext:value-type="float">
            <text:p>0.8885</text:p>
          </table:table-cell>
          <table:table-cell table:style-name="ce12" office:value-type="float" office:value="0.868355" calcext:value-type="float">
            <text:p>0.8684</text:p>
          </table:table-cell>
          <table:table-cell table:style-name="ce12" office:value-type="float" office:value="0.878296" calcext:value-type="float">
            <text:p>0.8783</text:p>
          </table:table-cell>
          <table:table-cell table:style-name="ce12" office:value-type="float" office:value="0.325581" calcext:value-type="float">
            <text:p>0.3256</text:p>
          </table:table-cell>
          <table:table-cell table:style-name="ce12" office:value-type="float" office:value="0.765019" calcext:value-type="float">
            <text:p>0.7650</text:p>
          </table:table-cell>
          <table:table-cell table:style-name="ce12" office:value-type="float" office:value="0.762582" calcext:value-type="float">
            <text:p>0.7626</text:p>
          </table:table-cell>
          <table:table-cell table:style-name="ce9" office:value-type="float" office:value="0.763799" calcext:value-type="float">
            <text:p>0.7638</text:p>
          </table:table-cell>
          <table:table-cell table:style-name="ce12" office:value-type="float" office:value="0.74917" calcext:value-type="float">
            <text:p>0.7492</text:p>
          </table:table-cell>
          <table:table-cell table:style-name="ce12" office:value-type="float" office:value="0.685549" calcext:value-type="float">
            <text:p>0.6855</text:p>
          </table:table-cell>
          <table:table-cell table:style-name="ce12" office:value-type="float" office:value="0.715949" calcext:value-type="float">
            <text:p>0.7159</text:p>
          </table:table-cell>
          <table:table-cell table:style-name="ce12" office:value-type="float" office:value="0.14927" calcext:value-type="float">
            <text:p>0.1493</text:p>
          </table:table-cell>
          <table:table-cell table:style-name="ce12" office:value-type="float" office:value="0.874151" calcext:value-type="float">
            <text:p>0.8742</text:p>
          </table:table-cell>
          <table:table-cell table:style-name="ce12" office:value-type="float" office:value="0.799916" calcext:value-type="float">
            <text:p>0.7999</text:p>
          </table:table-cell>
          <table:table-cell table:style-name="ce12" office:value-type="float" office:value="0.835387" calcext:value-type="float">
            <text:p>0.8354</text:p>
          </table:table-cell>
          <table:table-cell table:style-name="ce12" office:value-type="float" office:value="0.291509" calcext:value-type="float">
            <text:p>0.2915</text:p>
          </table:table-cell>
          <table:table-cell table:style-name="ce12" office:value-type="float" office:value="0.556068" calcext:value-type="float">
            <text:p>0.5561</text:p>
          </table:table-cell>
          <table:table-cell table:style-name="ce12" office:value-type="float" office:value="0.554223" calcext:value-type="float">
            <text:p>0.5542</text:p>
          </table:table-cell>
          <table:table-cell table:style-name="ce12" office:value-type="float" office:value="0.555144" calcext:value-type="float">
            <text:p>0.5551</text:p>
          </table:table-cell>
          <table:table-cell table:style-name="ce17" office:value-type="float" office:value="0.63236" calcext:value-type="float">
            <text:p>0.6324</text:p>
          </table:table-cell>
          <table:table-cell table:style-name="ce17" office:value-type="float" office:value="0.630263" calcext:value-type="float">
            <text:p>0.6303</text:p>
          </table:table-cell>
          <table:table-cell table:style-name="ce14" office:value-type="float" office:value="0.63131" calcext:value-type="float">
            <text:p>0.6313</text:p>
          </table:table-cell>
          <table:table-cell table:style-name="ce12" office:value-type="float" office:value="0.388121" calcext:value-type="float">
            <text:p>0.3881</text:p>
          </table:table-cell>
          <table:table-cell table:style-name="ce12" office:value-type="float" office:value="0.386833" calcext:value-type="float">
            <text:p>0.3868</text:p>
          </table:table-cell>
          <table:table-cell table:style-name="ce20" office:value-type="float" office:value="0.387476" calcext:value-type="float">
            <text:p>0.387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office:value-type="float" office:value="2" calcext:value-type="float">
            <text:p>2</text:p>
          </table:table-cell>
          <table:table-cell table:style-name="ce9" table:formula="of:=([.G43]+[.X43]+[.AI43])/3" office:value-type="float" office:value="0.782067666666667" calcext:value-type="float">
            <text:p>0.7821</text:p>
          </table:table-cell>
          <table:table-cell table:style-name="ce12" office:value-type="float" office:value="0.802747" calcext:value-type="float">
            <text:p>0.8027</text:p>
          </table:table-cell>
          <table:table-cell table:style-name="ce12" office:value-type="float" office:value="0.764209" calcext:value-type="float">
            <text:p>0.7642</text:p>
          </table:table-cell>
          <table:table-cell table:style-name="ce12" office:value-type="float" office:value="0.783004" calcext:value-type="float">
            <text:p>0.7830</text:p>
          </table:table-cell>
          <table:table-cell table:style-name="ce12" office:value-type="float" office:value="0.170362" calcext:value-type="float">
            <text:p>0.1704</text:p>
          </table:table-cell>
          <table:table-cell table:style-name="ce12" office:value-type="float" office:value="0.83199" calcext:value-type="float">
            <text:p>0.8320</text:p>
          </table:table-cell>
          <table:table-cell table:style-name="ce12" office:value-type="float" office:value="0.792048" calcext:value-type="float">
            <text:p>0.7920</text:p>
          </table:table-cell>
          <table:table-cell table:style-name="ce12" office:value-type="float" office:value="0.811528" calcext:value-type="float">
            <text:p>0.8115</text:p>
          </table:table-cell>
          <table:table-cell table:style-name="ce12" office:value-type="float" office:value="0.190373" calcext:value-type="float">
            <text:p>0.1904</text:p>
          </table:table-cell>
          <table:table-cell table:style-name="ce12" office:value-type="float" office:value="0.555067" calcext:value-type="float">
            <text:p>0.5551</text:p>
          </table:table-cell>
          <table:table-cell table:style-name="ce12" office:value-type="float" office:value="0.538933" calcext:value-type="float">
            <text:p>0.5389</text:p>
          </table:table-cell>
          <table:table-cell table:style-name="ce12" office:value-type="float" office:value="0.546881" calcext:value-type="float">
            <text:p>0.5469</text:p>
          </table:table-cell>
          <table:table-cell table:style-name="ce17" office:value-type="float" office:value="0.60368" calcext:value-type="float">
            <text:p>0.6037</text:p>
          </table:table-cell>
          <table:table-cell table:style-name="ce17" office:value-type="float" office:value="0.586133" calcext:value-type="float">
            <text:p>0.5861</text:p>
          </table:table-cell>
          <table:table-cell table:style-name="ce17" office:value-type="float" office:value="0.594777" calcext:value-type="float">
            <text:p>0.5948</text:p>
          </table:table-cell>
          <table:table-cell table:style-name="ce12" office:value-type="float" office:value="0.386158" calcext:value-type="float">
            <text:p>0.3862</text:p>
          </table:table-cell>
          <table:table-cell table:style-name="ce12" office:value-type="float" office:value="0.374933" calcext:value-type="float">
            <text:p>0.3749</text:p>
          </table:table-cell>
          <table:table-cell table:style-name="ce9" office:value-type="float" office:value="0.380463" calcext:value-type="float">
            <text:p>0.3805</text:p>
          </table:table-cell>
          <table:table-cell table:style-name="ce12" office:value-type="float" office:value="0.865952" calcext:value-type="float">
            <text:p>0.8660</text:p>
          </table:table-cell>
          <table:table-cell table:style-name="ce12" office:value-type="float" office:value="0.848617" calcext:value-type="float">
            <text:p>0.8486</text:p>
          </table:table-cell>
          <table:table-cell table:style-name="ce12" office:value-type="float" office:value="0.857197" calcext:value-type="float">
            <text:p>0.8572</text:p>
          </table:table-cell>
          <table:table-cell table:style-name="ce12" office:value-type="float" office:value="0.287723" calcext:value-type="float">
            <text:p>0.2877</text:p>
          </table:table-cell>
          <table:table-cell table:style-name="ce12" office:value-type="float" office:value="0.88482" calcext:value-type="float">
            <text:p>0.8848</text:p>
          </table:table-cell>
          <table:table-cell table:style-name="ce12" office:value-type="float" office:value="0.867107" calcext:value-type="float">
            <text:p>0.8671</text:p>
          </table:table-cell>
          <table:table-cell table:style-name="ce12" office:value-type="float" office:value="0.875874" calcext:value-type="float">
            <text:p>0.8759</text:p>
          </table:table-cell>
          <table:table-cell table:style-name="ce12" office:value-type="float" office:value="0.299081" calcext:value-type="float">
            <text:p>0.2991</text:p>
          </table:table-cell>
          <table:table-cell table:style-name="ce12" office:value-type="float" office:value="0.750639" calcext:value-type="float">
            <text:p>0.7506</text:p>
          </table:table-cell>
          <table:table-cell table:style-name="ce12" office:value-type="float" office:value="0.748567" calcext:value-type="float">
            <text:p>0.7486</text:p>
          </table:table-cell>
          <table:table-cell table:style-name="ce9" office:value-type="float" office:value="0.749601" calcext:value-type="float">
            <text:p>0.7496</text:p>
          </table:table-cell>
          <table:table-cell table:style-name="ce12" office:value-type="float" office:value="0.730471" calcext:value-type="float">
            <text:p>0.7305</text:p>
          </table:table-cell>
          <table:table-cell table:style-name="ce12" office:value-type="float" office:value="0.683118" calcext:value-type="float">
            <text:p>0.6831</text:p>
          </table:table-cell>
          <table:table-cell table:style-name="ce12" office:value-type="float" office:value="0.706002" calcext:value-type="float">
            <text:p>0.7060</text:p>
          </table:table-cell>
          <table:table-cell table:style-name="ce12" office:value-type="float" office:value="0.141157" calcext:value-type="float">
            <text:p>0.1412</text:p>
          </table:table-cell>
          <table:table-cell table:style-name="ce12" office:value-type="float" office:value="0.861112" calcext:value-type="float">
            <text:p>0.8611</text:p>
          </table:table-cell>
          <table:table-cell table:style-name="ce12" office:value-type="float" office:value="0.805291" calcext:value-type="float">
            <text:p>0.8053</text:p>
          </table:table-cell>
          <table:table-cell table:style-name="ce12" office:value-type="float" office:value="0.832267" calcext:value-type="float">
            <text:p>0.8323</text:p>
          </table:table-cell>
          <table:table-cell table:style-name="ce12" office:value-type="float" office:value="0.276366" calcext:value-type="float">
            <text:p>0.2764</text:p>
          </table:table-cell>
          <table:table-cell table:style-name="ce12" office:value-type="float" office:value="0.532077" calcext:value-type="float">
            <text:p>0.5321</text:p>
          </table:table-cell>
          <table:table-cell table:style-name="ce12" office:value-type="float" office:value="0.533299" calcext:value-type="float">
            <text:p>0.5333</text:p>
          </table:table-cell>
          <table:table-cell table:style-name="ce12" office:value-type="float" office:value="0.532688" calcext:value-type="float">
            <text:p>0.5327</text:p>
          </table:table-cell>
          <table:table-cell table:style-name="ce17" office:value-type="float" office:value="0.628564" calcext:value-type="float">
            <text:p>0.6286</text:p>
          </table:table-cell>
          <table:table-cell table:style-name="ce17" office:value-type="float" office:value="0.630008" calcext:value-type="float">
            <text:p>0.6300</text:p>
          </table:table-cell>
          <table:table-cell table:style-name="ce17" office:value-type="float" office:value="0.629285" calcext:value-type="float">
            <text:p>0.6293</text:p>
          </table:table-cell>
          <table:table-cell table:style-name="ce12" office:value-type="float" office:value="0.370672" calcext:value-type="float">
            <text:p>0.3707</text:p>
          </table:table-cell>
          <table:table-cell table:style-name="ce12" office:value-type="float" office:value="0.371523" calcext:value-type="float">
            <text:p>0.3715</text:p>
          </table:table-cell>
          <table:table-cell table:style-name="ce9" office:value-type="float" office:value="0.371097" calcext:value-type="float">
            <text:p>0.3711</text:p>
          </table:table-cell>
          <table:table-cell table:number-columns-repeated="9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table:style-name="ce9" table:formula="of:=([.G44]+[.X44]+[.AI44])/3" office:value-type="float" office:value="0.592411" calcext:value-type="float">
            <text:p>0.5924</text:p>
          </table:table-cell>
          <table:table-cell table:style-name="ce12" office:value-type="float" office:value="0.897966" calcext:value-type="float">
            <text:p>0.8980</text:p>
          </table:table-cell>
          <table:table-cell table:style-name="ce12" office:value-type="float" office:value="0.895818" calcext:value-type="float">
            <text:p>0.8958</text:p>
          </table:table-cell>
          <table:table-cell table:style-name="ce12" office:value-type="float" office:value="0.896891" calcext:value-type="float">
            <text:p>0.8969</text:p>
          </table:table-cell>
          <table:table-cell table:style-name="ce14" office:value-type="float" office:value="0.524067" calcext:value-type="float">
            <text:p>0.5241</text:p>
          </table:table-cell>
          <table:table-cell table:style-name="ce12" office:value-type="float" office:value="0.907227" calcext:value-type="float">
            <text:p>0.9072</text:p>
          </table:table-cell>
          <table:table-cell table:style-name="ce12" office:value-type="float" office:value="0.905057" calcext:value-type="float">
            <text:p>0.9051</text:p>
          </table:table-cell>
          <table:table-cell table:style-name="ce12" office:value-type="float" office:value="0.90614" calcext:value-type="float">
            <text:p>0.9061</text:p>
          </table:table-cell>
          <table:table-cell table:style-name="ce12" office:value-type="float" office:value="0.542455" calcext:value-type="float">
            <text:p>0.5425</text:p>
          </table:table-cell>
          <table:table-cell table:style-name="ce12" office:value-type="float" office:value="0.782882" calcext:value-type="float">
            <text:p>0.7829</text:p>
          </table:table-cell>
          <table:table-cell table:style-name="ce12" office:value-type="float" office:value="0.763467" calcext:value-type="float">
            <text:p>0.7635</text:p>
          </table:table-cell>
          <table:table-cell table:style-name="ce12" office:value-type="float" office:value="0.773053" calcext:value-type="float">
            <text:p>0.7731</text:p>
          </table:table-cell>
          <table:table-cell table:style-name="ce17" office:value-type="float" office:value="0.884058" calcext:value-type="float">
            <text:p>0.8841</text:p>
          </table:table-cell>
          <table:table-cell table:style-name="ce17" office:value-type="float" office:value="0.862133" calcext:value-type="float">
            <text:p>0.8621</text:p>
          </table:table-cell>
          <table:table-cell table:style-name="ce17" office:value-type="float" office:value="0.872958" calcext:value-type="float">
            <text:p>0.8730</text:p>
          </table:table-cell>
          <table:table-cell table:style-name="ce12" office:value-type="float" office:value="0.773585" calcext:value-type="float">
            <text:p>0.7736</text:p>
          </table:table-cell>
          <table:table-cell table:style-name="ce12" office:value-type="float" office:value="0.7544" calcext:value-type="float">
            <text:p>0.7544</text:p>
          </table:table-cell>
          <table:table-cell table:style-name="ce9" office:value-type="float" office:value="0.763872" calcext:value-type="float">
            <text:p>0.7639</text:p>
          </table:table-cell>
          <table:table-cell table:style-name="ce12" office:value-type="float" office:value="0.881043" calcext:value-type="float">
            <text:p>0.8810</text:p>
          </table:table-cell>
          <table:table-cell table:style-name="ce12" office:value-type="float" office:value="0.879642" calcext:value-type="float">
            <text:p>0.8796</text:p>
          </table:table-cell>
          <table:table-cell table:style-name="ce14" office:value-type="float" office:value="0.880342" calcext:value-type="float">
            <text:p>0.8803</text:p>
          </table:table-cell>
          <table:table-cell table:style-name="ce14" office:value-type="float" office:value="0.429421" calcext:value-type="float">
            <text:p>0.4294</text:p>
          </table:table-cell>
          <table:table-cell table:style-name="ce12" office:value-type="float" office:value="0.89722" calcext:value-type="float">
            <text:p>0.8972</text:p>
          </table:table-cell>
          <table:table-cell table:style-name="ce12" office:value-type="float" office:value="0.895794" calcext:value-type="float">
            <text:p>0.8958</text:p>
          </table:table-cell>
          <table:table-cell table:style-name="ce14" office:value-type="float" office:value="0.896507" calcext:value-type="float">
            <text:p>0.8965</text:p>
          </table:table-cell>
          <table:table-cell table:style-name="ce12" office:value-type="float" office:value="0.435911" calcext:value-type="float">
            <text:p>0.4359</text:p>
          </table:table-cell>
          <table:table-cell table:style-name="ce12" office:value-type="float" office:value="0.815622" calcext:value-type="float">
            <text:p>0.8156</text:p>
          </table:table-cell>
          <table:table-cell table:style-name="ce12" office:value-type="float" office:value="0.81822" calcext:value-type="float">
            <text:p>0.8182</text:p>
          </table:table-cell>
          <table:table-cell table:style-name="ce20" office:value-type="float" office:value="0.816919" calcext:value-type="float">
            <text:p>0.8169</text:p>
          </table:table-cell>
          <table:table-cell table:style-name="ce12" table:number-columns-repeated="11"/>
          <table:table-cell table:style-name="ce17" table:number-columns-repeated="3"/>
          <table:table-cell table:style-name="ce12" table:number-columns-repeated="2"/>
          <table:table-cell table:style-name="ce9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In-House</text:p>
          </table:table-cell>
          <table:table-cell office:value-type="float" office:value="2" calcext:value-type="float">
            <text:p>2</text:p>
          </table:table-cell>
          <table:table-cell table:style-name="ce9" table:formula="of:=([.G45]+[.X45]+[.AI45])/3" office:value-type="float" office:value="0.299993666666667" calcext:value-type="float">
            <text:p>0.3000</text:p>
          </table:table-cell>
          <table:table-cell table:style-name="ce12" office:value-type="float" office:value="0.90093" calcext:value-type="float">
            <text:p>0.9009</text:p>
          </table:table-cell>
          <table:table-cell table:style-name="ce12" office:value-type="float" office:value="0.899035" calcext:value-type="float">
            <text:p>0.8990</text:p>
          </table:table-cell>
          <table:table-cell table:style-name="ce14" office:value-type="float" office:value="0.899981" calcext:value-type="float">
            <text:p>0.9000</text:p>
          </table:table-cell>
          <table:table-cell table:style-name="ce12" office:value-type="float" office:value="0.517577" calcext:value-type="float">
            <text:p>0.5176</text:p>
          </table:table-cell>
          <table:table-cell table:style-name="ce12" office:value-type="float" office:value="0.911593" calcext:value-type="float">
            <text:p>0.9116</text:p>
          </table:table-cell>
          <table:table-cell table:style-name="ce12" office:value-type="float" office:value="0.909676" calcext:value-type="float">
            <text:p>0.9097</text:p>
          </table:table-cell>
          <table:table-cell table:style-name="ce14" office:value-type="float" office:value="0.910634" calcext:value-type="float">
            <text:p>0.9106</text:p>
          </table:table-cell>
          <table:table-cell table:style-name="ce12" office:value-type="float" office:value="0.546241" calcext:value-type="float">
            <text:p>0.5462</text:p>
          </table:table-cell>
          <table:table-cell table:style-name="ce12" office:value-type="float" office:value="0.790653" calcext:value-type="float">
            <text:p>0.7907</text:p>
          </table:table-cell>
          <table:table-cell table:style-name="ce12" office:value-type="float" office:value="0.771467" calcext:value-type="float">
            <text:p>0.7715</text:p>
          </table:table-cell>
          <table:table-cell table:style-name="ce14" office:value-type="float" office:value="0.780942" calcext:value-type="float">
            <text:p>0.7809</text:p>
          </table:table-cell>
          <table:table-cell table:style-name="ce17" office:value-type="float" office:value="0.889041" calcext:value-type="float">
            <text:p>0.8890</text:p>
          </table:table-cell>
          <table:table-cell table:style-name="ce17" office:value-type="float" office:value="0.867467" calcext:value-type="float">
            <text:p>0.8675</text:p>
          </table:table-cell>
          <table:table-cell table:style-name="ce14" office:value-type="float" office:value="0.878121" calcext:value-type="float">
            <text:p>0.8781</text:p>
          </table:table-cell>
          <table:table-cell table:style-name="ce12" office:value-type="float" office:value="0.781908" calcext:value-type="float">
            <text:p>0.7819</text:p>
          </table:table-cell>
          <table:table-cell table:style-name="ce12" office:value-type="float" office:value="0.762933" calcext:value-type="float">
            <text:p>0.7629</text:p>
          </table:table-cell>
          <table:table-cell table:style-name="ce20" office:value-type="float" office:value="0.772304" calcext:value-type="float">
            <text:p>0.7723</text:p>
          </table:table-cell>
          <table:table-cell table:number-columns-repeated="4"/>
          <table:table-cell table:style-name="ce18" table:number-columns-repeated="7"/>
          <table:table-cell table:number-columns-repeated="16"/>
          <table:table-cell table:style-name="ce7"/>
          <table:table-cell table:number-columns-repeated="969"/>
        </table:table-row>
        <table:table-row table:style-name="ro2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9" table:number-rows-spanned="1">
            <text:p>English: Out-of-Domain (Gold Track)</text:p>
          </table:table-cell>
          <table:covered-table-cell table:number-columns-repeated="48"/>
          <table:table-cell table:number-columns-repeated="969"/>
        </table:table-row>
        <table:table-row table:style-name="ro2">
          <table:table-cell table:number-columns-repeated="3"/>
          <table:table-cell table:style-name="ce7"/>
          <table:table-cell table:style-name="ce11" office:value-type="string" calcext:value-type="string" table:number-columns-spanned="17" table:number-rows-spanned="1">
            <text:p>DM</text:p>
          </table:table-cell>
          <table:covered-table-cell table:style-name="ce13"/>
          <table:covered-table-cell table:number-columns-repeated="9" table:style-name="ce4"/>
          <table:covered-table-cell table:number-columns-repeated="3" table:style-name="ce15"/>
          <table:covered-table-cell table:number-columns-repeated="2" table:style-name="ce4"/>
          <table:covered-table-cell table:style-name="ce5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  <table:table-cell table:style-name="ce11" office:value-type="string" calcext:value-type="string" table:number-columns-spanned="17" table:number-rows-spanned="1">
            <text:p>PSD</text:p>
          </table:table-cell>
          <table:covered-table-cell table:number-columns-repeated="15"/>
          <table:covered-table-cell table:style-name="ce7"/>
          <table:table-cell table:number-columns-repeated="969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Run</text:p>
          </table:table-cell>
          <table:table-cell table:style-name="ce8" office:value-type="string" calcext:value-type="string">
            <text:p>A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F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R</text:p>
          </table:table-cell>
          <table:table-cell table:style-name="ce16" office:value-type="string" calcext:value-type="string">
            <text:p>SF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</text:p>
          </table:table-cell>
          <table:table-cell table:style-name="ce8" office:value-type="string" calcext:value-type="string">
            <text:p>FF</text:p>
          </table:table-cell>
          <table:table-cell table:number-columns-repeated="9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rku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G50]+[.X50]+[.AI50])/3" office:value-type="float" office:value="0.835004333333333" calcext:value-type="float">
            <text:p>0.8350</text:p>
          </table:table-cell>
          <table:table-cell table:style-name="ce12" office:value-type="float" office:value="0.842615" calcext:value-type="float">
            <text:p>0.8426</text:p>
          </table:table-cell>
          <table:table-cell table:style-name="ce12" office:value-type="float" office:value="0.800668" calcext:value-type="float">
            <text:p>0.8007</text:p>
          </table:table-cell>
          <table:table-cell table:style-name="ce12" office:value-type="float" office:value="0.821106" calcext:value-type="float">
            <text:p>0.8211</text:p>
          </table:table-cell>
          <table:table-cell table:style-name="ce12" office:value-type="float" office:value="0.206598" calcext:value-type="float">
            <text:p>0.2066</text:p>
          </table:table-cell>
          <table:table-cell table:style-name="ce12" office:value-type="float" office:value="0.87022" calcext:value-type="float">
            <text:p>0.8702</text:p>
          </table:table-cell>
          <table:table-cell table:style-name="ce12" office:value-type="float" office:value="0.826899" calcext:value-type="float">
            <text:p>0.8269</text:p>
          </table:table-cell>
          <table:table-cell table:style-name="ce12" office:value-type="float" office:value="0.848007" calcext:value-type="float">
            <text:p>0.8480</text:p>
          </table:table-cell>
          <table:table-cell table:style-name="ce12" office:value-type="float" office:value="0.23364" calcext:value-type="float">
            <text:p>0.2336</text:p>
          </table:table-cell>
          <table:table-cell table:style-name="ce12" office:value-type="float" office:value="0.621585" calcext:value-type="float">
            <text:p>0.6216</text:p>
          </table:table-cell>
          <table:table-cell table:style-name="ce12" office:value-type="float" office:value="0.606667" calcext:value-type="float">
            <text:p>0.6067</text:p>
          </table:table-cell>
          <table:table-cell table:style-name="ce14" office:value-type="float" office:value="0.614035" calcext:value-type="float">
            <text:p>0.6140</text:p>
          </table:table-cell>
          <table:table-cell table:style-name="ce17" office:value-type="float" office:value="0.622404" calcext:value-type="float">
            <text:p>0.6224</text:p>
          </table:table-cell>
          <table:table-cell table:style-name="ce17" office:value-type="float" office:value="0.607467" calcext:value-type="float">
            <text:p>0.6075</text:p>
          </table:table-cell>
          <table:table-cell table:style-name="ce14" office:value-type="float" office:value="0.614845" calcext:value-type="float">
            <text:p>0.6148</text:p>
          </table:table-cell>
          <table:table-cell table:style-name="ce12" office:value-type="float" office:value="0.434153" calcext:value-type="float">
            <text:p>0.4342</text:p>
          </table:table-cell>
          <table:table-cell table:style-name="ce12" office:value-type="float" office:value="0.423733" calcext:value-type="float">
            <text:p>0.4237</text:p>
          </table:table-cell>
          <table:table-cell table:style-name="ce20" office:value-type="float" office:value="0.42888" calcext:value-type="float">
            <text:p>0.4289</text:p>
          </table:table-cell>
          <table:table-cell table:style-name="ce12" office:value-type="float" office:value="0.935161" calcext:value-type="float">
            <text:p>0.9352</text:p>
          </table:table-cell>
          <table:table-cell table:style-name="ce12" office:value-type="float" office:value="0.923264" calcext:value-type="float">
            <text:p>0.9233</text:p>
          </table:table-cell>
          <table:table-cell table:style-name="ce14" office:value-type="float" office:value="0.929174" calcext:value-type="float">
            <text:p>0.9292</text:p>
          </table:table-cell>
          <table:table-cell table:style-name="ce14" office:value-type="float" office:value="0.474851" calcext:value-type="float">
            <text:p>0.4749</text:p>
          </table:table-cell>
          <table:table-cell table:style-name="ce12" office:value-type="float" office:value="0.948205" calcext:value-type="float">
            <text:p>0.9482</text:p>
          </table:table-cell>
          <table:table-cell table:style-name="ce12" office:value-type="float" office:value="0.936142" calcext:value-type="float">
            <text:p>0.9361</text:p>
          </table:table-cell>
          <table:table-cell table:style-name="ce12" office:value-type="float" office:value="0.942134" calcext:value-type="float">
            <text:p>0.9421</text:p>
          </table:table-cell>
          <table:table-cell table:style-name="ce12" office:value-type="float" office:value="0.491617" calcext:value-type="float">
            <text:p>0.4916</text:p>
          </table:table-cell>
          <table:table-cell table:style-name="ce12" office:value-type="float" office:value="0.837362" calcext:value-type="float">
            <text:p>0.8374</text:p>
          </table:table-cell>
          <table:table-cell table:style-name="ce12" office:value-type="float" office:value="0.838607" calcext:value-type="float">
            <text:p>0.8386</text:p>
          </table:table-cell>
          <table:table-cell table:style-name="ce20" office:value-type="float" office:value="0.837984" calcext:value-type="float">
            <text:p>0.8380</text:p>
          </table:table-cell>
          <table:table-cell table:style-name="ce12" office:value-type="float" office:value="0.777651" calcext:value-type="float">
            <text:p>0.7777</text:p>
          </table:table-cell>
          <table:table-cell table:style-name="ce12" office:value-type="float" office:value="0.733128" calcext:value-type="float">
            <text:p>0.7331</text:p>
          </table:table-cell>
          <table:table-cell table:style-name="ce14" office:value-type="float" office:value="0.754733" calcext:value-type="float">
            <text:p>0.7547</text:p>
          </table:table-cell>
          <table:table-cell table:style-name="ce14" office:value-type="float" office:value="0.171985" calcext:value-type="float">
            <text:p>0.1720</text:p>
          </table:table-cell>
          <table:table-cell table:style-name="ce12" office:value-type="float" office:value="0.923702" calcext:value-type="float">
            <text:p>0.9237</text:p>
          </table:table-cell>
          <table:table-cell table:style-name="ce12" office:value-type="float" office:value="0.870817" calcext:value-type="float">
            <text:p>0.8708</text:p>
          </table:table-cell>
          <table:table-cell table:style-name="ce14" office:value-type="float" office:value="0.89648" calcext:value-type="float">
            <text:p>0.8965</text:p>
          </table:table-cell>
          <table:table-cell table:style-name="ce12" office:value-type="float" office:value="0.408329" calcext:value-type="float">
            <text:p>0.4083</text:p>
          </table:table-cell>
          <table:table-cell table:style-name="ce12" office:value-type="float" office:value="0.605823" calcext:value-type="float">
            <text:p>0.6058</text:p>
          </table:table-cell>
          <table:table-cell table:style-name="ce12" office:value-type="float" office:value="0.610615" calcext:value-type="float">
            <text:p>0.6106</text:p>
          </table:table-cell>
          <table:table-cell table:style-name="ce14" office:value-type="float" office:value="0.608209" calcext:value-type="float">
            <text:p>0.6082</text:p>
          </table:table-cell>
          <table:table-cell table:style-name="ce17" office:value-type="float" office:value="0.633671" calcext:value-type="float">
            <text:p>0.6337</text:p>
          </table:table-cell>
          <table:table-cell table:style-name="ce17" office:value-type="float" office:value="0.638683" calcext:value-type="float">
            <text:p>0.6387</text:p>
          </table:table-cell>
          <table:table-cell table:style-name="ce14" office:value-type="float" office:value="0.636167" calcext:value-type="float">
            <text:p>0.6362</text:p>
          </table:table-cell>
          <table:table-cell table:style-name="ce12" office:value-type="float" office:value="0.422025" calcext:value-type="float">
            <text:p>0.4220</text:p>
          </table:table-cell>
          <table:table-cell table:style-name="ce12" office:value-type="float" office:value="0.425364" calcext:value-type="float">
            <text:p>0.4254</text:p>
          </table:table-cell>
          <table:table-cell table:style-name="ce20" office:value-type="float" office:value="0.423688" calcext:value-type="float">
            <text:p>0.4237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([.G51]+[.X51]+[.AI51])/3" office:value-type="float" office:value="0.832868333333333" calcext:value-type="float">
            <text:p>0.8329</text:p>
          </table:table-cell>
          <table:table-cell table:style-name="ce12" office:value-type="float" office:value="0.83899" calcext:value-type="float">
            <text:p>0.8390</text:p>
          </table:table-cell>
          <table:table-cell table:style-name="ce12" office:value-type="float" office:value="0.804421" calcext:value-type="float">
            <text:p>0.8044</text:p>
          </table:table-cell>
          <table:table-cell table:style-name="ce14" office:value-type="float" office:value="0.821342" calcext:value-type="float">
            <text:p>0.8213</text:p>
          </table:table-cell>
          <table:table-cell table:style-name="ce14" office:value-type="float" office:value="0.208221" calcext:value-type="float">
            <text:p>0.2082</text:p>
          </table:table-cell>
          <table:table-cell table:style-name="ce12" office:value-type="float" office:value="0.867596" calcext:value-type="float">
            <text:p>0.8676</text:p>
          </table:table-cell>
          <table:table-cell table:style-name="ce12" office:value-type="float" office:value="0.831849" calcext:value-type="float">
            <text:p>0.8318</text:p>
          </table:table-cell>
          <table:table-cell table:style-name="ce14" office:value-type="float" office:value="0.849346" calcext:value-type="float">
            <text:p>0.8493</text:p>
          </table:table-cell>
          <table:table-cell table:style-name="ce12" office:value-type="float" office:value="0.234181" calcext:value-type="float">
            <text:p>0.2342</text:p>
          </table:table-cell>
          <table:table-cell table:style-name="ce12" office:value-type="float" office:value="0.613141" calcext:value-type="float">
            <text:p>0.6131</text:p>
          </table:table-cell>
          <table:table-cell table:style-name="ce12" office:value-type="float" office:value="0.599733" calcext:value-type="float">
            <text:p>0.5997</text:p>
          </table:table-cell>
          <table:table-cell table:style-name="ce12" office:value-type="float" office:value="0.606363" calcext:value-type="float">
            <text:p>0.6064</text:p>
          </table:table-cell>
          <table:table-cell table:style-name="ce17" office:value-type="float" office:value="0.618321" calcext:value-type="float">
            <text:p>0.6183</text:p>
          </table:table-cell>
          <table:table-cell table:style-name="ce17" office:value-type="float" office:value="0.6048" calcext:value-type="float">
            <text:p>0.6048</text:p>
          </table:table-cell>
          <table:table-cell table:style-name="ce17" office:value-type="float" office:value="0.611486" calcext:value-type="float">
            <text:p>0.6115</text:p>
          </table:table-cell>
          <table:table-cell table:style-name="ce12" office:value-type="float" office:value="0.428571" calcext:value-type="float">
            <text:p>0.4286</text:p>
          </table:table-cell>
          <table:table-cell table:style-name="ce12" office:value-type="float" office:value="0.4192" calcext:value-type="float">
            <text:p>0.4192</text:p>
          </table:table-cell>
          <table:table-cell table:style-name="ce9" office:value-type="float" office:value="0.423834" calcext:value-type="float">
            <text:p>0.4238</text:p>
          </table:table-cell>
          <table:table-cell table:style-name="ce12" office:value-type="float" office:value="0.9339" calcext:value-type="float">
            <text:p>0.9339</text:p>
          </table:table-cell>
          <table:table-cell table:style-name="ce12" office:value-type="float" office:value="0.924262" calcext:value-type="float">
            <text:p>0.9243</text:p>
          </table:table-cell>
          <table:table-cell table:style-name="ce12" office:value-type="float" office:value="0.929056" calcext:value-type="float">
            <text:p>0.9291</text:p>
          </table:table-cell>
          <table:table-cell table:style-name="ce12" office:value-type="float" office:value="0.472688" calcext:value-type="float">
            <text:p>0.4727</text:p>
          </table:table-cell>
          <table:table-cell table:style-name="ce12" office:value-type="float" office:value="0.947732" calcext:value-type="float">
            <text:p>0.9477</text:p>
          </table:table-cell>
          <table:table-cell table:style-name="ce12" office:value-type="float" office:value="0.93795" calcext:value-type="float">
            <text:p>0.9380</text:p>
          </table:table-cell>
          <table:table-cell table:style-name="ce14" office:value-type="float" office:value="0.942816" calcext:value-type="float">
            <text:p>0.9428</text:p>
          </table:table-cell>
          <table:table-cell table:style-name="ce12" office:value-type="float" office:value="0.492158" calcext:value-type="float">
            <text:p>0.4922</text:p>
          </table:table-cell>
          <table:table-cell table:style-name="ce12" office:value-type="float" office:value="0.829832" calcext:value-type="float">
            <text:p>0.8298</text:p>
          </table:table-cell>
          <table:table-cell table:style-name="ce12" office:value-type="float" office:value="0.830537" calcext:value-type="float">
            <text:p>0.8305</text:p>
          </table:table-cell>
          <table:table-cell table:style-name="ce9" office:value-type="float" office:value="0.830185" calcext:value-type="float">
            <text:p>0.8302</text:p>
          </table:table-cell>
          <table:table-cell table:style-name="ce12" office:value-type="float" office:value="0.765857" calcext:value-type="float">
            <text:p>0.7659</text:p>
          </table:table-cell>
          <table:table-cell table:style-name="ce12" office:value-type="float" office:value="0.731352" calcext:value-type="float">
            <text:p>0.7314</text:p>
          </table:table-cell>
          <table:table-cell table:style-name="ce12" office:value-type="float" office:value="0.748207" calcext:value-type="float">
            <text:p>0.7482</text:p>
          </table:table-cell>
          <table:table-cell table:style-name="ce12" office:value-type="float" office:value="0.164954" calcext:value-type="float">
            <text:p>0.1650</text:p>
          </table:table-cell>
          <table:table-cell table:style-name="ce12" office:value-type="float" office:value="0.916161" calcext:value-type="float">
            <text:p>0.9162</text:p>
          </table:table-cell>
          <table:table-cell table:style-name="ce12" office:value-type="float" office:value="0.874883" calcext:value-type="float">
            <text:p>0.8749</text:p>
          </table:table-cell>
          <table:table-cell table:style-name="ce12" office:value-type="float" office:value="0.895046" calcext:value-type="float">
            <text:p>0.8950</text:p>
          </table:table-cell>
          <table:table-cell table:style-name="ce12" office:value-type="float" office:value="0.405084" calcext:value-type="float">
            <text:p>0.4051</text:p>
          </table:table-cell>
          <table:table-cell table:style-name="ce12" office:value-type="float" office:value="0.602181" calcext:value-type="float">
            <text:p>0.6022</text:p>
          </table:table-cell>
          <table:table-cell table:style-name="ce12" office:value-type="float" office:value="0.606022" calcext:value-type="float">
            <text:p>0.6060</text:p>
          </table:table-cell>
          <table:table-cell table:style-name="ce12" office:value-type="float" office:value="0.604095" calcext:value-type="float">
            <text:p>0.6041</text:p>
          </table:table-cell>
          <table:table-cell table:style-name="ce17" office:value-type="float" office:value="0.633114" calcext:value-type="float">
            <text:p>0.6331</text:p>
          </table:table-cell>
          <table:table-cell table:style-name="ce17" office:value-type="float" office:value="0.637152" calcext:value-type="float">
            <text:p>0.6372</text:p>
          </table:table-cell>
          <table:table-cell table:style-name="ce17" office:value-type="float" office:value="0.635127" calcext:value-type="float">
            <text:p>0.6351</text:p>
          </table:table-cell>
          <table:table-cell table:style-name="ce12" office:value-type="float" office:value="0.415061" calcext:value-type="float">
            <text:p>0.4151</text:p>
          </table:table-cell>
          <table:table-cell table:style-name="ce12" office:value-type="float" office:value="0.417709" calcext:value-type="float">
            <text:p>0.4177</text:p>
          </table:table-cell>
          <table:table-cell table:style-name="ce9" office:value-type="float" office:value="0.416381" calcext:value-type="float">
            <text:p>0.4164</text:p>
          </table:table-cell>
          <table:table-cell table:number-columns-repeated="969"/>
        </table:table-row>
        <table:table-row table:style-name="ro2">
          <table:table-cell table:number-columns-repeated="1018"/>
        </table:table-row>
        <table:table-row table:style-name="ro2" table:number-rows-repeated="16"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3"/>
          <table:table-cell table:number-columns-repeated="1000"/>
        </table:table-row>
        <table:table-row table:style-name="ro2">
          <table:table-cell table:number-columns-repeated="1018"/>
        </table:table-row>
        <table:table-row table:style-name="ro2" table:number-rows-repeated="29"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3"/>
          <table:table-cell table:number-columns-repeated="1000"/>
        </table:table-row>
        <table:table-row table:style-name="ro2" table:number-rows-repeated="1048477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chinese" table:style-name="ta1">
        <table:table-column table:style-name="co1" table:default-cell-style-name="ce2"/>
        <table:table-column table:style-name="co6" table:default-cell-style-name="Default"/>
        <table:table-column table:style-name="co7" table:default-cell-style-name="ce5"/>
        <table:table-column table:style-name="co4" table:number-columns-repeated="10" table:default-cell-style-name="ce12"/>
        <table:table-column table:style-name="co4" table:default-cell-style-name="ce9"/>
        <table:table-row table:style-name="ro1">
          <table:table-cell table:style-name="ce1" office:value-type="string" calcext:value-type="string" table:number-columns-spanned="14" table:number-rows-spanned="1">
            <text:p>Chinese: In-Domain (Closed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 office:value-type="float" office:value="0.847453" calcext:value-type="float">
            <text:p>0.8475</text:p>
          </table:table-cell>
          <table:table-cell office:value-type="float" office:value="0.82147" calcext:value-type="float">
            <text:p>0.8215</text:p>
          </table:table-cell>
          <table:table-cell table:style-name="ce14" office:value-type="float" office:value="0.834259" calcext:value-type="float">
            <text:p>0.8343</text:p>
          </table:table-cell>
          <table:table-cell office:value-type="float" office:value="0.28086" calcext:value-type="float">
            <text:p>0.2809</text:p>
          </table:table-cell>
          <table:table-cell office:value-type="float" office:value="0.863844" calcext:value-type="float">
            <text:p>0.8638</text:p>
          </table:table-cell>
          <table:table-cell office:value-type="float" office:value="0.837358" calcext:value-type="float">
            <text:p>0.8374</text:p>
          </table:table-cell>
          <table:table-cell table:style-name="ce14" office:value-type="float" office:value="0.850395" calcext:value-type="float">
            <text:p>0.8504</text:p>
          </table:table-cell>
          <table:table-cell office:value-type="float" office:value="0.293672" calcext:value-type="float">
            <text:p>0.2937</text:p>
          </table:table-cell>
          <table:table-cell office:value-type="float" office:value="0.670315" calcext:value-type="float">
            <text:p>0.6703</text:p>
          </table:table-cell>
          <table:table-cell office:value-type="float" office:value="0.651667" calcext:value-type="float">
            <text:p>0.6517</text:p>
          </table:table-cell>
          <table:table-cell office:value-type="float" office:value="0.660859" calcext:value-type="float">
            <text:p>0.6609</text:p>
          </table:table-cell>
        </table:table-row>
        <table:table-row table:style-name="ro2">
          <table:table-cell/>
          <table:table-cell office:value-type="string" calcext:value-type="string">
            <text:p>Peking</text:p>
          </table:table-cell>
          <table:table-cell office:value-type="float" office:value="1" calcext:value-type="float">
            <text:p>1</text:p>
          </table:table-cell>
          <table:table-cell office:value-type="float" office:value="0.84517" calcext:value-type="float">
            <text:p>0.8452</text:p>
          </table:table-cell>
          <table:table-cell office:value-type="float" office:value="0.817363" calcext:value-type="float">
            <text:p>0.8174</text:p>
          </table:table-cell>
          <table:table-cell office:value-type="float" office:value="0.831034" calcext:value-type="float">
            <text:p>0.8310</text:p>
          </table:table-cell>
          <table:table-cell office:value-type="float" office:value="0.270053" calcext:value-type="float">
            <text:p>0.2701</text:p>
          </table:table-cell>
          <table:table-cell office:value-type="float" office:value="0.861754" calcext:value-type="float">
            <text:p>0.8618</text:p>
          </table:table-cell>
          <table:table-cell office:value-type="float" office:value="0.833402" calcext:value-type="float">
            <text:p>0.8334</text:p>
          </table:table-cell>
          <table:table-cell office:value-type="float" office:value="0.847341" calcext:value-type="float">
            <text:p>0.8473</text:p>
          </table:table-cell>
          <table:table-cell office:value-type="float" office:value="0.28242" calcext:value-type="float">
            <text:p>0.2824</text:p>
          </table:table-cell>
          <table:table-cell office:value-type="float" office:value="0.65864" calcext:value-type="float">
            <text:p>0.6586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4707" calcext:value-type="float">
            <text:p>0.64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office:value-type="float" office:value="0.831188" calcext:value-type="float">
            <text:p>0.8312</text:p>
          </table:table-cell>
          <table:table-cell office:value-type="float" office:value="0.818383" calcext:value-type="float">
            <text:p>0.8184</text:p>
          </table:table-cell>
          <table:table-cell office:value-type="float" office:value="0.824736" calcext:value-type="float">
            <text:p>0.8247</text:p>
          </table:table-cell>
          <table:table-cell table:style-name="ce14" office:value-type="float" office:value="0.28877" calcext:value-type="float">
            <text:p>0.2888</text:p>
          </table:table-cell>
          <table:table-cell office:value-type="float" office:value="0.847676" calcext:value-type="float">
            <text:p>0.8477</text:p>
          </table:table-cell>
          <table:table-cell office:value-type="float" office:value="0.834617" calcext:value-type="float">
            <text:p>0.8346</text:p>
          </table:table-cell>
          <table:table-cell office:value-type="float" office:value="0.841096" calcext:value-type="float">
            <text:p>0.8411</text:p>
          </table:table-cell>
          <table:table-cell office:value-type="float" office:value="0.301693" calcext:value-type="float">
            <text:p>0.3017</text:p>
          </table:table-cell>
          <table:table-cell office:value-type="float" office:value="0.66383" calcext:value-type="float">
            <text:p>0.6638</text:p>
          </table:table-cell>
          <table:table-cell office:value-type="float" office:value="0.657153" calcext:value-type="float">
            <text:p>0.6572</text:p>
          </table:table-cell>
          <table:table-cell table:style-name="ce20" office:value-type="float" office:value="0.660475" calcext:value-type="float">
            <text:p>0.6605</text:p>
          </table:table-cell>
        </table:table-row>
        <table:table-row table:style-name="ro2">
          <table:table-cell/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  <table:table-cell office:value-type="float" office:value="0.863398" calcext:value-type="float">
            <text:p>0.8634</text:p>
          </table:table-cell>
          <table:table-cell office:value-type="float" office:value="0.78372" calcext:value-type="float">
            <text:p>0.7837</text:p>
          </table:table-cell>
          <table:table-cell office:value-type="float" office:value="0.821632" calcext:value-type="float">
            <text:p>0.8216</text:p>
          </table:table-cell>
          <table:table-cell office:value-type="float" office:value="0.243761" calcext:value-type="float">
            <text:p>0.2438</text:p>
          </table:table-cell>
          <table:table-cell office:value-type="float" office:value="0.87905" calcext:value-type="float">
            <text:p>0.8791</text:p>
          </table:table-cell>
          <table:table-cell office:value-type="float" office:value="0.797929" calcext:value-type="float">
            <text:p>0.7979</text:p>
          </table:table-cell>
          <table:table-cell office:value-type="float" office:value="0.836527" calcext:value-type="float">
            <text:p>0.8365</text:p>
          </table:table-cell>
          <table:table-cell office:value-type="float" office:value="0.253231" calcext:value-type="float">
            <text:p>0.2532</text:p>
          </table:table-cell>
          <table:table-cell office:value-type="float" office:value="0.654848" calcext:value-type="float">
            <text:p>0.6548</text:p>
          </table:table-cell>
          <table:table-cell office:value-type="float" office:value="0.61872" calcext:value-type="float">
            <text:p>0.6187</text:p>
          </table:table-cell>
          <table:table-cell office:value-type="float" office:value="0.636272" calcext:value-type="float">
            <text:p>0.636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float" office:value="0.838091" calcext:value-type="float">
            <text:p>0.838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20223" calcext:value-type="float">
            <text:p>0.8202</text:p>
          </table:table-cell>
          <table:table-cell office:value-type="float" office:value="0.23262" calcext:value-type="float">
            <text:p>0.2326</text:p>
          </table:table-cell>
          <table:table-cell office:value-type="float" office:value="0.855598" calcext:value-type="float">
            <text:p>0.8556</text:p>
          </table:table-cell>
          <table:table-cell office:value-type="float" office:value="0.819876" calcext:value-type="float">
            <text:p>0.8199</text:p>
          </table:table-cell>
          <table:table-cell office:value-type="float" office:value="0.837356" calcext:value-type="float">
            <text:p>0.8374</text:p>
          </table:table-cell>
          <table:table-cell office:value-type="float" office:value="0.244318" calcext:value-type="float">
            <text:p>0.2443</text:p>
          </table:table-cell>
          <table:table-cell office:value-type="float" office:value="0.668778" calcext:value-type="float">
            <text:p>0.6688</text:p>
          </table:table-cell>
          <table:table-cell office:value-type="float" office:value="0.65247" calcext:value-type="float">
            <text:p>0.6525</text:p>
          </table:table-cell>
          <table:table-cell office:value-type="float" office:value="0.660523" calcext:value-type="float">
            <text:p>0.66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insk</text:p>
          </table:table-cell>
          <table:table-cell office:value-type="float" office:value="2" calcext:value-type="float">
            <text:p>2</text:p>
          </table:table-cell>
          <table:table-cell office:value-type="float" office:value="0.792653" calcext:value-type="float">
            <text:p>0.7927</text:p>
          </table:table-cell>
          <table:table-cell office:value-type="float" office:value="0.761504" calcext:value-type="float">
            <text:p>0.7615</text:p>
          </table:table-cell>
          <table:table-cell office:value-type="float" office:value="0.776766" calcext:value-type="float">
            <text:p>0.7768</text:p>
          </table:table-cell>
          <table:table-cell office:value-type="float" office:value="0.189171" calcext:value-type="float">
            <text:p>0.1892</text:p>
          </table:table-cell>
          <table:table-cell office:value-type="float" office:value="0.817043" calcext:value-type="float">
            <text:p>0.8170</text:p>
          </table:table-cell>
          <table:table-cell office:value-type="float" office:value="0.784936" calcext:value-type="float">
            <text:p>0.7849</text:p>
          </table:table-cell>
          <table:table-cell office:value-type="float" office:value="0.800668" calcext:value-type="float">
            <text:p>0.8007</text:p>
          </table:table-cell>
          <table:table-cell office:value-type="float" office:value="0.210784" calcext:value-type="float">
            <text:p>0.2108</text:p>
          </table:table-cell>
          <table:table-cell office:value-type="float" office:value="0.591728" calcext:value-type="float">
            <text:p>0.5917</text:p>
          </table:table-cell>
          <table:table-cell office:value-type="float" office:value="0.573249" calcext:value-type="float">
            <text:p>0.5732</text:p>
          </table:table-cell>
          <table:table-cell office:value-type="float" office:value="0.582342" calcext:value-type="float">
            <text:p>0.5823</text:p>
          </table:table-cell>
        </table:table-row>
        <table:table-row table:style-name="ro2">
          <table:table-cell/>
          <table:table-cell office:value-type="string" calcext:value-type="string">
            <text:p>Minsk</text:p>
          </table:table-cell>
          <table:table-cell office:value-type="float" office:value="1" calcext:value-type="float">
            <text:p>1</text:p>
          </table:table-cell>
          <table:table-cell office:value-type="float" office:value="0.791673" calcext:value-type="float">
            <text:p>0.7917</text:p>
          </table:table-cell>
          <table:table-cell office:value-type="float" office:value="0.76119" calcext:value-type="float">
            <text:p>0.7612</text:p>
          </table:table-cell>
          <table:table-cell office:value-type="float" office:value="0.776132" calcext:value-type="float">
            <text:p>0.7761</text:p>
          </table:table-cell>
          <table:table-cell office:value-type="float" office:value="0.189394" calcext:value-type="float">
            <text:p>0.1894</text:p>
          </table:table-cell>
          <table:table-cell office:value-type="float" office:value="0.816484" calcext:value-type="float">
            <text:p>0.8165</text:p>
          </table:table-cell>
          <table:table-cell office:value-type="float" office:value="0.785045" calcext:value-type="float">
            <text:p>0.7850</text:p>
          </table:table-cell>
          <table:table-cell office:value-type="float" office:value="0.800456" calcext:value-type="float">
            <text:p>0.8005</text:p>
          </table:table-cell>
          <table:table-cell office:value-type="float" office:value="0.211787" calcext:value-type="float">
            <text:p>0.2118</text:p>
          </table:table-cell>
          <table:table-cell office:value-type="float" office:value="0.590023" calcext:value-type="float">
            <text:p>0.5900</text:p>
          </table:table-cell>
          <table:table-cell office:value-type="float" office:value="0.572889" calcext:value-type="float">
            <text:p>0.5729</text:p>
          </table:table-cell>
          <table:table-cell office:value-type="float" office:value="0.58133" calcext:value-type="float">
            <text:p>0.5813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10"/>
          <table:table-cell table:style-name="ce12"/>
        </table:table-row>
        <table:table-row table:style-name="ro1">
          <table:table-cell table:style-name="ce1" office:value-type="string" calcext:value-type="string" table:number-columns-spanned="14" table:number-rows-spanned="1">
            <text:p>Chinese: In-Domain (Open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AS</text:p>
          </table:table-cell>
          <table:covered-table-cell table:number-columns-repeated="9" table:style-name="ce21"/>
          <table:covered-table-cell table:style-name="ce2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rku</text:p>
          </table:table-cell>
          <table:table-cell office:value-type="float" office:value="2" calcext:value-type="float">
            <text:p>2</text:p>
          </table:table-cell>
          <table:table-cell office:value-type="float" office:value="0.808077" calcext:value-type="float">
            <text:p>0.8081</text:p>
          </table:table-cell>
          <table:table-cell office:value-type="float" office:value="0.785118" calcext:value-type="float">
            <text:p>0.7851</text:p>
          </table:table-cell>
          <table:table-cell table:style-name="ce14" office:value-type="float" office:value="0.796432" calcext:value-type="float">
            <text:p>0.7964</text:p>
          </table:table-cell>
          <table:table-cell table:style-name="ce14" office:value-type="float" office:value="0.196413" calcext:value-type="float">
            <text:p>0.1964</text:p>
          </table:table-cell>
          <table:table-cell office:value-type="float" office:value="0.825545" calcext:value-type="float">
            <text:p>0.8255</text:p>
          </table:table-cell>
          <table:table-cell office:value-type="float" office:value="0.80209" calcext:value-type="float">
            <text:p>0.8021</text:p>
          </table:table-cell>
          <table:table-cell table:style-name="ce14" office:value-type="float" office:value="0.813648" calcext:value-type="float">
            <text:p>0.8136</text:p>
          </table:table-cell>
          <table:table-cell office:value-type="float" office:value="0.199086" calcext:value-type="float">
            <text:p>0.1991</text:p>
          </table:table-cell>
          <table:table-cell office:value-type="float" office:value="0.626387" calcext:value-type="float">
            <text:p>0.6264</text:p>
          </table:table-cell>
          <table:table-cell office:value-type="float" office:value="0.614619" calcext:value-type="float">
            <text:p>0.6146</text:p>
          </table:table-cell>
          <table:table-cell office:value-type="float" office:value="0.620448" calcext:value-type="float">
            <text:p>0.6204</text:p>
          </table:table-cell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office:value-type="float" office:value="1" calcext:value-type="float">
            <text:p>1</text:p>
          </table:table-cell>
          <table:table-cell office:value-type="float" office:value="0.799043" calcext:value-type="float">
            <text:p>0.7990</text:p>
          </table:table-cell>
          <table:table-cell office:value-type="float" office:value="0.782277" calcext:value-type="float">
            <text:p>0.7823</text:p>
          </table:table-cell>
          <table:table-cell office:value-type="float" office:value="0.790571" calcext:value-type="float">
            <text:p>0.7906</text:p>
          </table:table-cell>
          <table:table-cell office:value-type="float" office:value="0.177139" calcext:value-type="float">
            <text:p>0.1771</text:p>
          </table:table-cell>
          <table:table-cell office:value-type="float" office:value="0.81922" calcext:value-type="float">
            <text:p>0.8192</text:p>
          </table:table-cell>
          <table:table-cell office:value-type="float" office:value="0.80203" calcext:value-type="float">
            <text:p>0.8020</text:p>
          </table:table-cell>
          <table:table-cell office:value-type="float" office:value="0.810534" calcext:value-type="float">
            <text:p>0.8105</text:p>
          </table:table-cell>
          <table:table-cell office:value-type="float" office:value="0.182598" calcext:value-type="float">
            <text:p>0.1826</text:p>
          </table:table-cell>
          <table:table-cell office:value-type="float" office:value="0.628718" calcext:value-type="float">
            <text:p>0.6287</text:p>
          </table:table-cell>
          <table:table-cell office:value-type="float" office:value="0.619136" calcext:value-type="float">
            <text:p>0.6191</text:p>
          </table:table-cell>
          <table:table-cell table:style-name="ce20" office:value-type="float" office:value="0.62389" calcext:value-type="float">
            <text:p>0.6239</text:p>
          </table:table-cell>
        </table:table-row>
      </table:table>
      <table:table table:name="czech" table:style-name="ta1">
        <table:table-column table:style-name="co8" table:default-cell-style-name="ce2"/>
        <table:table-column table:style-name="co9" table:default-cell-style-name="Default"/>
        <table:table-column table:style-name="co10" table:default-cell-style-name="ce5"/>
        <table:table-column table:style-name="co4" table:number-columns-repeated="10" table:default-cell-style-name="ce12"/>
        <table:table-column table:style-name="co4" table:default-cell-style-name="ce9"/>
        <table:table-row table:style-name="ro1">
          <table:table-cell table:style-name="ce1" office:value-type="string" calcext:value-type="string" table:number-columns-spanned="14" table:number-rows-spanned="1">
            <text:p>Czech: In-Domain (Closed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SD</text:p>
          </table:table-cell>
          <table:covered-table-cell table:number-columns-repeated="9" table:style-name="Default"/>
          <table:covered-table-cell table:style-name="ce7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float" office:value="0.835184" calcext:value-type="float">
            <text:p>0.8352</text:p>
          </table:table-cell>
          <table:table-cell office:value-type="float" office:value="0.755435" calcext:value-type="float">
            <text:p>0.7554</text:p>
          </table:table-cell>
          <table:table-cell table:style-name="ce14" office:value-type="float" office:value="0.79331" calcext:value-type="float">
            <text:p>0.7933</text:p>
          </table:table-cell>
          <table:table-cell table:style-name="ce14" office:value-type="float" office:value="0.11976" calcext:value-type="float">
            <text:p>0.1198</text:p>
          </table:table-cell>
          <table:table-cell office:value-type="float" office:value="0.901536" calcext:value-type="float">
            <text:p>0.9015</text:p>
          </table:table-cell>
          <table:table-cell office:value-type="float" office:value="0.815452" calcext:value-type="float">
            <text:p>0.8155</text:p>
          </table:table-cell>
          <table:table-cell table:style-name="ce14" office:value-type="float" office:value="0.856336" calcext:value-type="float">
            <text:p>0.8563</text:p>
          </table:table-cell>
          <table:table-cell office:value-type="float" office:value="0.194611" calcext:value-type="float">
            <text:p>0.1946</text:p>
          </table:table-cell>
          <table:table-cell office:value-type="float" office:value="0.562622" calcext:value-type="float">
            <text:p>0.5626</text:p>
          </table:table-cell>
          <table:table-cell office:value-type="float" office:value="0.555556" calcext:value-type="float">
            <text:p>0.5556</text:p>
          </table:table-cell>
          <table:table-cell table:style-name="ce20" office:value-type="float" office:value="0.559067" calcext:value-type="float">
            <text:p>0.55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king</text:p>
          </table:table-cell>
          <table:table-cell office:value-type="float" office:value="1" calcext:value-type="float">
            <text:p>1</text:p>
          </table:table-cell>
          <table:table-cell office:value-type="float" office:value="0.836133" calcext:value-type="float">
            <text:p>0.8361</text:p>
          </table:table-cell>
          <table:table-cell office:value-type="float" office:value="0.738935" calcext:value-type="float">
            <text:p>0.7389</text:p>
          </table:table-cell>
          <table:table-cell office:value-type="float" office:value="0.784535" calcext:value-type="float">
            <text:p>0.7845</text:p>
          </table:table-cell>
          <table:table-cell office:value-type="float" office:value="0.116766" calcext:value-type="float">
            <text:p>0.1168</text:p>
          </table:table-cell>
          <table:table-cell office:value-type="float" office:value="0.912423" calcext:value-type="float">
            <text:p>0.9124</text:p>
          </table:table-cell>
          <table:table-cell office:value-type="float" office:value="0.806357" calcext:value-type="float">
            <text:p>0.8064</text:p>
          </table:table-cell>
          <table:table-cell office:value-type="float" office:value="0.856117" calcext:value-type="float">
            <text:p>0.8561</text:p>
          </table:table-cell>
          <table:table-cell office:value-type="float" office:value="0.216766" calcext:value-type="float">
            <text:p>0.2168</text:p>
          </table:table-cell>
          <table:table-cell office:value-type="float" office:value="0.558809" calcext:value-type="float">
            <text:p>0.5588</text:p>
          </table:table-cell>
          <table:table-cell office:value-type="float" office:value="0.548551" calcext:value-type="float">
            <text:p>0.5486</text:p>
          </table:table-cell>
          <table:table-cell office:value-type="float" office:value="0.553632" calcext:value-type="float">
            <text:p>0.5536</text:p>
          </table:table-cell>
        </table:table-row>
        <table:table-row table:style-name="ro2">
          <table:table-cell/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 office:value-type="float" office:value="0.819096" calcext:value-type="float">
            <text:p>0.8191</text:p>
          </table:table-cell>
          <table:table-cell office:value-type="float" office:value="0.743432" calcext:value-type="float">
            <text:p>0.7434</text:p>
          </table:table-cell>
          <table:table-cell office:value-type="float" office:value="0.779432" calcext:value-type="float">
            <text:p>0.7794</text:p>
          </table:table-cell>
          <table:table-cell office:value-type="float" office:value="0.114371" calcext:value-type="float">
            <text:p>0.1144</text:p>
          </table:table-cell>
          <table:table-cell office:value-type="float" office:value="0.896733" calcext:value-type="float">
            <text:p>0.8967</text:p>
          </table:table-cell>
          <table:table-cell office:value-type="float" office:value="0.813897" calcext:value-type="float">
            <text:p>0.8139</text:p>
          </table:table-cell>
          <table:table-cell office:value-type="float" office:value="0.853309" calcext:value-type="float">
            <text:p>0.8533</text:p>
          </table:table-cell>
          <table:table-cell office:value-type="float" office:value="0.212575" calcext:value-type="float">
            <text:p>0.2126</text:p>
          </table:table-cell>
          <table:table-cell office:value-type="float" office:value="0.546035" calcext:value-type="float">
            <text:p>0.5460</text:p>
          </table:table-cell>
          <table:table-cell office:value-type="float" office:value="0.537198" calcext:value-type="float">
            <text:p>0.5372</text:p>
          </table:table-cell>
          <table:table-cell office:value-type="float" office:value="0.54158" calcext:value-type="float">
            <text:p>0.54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office:value-type="float" office:value="0.787685" calcext:value-type="float">
            <text:p>0.7877</text:p>
          </table:table-cell>
          <table:table-cell office:value-type="float" office:value="0.721927" calcext:value-type="float">
            <text:p>0.7219</text:p>
          </table:table-cell>
          <table:table-cell office:value-type="float" office:value="0.753374" calcext:value-type="float">
            <text:p>0.7534</text:p>
          </table:table-cell>
          <table:table-cell office:value-type="float" office:value="0.098204" calcext:value-type="float">
            <text:p>0.0982</text:p>
          </table:table-cell>
          <table:table-cell office:value-type="float" office:value="0.863978" calcext:value-type="float">
            <text:p>0.8640</text:p>
          </table:table-cell>
          <table:table-cell office:value-type="float" office:value="0.791851" calcext:value-type="float">
            <text:p>0.7919</text:p>
          </table:table-cell>
          <table:table-cell office:value-type="float" office:value="0.826344" calcext:value-type="float">
            <text:p>0.8263</text:p>
          </table:table-cell>
          <table:table-cell office:value-type="float" office:value="0.180838" calcext:value-type="float">
            <text:p>0.1808</text:p>
          </table:table-cell>
          <table:table-cell office:value-type="float" office:value="0.512231" calcext:value-type="float">
            <text:p>0.5122</text:p>
          </table:table-cell>
          <table:table-cell office:value-type="float" office:value="0.505797" calcext:value-type="float">
            <text:p>0.5058</text:p>
          </table:table-cell>
          <table:table-cell office:value-type="float" office:value="0.508994" calcext:value-type="float">
            <text:p>0.5090</text:p>
          </table:table-cell>
        </table:table-row>
        <table:table-row table:style-name="ro2">
          <table:table-cell/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  <table:table-cell office:value-type="float" office:value="0.786613" calcext:value-type="float">
            <text:p>0.7866</text:p>
          </table:table-cell>
          <table:table-cell office:value-type="float" office:value="0.718445" calcext:value-type="float">
            <text:p>0.7184</text:p>
          </table:table-cell>
          <table:table-cell office:value-type="float" office:value="0.750985" calcext:value-type="float">
            <text:p>0.7510</text:p>
          </table:table-cell>
          <table:table-cell office:value-type="float" office:value="0.098204" calcext:value-type="float">
            <text:p>0.0982</text:p>
          </table:table-cell>
          <table:table-cell office:value-type="float" office:value="0.865726" calcext:value-type="float">
            <text:p>0.8657</text:p>
          </table:table-cell>
          <table:table-cell office:value-type="float" office:value="0.790702" calcext:value-type="float">
            <text:p>0.7907</text:p>
          </table:table-cell>
          <table:table-cell office:value-type="float" office:value="0.826515" calcext:value-type="float">
            <text:p>0.8265</text:p>
          </table:table-cell>
          <table:table-cell office:value-type="float" office:value="0.192216" calcext:value-type="float">
            <text:p>0.1922</text:p>
          </table:table-cell>
          <table:table-cell office:value-type="float" office:value="0.514349" calcext:value-type="float">
            <text:p>0.5143</text:p>
          </table:table-cell>
          <table:table-cell office:value-type="float" office:value="0.506522" calcext:value-type="float">
            <text:p>0.5065</text:p>
          </table:table-cell>
          <table:table-cell office:value-type="float" office:value="0.510405" calcext:value-type="float">
            <text:p>0.5104</text:p>
          </table:table-cell>
        </table:table-row>
        <table:table-row table:style-name="ro2">
          <table:table-cell table:number-columns-repeated="2"/>
          <table:table-cell table:style-name="ce6"/>
          <table:table-cell table:number-columns-repeated="10"/>
          <table:table-cell table:style-name="ce12"/>
        </table:table-row>
        <table:table-row table:style-name="ro1">
          <table:table-cell table:style-name="ce1" office:value-type="string" calcext:value-type="string" table:number-columns-spanned="14" table:number-rows-spanned="1">
            <text:p>Czech: In-Domain (Open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SD</text:p>
          </table:table-cell>
          <table:covered-table-cell table:number-columns-repeated="9" table:style-name="Default"/>
          <table:covered-table-cell table:style-name="ce7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rku</text:p>
          </table:table-cell>
          <table:table-cell office:value-type="float" office:value="1" calcext:value-type="float">
            <text:p>1</text:p>
          </table:table-cell>
          <table:table-cell office:value-type="float" office:value="0.775303" calcext:value-type="float">
            <text:p>0.7753</text:p>
          </table:table-cell>
          <table:table-cell office:value-type="float" office:value="0.73197" calcext:value-type="float">
            <text:p>0.7320</text:p>
          </table:table-cell>
          <table:table-cell table:style-name="ce14" office:value-type="float" office:value="0.753013" calcext:value-type="float">
            <text:p>0.7530</text:p>
          </table:table-cell>
          <table:table-cell table:style-name="ce14" office:value-type="float" office:value="0.082036" calcext:value-type="float">
            <text:p>0.0820</text:p>
          </table:table-cell>
          <table:table-cell office:value-type="float" office:value="0.854917" calcext:value-type="float">
            <text:p>0.8549</text:p>
          </table:table-cell>
          <table:table-cell office:value-type="float" office:value="0.807134" calcext:value-type="float">
            <text:p>0.8071</text:p>
          </table:table-cell>
          <table:table-cell table:style-name="ce14" office:value-type="float" office:value="0.830339" calcext:value-type="float">
            <text:p>0.8303</text:p>
          </table:table-cell>
          <table:table-cell office:value-type="float" office:value="0.147305" calcext:value-type="float">
            <text:p>0.1473</text:p>
          </table:table-cell>
          <table:table-cell office:value-type="float" office:value="0.533894" calcext:value-type="float">
            <text:p>0.5339</text:p>
          </table:table-cell>
          <table:table-cell office:value-type="float" office:value="0.551691" calcext:value-type="float">
            <text:p>0.5517</text:p>
          </table:table-cell>
          <table:table-cell table:style-name="ce20" office:value-type="float" office:value="0.542647" calcext:value-type="float">
            <text:p>0.5426</text:p>
          </table:table-cell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office:value-type="float" office:value="2" calcext:value-type="float">
            <text:p>2</text:p>
          </table:table-cell>
          <table:table-cell office:value-type="float" office:value="0.755872" calcext:value-type="float">
            <text:p>0.7559</text:p>
          </table:table-cell>
          <table:table-cell office:value-type="float" office:value="0.725816" calcext:value-type="float">
            <text:p>0.7258</text:p>
          </table:table-cell>
          <table:table-cell office:value-type="float" office:value="0.740539" calcext:value-type="float">
            <text:p>0.7405</text:p>
          </table:table-cell>
          <table:table-cell office:value-type="float" office:value="0.074251" calcext:value-type="float">
            <text:p>0.0743</text:p>
          </table:table-cell>
          <table:table-cell office:value-type="float" office:value="0.839959" calcext:value-type="float">
            <text:p>0.8400</text:p>
          </table:table-cell>
          <table:table-cell office:value-type="float" office:value="0.80656" calcext:value-type="float">
            <text:p>0.8066</text:p>
          </table:table-cell>
          <table:table-cell office:value-type="float" office:value="0.822921" calcext:value-type="float">
            <text:p>0.8229</text:p>
          </table:table-cell>
          <table:table-cell office:value-type="float" office:value="0.138922" calcext:value-type="float">
            <text:p>0.1389</text:p>
          </table:table-cell>
          <table:table-cell office:value-type="float" office:value="0.510109" calcext:value-type="float">
            <text:p>0.5101</text:p>
          </table:table-cell>
          <table:table-cell office:value-type="float" office:value="0.530193" calcext:value-type="float">
            <text:p>0.5302</text:p>
          </table:table-cell>
          <table:table-cell office:value-type="float" office:value="0.519957" calcext:value-type="float">
            <text:p>0.5200</text:p>
          </table:table-cell>
        </table:table-row>
        <table:table-row table:style-name="ro2">
          <table:table-cell table:number-columns-repeated="2"/>
          <table:table-cell table:style-name="ce6"/>
          <table:table-cell table:number-columns-repeated="10"/>
          <table:table-cell table:style-name="ce12"/>
        </table:table-row>
        <table:table-row table:style-name="ro1">
          <table:table-cell table:style-name="ce1" office:value-type="string" calcext:value-type="string" table:number-columns-spanned="14" table:number-rows-spanned="1">
            <text:p>Czech: Out-of-Domain (Closed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SD</text:p>
          </table:table-cell>
          <table:covered-table-cell table:number-columns-repeated="9" table:style-name="Default"/>
          <table:covered-table-cell table:style-name="ce7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king</text:p>
          </table:table-cell>
          <table:table-cell office:value-type="float" office:value="2" calcext:value-type="float">
            <text:p>2</text:p>
          </table:table-cell>
          <table:table-cell office:value-type="float" office:value="0.694135" calcext:value-type="float">
            <text:p>0.6941</text:p>
          </table:table-cell>
          <table:table-cell office:value-type="float" office:value="0.600174" calcext:value-type="float">
            <text:p>0.6002</text:p>
          </table:table-cell>
          <table:table-cell table:style-name="ce14" office:value-type="float" office:value="0.643744" calcext:value-type="float">
            <text:p>0.6437</text:p>
          </table:table-cell>
          <table:table-cell table:style-name="ce14" office:value-type="float" office:value="0.114619" calcext:value-type="float">
            <text:p>0.1146</text:p>
          </table:table-cell>
          <table:table-cell office:value-type="float" office:value="0.885804" calcext:value-type="float">
            <text:p>0.8858</text:p>
          </table:table-cell>
          <table:table-cell office:value-type="float" office:value="0.765898" calcext:value-type="float">
            <text:p>0.7659</text:p>
          </table:table-cell>
          <table:table-cell table:style-name="ce14" office:value-type="float" office:value="0.821499" calcext:value-type="float">
            <text:p>0.8215</text:p>
          </table:table-cell>
          <table:table-cell office:value-type="float" office:value="0.277842" calcext:value-type="float">
            <text:p>0.2778</text:p>
          </table:table-cell>
          <table:table-cell office:value-type="float" office:value="0.492882" calcext:value-type="float">
            <text:p>0.4929</text:p>
          </table:table-cell>
          <table:table-cell office:value-type="float" office:value="0.483575" calcext:value-type="float">
            <text:p>0.4836</text:p>
          </table:table-cell>
          <table:table-cell table:style-name="ce20" office:value-type="float" office:value="0.488185" calcext:value-type="float">
            <text:p>0.4882</text:p>
          </table:table-cell>
        </table:table-row>
        <table:table-row table:style-name="ro2">
          <table:table-cell/>
          <table:table-cell office:value-type="string" calcext:value-type="string">
            <text:p>Peking</text:p>
          </table:table-cell>
          <table:table-cell office:value-type="float" office:value="1" calcext:value-type="float">
            <text:p>1</text:p>
          </table:table-cell>
          <table:table-cell office:value-type="float" office:value="0.677534" calcext:value-type="float">
            <text:p>0.6775</text:p>
          </table:table-cell>
          <table:table-cell office:value-type="float" office:value="0.608021" calcext:value-type="float">
            <text:p>0.6080</text:p>
          </table:table-cell>
          <table:table-cell office:value-type="float" office:value="0.640898" calcext:value-type="float">
            <text:p>0.6409</text:p>
          </table:table-cell>
          <table:table-cell office:value-type="float" office:value="0.110792" calcext:value-type="float">
            <text:p>0.1108</text:p>
          </table:table-cell>
          <table:table-cell office:value-type="float" office:value="0.866698" calcext:value-type="float">
            <text:p>0.8667</text:p>
          </table:table-cell>
          <table:table-cell office:value-type="float" office:value="0.777778" calcext:value-type="float">
            <text:p>0.7778</text:p>
          </table:table-cell>
          <table:table-cell office:value-type="float" office:value="0.819834" calcext:value-type="float">
            <text:p>0.8198</text:p>
          </table:table-cell>
          <table:table-cell office:value-type="float" office:value="0.274971" calcext:value-type="float">
            <text:p>0.2750</text:p>
          </table:table-cell>
          <table:table-cell office:value-type="float" office:value="0.485766" calcext:value-type="float">
            <text:p>0.4858</text:p>
          </table:table-cell>
          <table:table-cell office:value-type="float" office:value="0.478547" calcext:value-type="float">
            <text:p>0.4785</text:p>
          </table:table-cell>
          <table:table-cell office:value-type="float" office:value="0.48213" calcext:value-type="float">
            <text:p>0.48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sbon</text:p>
          </table:table-cell>
          <table:table-cell office:value-type="float" office:value="1" calcext:value-type="float">
            <text:p>1</text:p>
          </table:table-cell>
          <table:table-cell office:value-type="float" office:value="0.679351" calcext:value-type="float">
            <text:p>0.6794</text:p>
          </table:table-cell>
          <table:table-cell office:value-type="float" office:value="0.596142" calcext:value-type="float">
            <text:p>0.5961</text:p>
          </table:table-cell>
          <table:table-cell office:value-type="float" office:value="0.635032" calcext:value-type="float">
            <text:p>0.6350</text:p>
          </table:table-cell>
          <table:table-cell office:value-type="float" office:value="0.111558" calcext:value-type="float">
            <text:p>0.1116</text:p>
          </table:table-cell>
          <table:table-cell office:value-type="float" office:value="0.865776" calcext:value-type="float">
            <text:p>0.8658</text:p>
          </table:table-cell>
          <table:table-cell office:value-type="float" office:value="0.759733" calcext:value-type="float">
            <text:p>0.7597</text:p>
          </table:table-cell>
          <table:table-cell office:value-type="float" office:value="0.809296" calcext:value-type="float">
            <text:p>0.8093</text:p>
          </table:table-cell>
          <table:table-cell office:value-type="float" office:value="0.239571" calcext:value-type="float">
            <text:p>0.2396</text:p>
          </table:table-cell>
          <table:table-cell office:value-type="float" office:value="0.434393" calcext:value-type="float">
            <text:p>0.4344</text:p>
          </table:table-cell>
          <table:table-cell office:value-type="float" office:value="0.427598" calcext:value-type="float">
            <text:p>0.4276</text:p>
          </table:table-cell>
          <table:table-cell office:value-type="float" office:value="0.430968" calcext:value-type="float">
            <text:p>0.43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iga</text:p>
          </table:table-cell>
          <table:table-cell office:value-type="float" office:value="2" calcext:value-type="float">
            <text:p>2</text:p>
          </table:table-cell>
          <table:table-cell office:value-type="float" office:value="0.645007" calcext:value-type="float">
            <text:p>0.6450</text:p>
          </table:table-cell>
          <table:table-cell office:value-type="float" office:value="0.584436" calcext:value-type="float">
            <text:p>0.5844</text:p>
          </table:table-cell>
          <table:table-cell office:value-type="float" office:value="0.613229" calcext:value-type="float">
            <text:p>0.6132</text:p>
          </table:table-cell>
          <table:table-cell office:value-type="float" office:value="0.099694" calcext:value-type="float">
            <text:p>0.0997</text:p>
          </table:table-cell>
          <table:table-cell office:value-type="float" office:value="0.82789" calcext:value-type="float">
            <text:p>0.8279</text:p>
          </table:table-cell>
          <table:table-cell office:value-type="float" office:value="0.750145" calcext:value-type="float">
            <text:p>0.7501</text:p>
          </table:table-cell>
          <table:table-cell office:value-type="float" office:value="0.787103" calcext:value-type="float">
            <text:p>0.7871</text:p>
          </table:table-cell>
          <table:table-cell office:value-type="float" office:value="0.232683" calcext:value-type="float">
            <text:p>0.2327</text:p>
          </table:table-cell>
          <table:table-cell office:value-type="float" office:value="0.444844" calcext:value-type="float">
            <text:p>0.4448</text:p>
          </table:table-cell>
          <table:table-cell office:value-type="float" office:value="0.442011" calcext:value-type="float">
            <text:p>0.4420</text:p>
          </table:table-cell>
          <table:table-cell office:value-type="float" office:value="0.443423" calcext:value-type="float">
            <text:p>0.4434</text:p>
          </table:table-cell>
        </table:table-row>
        <table:table-row table:style-name="ro2">
          <table:table-cell/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office:value-type="float" office:value="0.642945" calcext:value-type="float">
            <text:p>0.6429</text:p>
          </table:table-cell>
          <table:table-cell office:value-type="float" office:value="0.578314" calcext:value-type="float">
            <text:p>0.5783</text:p>
          </table:table-cell>
          <table:table-cell office:value-type="float" office:value="0.608919" calcext:value-type="float">
            <text:p>0.6089</text:p>
          </table:table-cell>
          <table:table-cell office:value-type="float" office:value="0.100459" calcext:value-type="float">
            <text:p>0.1005</text:p>
          </table:table-cell>
          <table:table-cell office:value-type="float" office:value="0.830431" calcext:value-type="float">
            <text:p>0.8304</text:p>
          </table:table-cell>
          <table:table-cell office:value-type="float" office:value="0.746954" calcext:value-type="float">
            <text:p>0.7470</text:p>
          </table:table-cell>
          <table:table-cell office:value-type="float" office:value="0.786483" calcext:value-type="float">
            <text:p>0.7865</text:p>
          </table:table-cell>
          <table:table-cell office:value-type="float" office:value="0.242633" calcext:value-type="float">
            <text:p>0.2426</text:p>
          </table:table-cell>
          <table:table-cell office:value-type="float" office:value="0.444532" calcext:value-type="float">
            <text:p>0.4445</text:p>
          </table:table-cell>
          <table:table-cell office:value-type="float" office:value="0.439665" calcext:value-type="float">
            <text:p>0.4397</text:p>
          </table:table-cell>
          <table:table-cell office:value-type="float" office:value="0.442085" calcext:value-type="float">
            <text:p>0.4421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10"/>
          <table:table-cell table:style-name="ce12"/>
        </table:table-row>
        <table:table-row table:style-name="ro1">
          <table:table-cell table:style-name="ce1" office:value-type="string" calcext:value-type="string" table:number-columns-spanned="14" table:number-rows-spanned="1">
            <text:p>Czech: Out-of-Domain (Open Track)</text:p>
          </table:table-cell>
          <table:covered-table-cell/>
          <table:covered-table-cell table:style-name="ce4"/>
          <table:covered-table-cell table:number-columns-repeated="11" table:style-name="Default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1" table:number-rows-spanned="1">
            <text:p>PSD</text:p>
          </table:table-cell>
          <table:covered-table-cell table:number-columns-repeated="9" table:style-name="Default"/>
          <table:covered-table-cell table:style-name="ce7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eam</text:p>
          </table:table-cell>
          <table:table-cell table:style-name="ce8" office:value-type="string" calcext:value-type="string">
            <text:p>Run</text:p>
          </table:table-cell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F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PR</text:p>
          </table:table-cell>
          <table:table-cell table:style-name="ce8" office:value-type="string" calcext:value-type="string">
            <text:p>P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rku</text:p>
          </table:table-cell>
          <table:table-cell office:value-type="float" office:value="1" calcext:value-type="float">
            <text:p>1</text:p>
          </table:table-cell>
          <table:table-cell office:value-type="float" office:value="0.651115" calcext:value-type="float">
            <text:p>0.6511</text:p>
          </table:table-cell>
          <table:table-cell office:value-type="float" office:value="0.623499" calcext:value-type="float">
            <text:p>0.6235</text:p>
          </table:table-cell>
          <table:table-cell table:style-name="ce14" office:value-type="float" office:value="0.637008" calcext:value-type="float">
            <text:p>0.6370</text:p>
          </table:table-cell>
          <table:table-cell table:style-name="ce14" office:value-type="float" office:value="0.073287" calcext:value-type="float">
            <text:p>0.0733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13374" calcext:value-type="float">
            <text:p>0.8134</text:p>
          </table:table-cell>
          <table:table-cell table:style-name="ce14" office:value-type="float" office:value="0.830997" calcext:value-type="float">
            <text:p>0.8310</text:p>
          </table:table-cell>
          <table:table-cell office:value-type="float" office:value="0.201684" calcext:value-type="float">
            <text:p>0.2017</text:p>
          </table:table-cell>
          <table:table-cell office:value-type="float" office:value="0.49527" calcext:value-type="float">
            <text:p>0.4953</text:p>
          </table:table-cell>
          <table:table-cell office:value-type="float" office:value="0.52648" calcext:value-type="float">
            <text:p>0.5265</text:p>
          </table:table-cell>
          <table:table-cell table:style-name="ce20" office:value-type="float" office:value="0.510399" calcext:value-type="float">
            <text:p>0.5104</text:p>
          </table:table-cell>
        </table:table-row>
        <table:table-row table:style-name="ro2">
          <table:table-cell/>
          <table:table-cell office:value-type="string" calcext:value-type="string">
            <text:p>Turku</text:p>
          </table:table-cell>
          <table:table-cell office:value-type="float" office:value="2" calcext:value-type="float">
            <text:p>2</text:p>
          </table:table-cell>
          <table:table-cell office:value-type="float" office:value="0.638484" calcext:value-type="float">
            <text:p>0.6385</text:p>
          </table:table-cell>
          <table:table-cell office:value-type="float" office:value="0.62537" calcext:value-type="float">
            <text:p>0.6254</text:p>
          </table:table-cell>
          <table:table-cell office:value-type="float" office:value="0.631859" calcext:value-type="float">
            <text:p>0.6319</text:p>
          </table:table-cell>
          <table:table-cell office:value-type="float" office:value="0.072331" calcext:value-type="float">
            <text:p>0.0723</text:p>
          </table:table-cell>
          <table:table-cell office:value-type="float" office:value="0.833526" calcext:value-type="float">
            <text:p>0.8335</text:p>
          </table:table-cell>
          <table:table-cell office:value-type="float" office:value="0.816406" calcext:value-type="float">
            <text:p>0.8164</text:p>
          </table:table-cell>
          <table:table-cell office:value-type="float" office:value="0.824877" calcext:value-type="float">
            <text:p>0.8249</text:p>
          </table:table-cell>
          <table:table-cell office:value-type="float" office:value="0.185993" calcext:value-type="float">
            <text:p>0.1860</text:p>
          </table:table-cell>
          <table:table-cell office:value-type="float" office:value="0.470717" calcext:value-type="float">
            <text:p>0.4707</text:p>
          </table:table-cell>
          <table:table-cell office:value-type="float" office:value="0.502905" calcext:value-type="float">
            <text:p>0.5029</text:p>
          </table:table-cell>
          <table:table-cell office:value-type="float" office:value="0.486279" calcext:value-type="float">
            <text:p>0.4863</text:p>
          </table:table-cell>
        </table:table-row>
      </table:table>
      <table:named-expressions/>
      <table:database-ranges>
        <table:database-range table:name="__Anonymous_Sheet_DB__0" table:target-range-address="english.A88:english.T92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10:01:50.877472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5-02-06T10:07:18.449598534</dc:date>
    <dc:creator>Stephan Oepen</dc:creator>
    <meta:editing-duration>PT2H18M43S</meta:editing-duration>
    <meta:editing-cycles>73</meta:editing-cycles>
    <meta:document-statistic meta:table-count="3" meta:cell-count="1996" meta:object-count="0"/>
  </office:meta>
</office:document-meta>
</file>